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Standard">
      <style:paragraph-properties fo:margin-left="0.5in" fo:margin-right="0in" fo:margin-top="0in" fo:margin-bottom="0in" loext:contextual-spacing="false" fo:line-height="100%" fo:text-align="justify" style:justify-single-word="false" fo:text-indent="-0.5in" style:auto-text-indent="false"/>
      <style:text-properties style:font-name="Liberation Sans Narrow" fo:font-size="11pt" officeooo:paragraph-rsid="0006bb77" style:font-size-asian="11pt" style:font-size-complex="11pt"/>
    </style:style>
    <style:style style:name="P2" style:family="paragraph" style:parent-style-name="Standard">
      <style:paragraph-properties fo:margin-top="0in" fo:margin-bottom="0in" loext:contextual-spacing="false" fo:line-height="100%" fo:text-align="justify" style:justify-single-word="false"/>
      <style:text-properties style:font-name="Liberation Sans Narrow" fo:font-size="11pt" fo:language="es" fo:country="ES" officeooo:paragraph-rsid="0006bb77" style:font-size-asian="11pt" style:font-size-complex="11pt"/>
    </style:style>
    <style:style style:name="P3" style:family="paragraph" style:parent-style-name="Standard">
      <style:paragraph-properties fo:margin-top="0in" fo:margin-bottom="0in" loext:contextual-spacing="false" fo:line-height="100%" fo:text-align="justify" style:justify-single-word="false"/>
      <style:text-properties style:font-name="Liberation Sans Narrow" fo:font-size="10pt" officeooo:paragraph-rsid="0006bb77" style:font-size-asian="10pt" style:font-size-complex="10pt"/>
    </style:style>
    <style:style style:name="P4" style:family="paragraph" style:parent-style-name="Standard">
      <style:paragraph-properties fo:margin-top="0in" fo:margin-bottom="0in" loext:contextual-spacing="false" fo:line-height="100%" fo:text-align="justify" style:justify-single-word="false"/>
      <style:text-properties style:font-name="Liberation Sans Narrow" fo:font-size="10pt" officeooo:rsid="0006e8e6" officeooo:paragraph-rsid="0006e8e6" style:font-size-asian="10pt" style:font-size-complex="10pt"/>
    </style:style>
    <style:style style:name="P5" style:family="paragraph" style:parent-style-name="Standard">
      <style:paragraph-properties fo:margin-top="0in" fo:margin-bottom="0in" loext:contextual-spacing="false" fo:line-height="100%" fo:text-align="end" style:justify-single-word="false"/>
      <style:text-properties style:font-name="Liberation Sans Narrow" fo:font-size="10pt" officeooo:rsid="0006e8e6" officeooo:paragraph-rsid="000b0b7a" style:font-size-asian="10pt"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Liberation Sans Narrow" fo:font-size="10pt" fo:language="es" fo:country="ES" officeooo:paragraph-rsid="0006bb77" style:font-size-asian="10pt" style:font-size-complex="10pt"/>
    </style:style>
    <style:style style:name="P7" style:family="paragraph" style:parent-style-name="Standard" style:master-page-name="Standard">
      <style:paragraph-properties fo:margin-top="0in" fo:margin-bottom="0in" loext:contextual-spacing="false" fo:line-height="100%" fo:text-align="justify" style:justify-single-word="false" style:page-number="1"/>
      <style:text-properties style:font-name="Liberation Sans Narrow" fo:font-size="12pt" officeooo:paragraph-rsid="0006bb77" style:font-size-asian="12pt" style:font-size-complex="12pt"/>
    </style:style>
    <style:style style:name="P8" style:family="paragraph" style:parent-style-name="Standard">
      <style:paragraph-properties fo:margin-top="0in" fo:margin-bottom="0in" loext:contextual-spacing="fals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fo:language="es" fo:country="ES" officeooo:paragraph-rsid="0006bb77" style:font-size-asian="11pt" style:font-size-complex="11pt"/>
    </style:style>
    <style:style style:name="P9" style:family="paragraph" style:parent-style-name="Standard">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10" style:family="paragraph" style:parent-style-name="Standard" style:list-style-name="L2">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11" style:family="paragraph" style:parent-style-name="Standard" style:list-style-name="L3">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12" style:family="paragraph" style:parent-style-name="Standard" style:list-style-name="L4">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13" style:family="paragraph" style:parent-style-name="Standard" style:list-style-name="L5">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14" style:family="paragraph" style:parent-style-name="Standard" style:list-style-name="L6">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15" style:family="paragraph" style:parent-style-name="Standard" style:list-style-name="L7">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16" style:family="paragraph" style:parent-style-name="Standard" style:list-style-name="L8">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17" style:family="paragraph" style:parent-style-name="Standard" style:list-style-name="L9">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18" style:family="paragraph" style:parent-style-name="Standard" style:list-style-name="L10">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19" style:family="paragraph" style:parent-style-name="Standard" style:list-style-name="L11">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20" style:family="paragraph" style:parent-style-name="Standard" style:list-style-name="L12">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21" style:family="paragraph" style:parent-style-name="Standard" style:list-style-name="L13">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22" style:family="paragraph" style:parent-style-name="Standard" style:list-style-name="L14">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23" style:family="paragraph" style:parent-style-name="Standard" style:list-style-name="L15">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24" style:family="paragraph" style:parent-style-name="Standard" style:list-style-name="L16">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25" style:family="paragraph" style:parent-style-name="Standard" style:list-style-name="L17">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26" style:family="paragraph" style:parent-style-name="Standard" style:list-style-name="L18">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27" style:family="paragraph" style:parent-style-name="Standard" style:list-style-name="L19">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28" style:family="paragraph" style:parent-style-name="Standard" style:list-style-name="L20">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29" style:family="paragraph" style:parent-style-name="Standard" style:list-style-name="L21">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30" style:family="paragraph" style:parent-style-name="Standard" style:list-style-name="L22">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31" style:family="paragraph" style:parent-style-name="Standard" style:list-style-name="L23">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32" style:family="paragraph" style:parent-style-name="Standard" style:list-style-name="L27">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33" style:family="paragraph" style:parent-style-name="Standard" style:list-style-name="L28">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34" style:family="paragraph" style:parent-style-name="Standard" style:list-style-name="L29">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35" style:family="paragraph" style:parent-style-name="Standard" style:list-style-name="L30">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36" style:family="paragraph" style:parent-style-name="Standard" style:list-style-name="L31">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6bb77" style:font-size-asian="11pt" style:font-size-complex="11pt" fo:hyphenate="true" fo:hyphenation-remain-char-count="2" fo:hyphenation-push-char-count="2"/>
    </style:style>
    <style:style style:name="P37" style:family="paragraph" style:parent-style-name="Standard">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1e9b4f" style:font-size-asian="11pt" style:font-size-complex="11pt" fo:hyphenate="true" fo:hyphenation-remain-char-count="2" fo:hyphenation-push-char-count="2"/>
    </style:style>
    <style:style style:name="P38" style:family="paragraph" style:parent-style-name="Standard">
      <style:paragraph-properties fo:margin-top="0in" fo:margin-bottom="0in" loext:contextual-spacing="false" fo:line-height="100%" fo:text-align="justify" style:justify-single-word="false" fo:hyphenation-ladder-count="no-limit" style:writing-mode="page"/>
      <style:text-properties style:font-name="Liberation Sans Narrow" fo:font-size="11pt" fo:language="es" fo:country="ES" officeooo:paragraph-rsid="0006bb77" style:font-size-asian="11pt" style:font-size-complex="11pt" fo:hyphenate="true" fo:hyphenation-remain-char-count="2" fo:hyphenation-push-char-count="2"/>
    </style:style>
    <style:style style:name="P39" style:family="paragraph" style:parent-style-name="Standard" style:list-style-name="L1">
      <style:paragraph-properties fo:margin-top="0in" fo:margin-bottom="0in" loext:contextual-spacing="false" fo:line-height="100%" fo:text-align="justify" style:justify-single-word="false" fo:hyphenation-ladder-count="no-limit" style:writing-mode="page"/>
      <style:text-properties officeooo:paragraph-rsid="0006bb77" fo:hyphenate="true" fo:hyphenation-remain-char-count="2" fo:hyphenation-push-char-count="2"/>
    </style:style>
    <style:style style:name="P40" style:family="paragraph" style:parent-style-name="Standard" style:list-style-name="L24">
      <style:paragraph-properties fo:margin-top="0in" fo:margin-bottom="0in" loext:contextual-spacing="false" fo:line-height="100%" fo:text-align="justify" style:justify-single-word="false" fo:hyphenation-ladder-count="no-limit" style:writing-mode="page"/>
      <style:text-properties officeooo:paragraph-rsid="0006bb77" fo:hyphenate="true" fo:hyphenation-remain-char-count="2" fo:hyphenation-push-char-count="2"/>
    </style:style>
    <style:style style:name="P41" style:family="paragraph" style:parent-style-name="Standard" style:list-style-name="L25">
      <style:paragraph-properties fo:margin-top="0in" fo:margin-bottom="0in" loext:contextual-spacing="false" fo:line-height="100%" fo:text-align="justify" style:justify-single-word="false" fo:hyphenation-ladder-count="no-limit" style:writing-mode="page"/>
      <style:text-properties officeooo:paragraph-rsid="0006bb77" fo:hyphenate="true" fo:hyphenation-remain-char-count="2" fo:hyphenation-push-char-count="2"/>
    </style:style>
    <style:style style:name="P42" style:family="paragraph" style:parent-style-name="Standard" style:list-style-name="L26">
      <style:paragraph-properties fo:margin-top="0in" fo:margin-bottom="0in" loext:contextual-spacing="false" fo:line-height="100%" fo:text-align="justify" style:justify-single-word="false" fo:hyphenation-ladder-count="no-limit" style:writing-mode="page"/>
      <style:text-properties officeooo:paragraph-rsid="0006bb77" fo:hyphenate="true" fo:hyphenation-remain-char-count="2" fo:hyphenation-push-char-count="2"/>
    </style:style>
    <style:style style:name="P43" style:family="paragraph" style:parent-style-name="Heading_20_1">
      <style:paragraph-properties fo:text-align="center" style:justify-single-word="false"/>
      <style:text-properties fo:font-size="18pt" style:font-size-asian="18pt" style:font-size-complex="18pt"/>
    </style:style>
    <style:style style:name="P44" style:family="paragraph" style:parent-style-name="Heading_20_2">
      <style:paragraph-properties fo:text-align="center" style:justify-single-word="false" fo:break-before="page"/>
      <style:text-properties officeooo:rsid="001a9764" officeooo:paragraph-rsid="001a9764"/>
    </style:style>
    <style:style style:name="P45" style:family="paragraph" style:parent-style-name="Heading_20_2" style:master-page-name="">
      <style:paragraph-properties fo:hyphenation-ladder-count="no-limit" style:page-number="auto" style:writing-mode="page"/>
      <style:text-properties fo:hyphenate="true" fo:hyphenation-remain-char-count="2" fo:hyphenation-push-char-count="2"/>
    </style:style>
    <style:style style:name="P46" style:family="paragraph" style:parent-style-name="Heading_20_2">
      <style:paragraph-properties fo:hyphenation-ladder-count="no-limit" style:writing-mode="page"/>
      <style:text-properties fo:hyphenate="true" fo:hyphenation-remain-char-count="2" fo:hyphenation-push-char-count="2"/>
    </style:style>
    <style:style style:name="T1" style:family="text">
      <style:text-properties fo:language="es" fo:country="ES"/>
    </style:style>
    <style:style style:name="T2" style:family="text">
      <style:text-properties fo:language="es" fo:country="ES" fo:font-style="italic" style:font-style-asian="italic"/>
    </style:style>
    <style:style style:name="T3" style:family="text">
      <style:text-properties fo:font-variant="small-caps" fo:language="es" fo:country="ES"/>
    </style:style>
    <style:style style:name="T4" style:family="text">
      <style:text-properties officeooo:rsid="0009fafc"/>
    </style:style>
    <style:style style:name="T5" style:family="text">
      <style:text-properties style:font-name="Liberation Sans Narrow" fo:font-size="11pt" fo:language="es" fo:country="ES" style:font-size-asian="11pt" style:font-size-complex="11pt"/>
    </style:style>
    <style:style style:name="T6" style:family="text">
      <style:text-properties officeooo:rsid="001c50d0"/>
    </style:style>
    <style:style style:name="Sect1" style:family="section">
      <style:section-properties text:dont-balance-text-columns="false" style:editable="false">
        <style:columns fo:column-count="2" fo:column-gap="0.25in">
          <style:column style:rel-width="4657*" fo:start-indent="0in" fo:end-indent="0.1252in"/>
          <style:column style:rel-width="4657*"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María José Salinas Miranda</text:span></text:p>
      <text:p text:style-name="P3"><text:span text:style-name="T1">Facultad de Ciencias de la Salud</text:span></text:p>
      <text:p text:style-name="P3"><text:span text:style-name="T1">Universidad del Norte</text:span></text:p>
      <text:p text:style-name="P4"><text:span text:style-name="T1">Rev UN Med 2017 6(1): 175-249</text:span></text:p>
      <text:p text:style-name="P2"/>
      <text:h text:style-name="P43" text:outline-level="1"><text:bookmark text:name="__DdeLink__1463_55664467"/>Importancia de la utilización de <text:span text:style-name="T4">p</text:span>lantillas <text:span text:style-name="T4">p</text:span>ropioceptivas en la <text:span text:style-name="T4">c</text:span>orrección del <text:span text:style-name="T4">p</text:span>rotocolo CNT</text:h>
      <text:p text:style-name="P8"/>
      <text:h text:style-name="Heading_20_2" text:outline-level="2">RESUMEN</text:h>
      <text:p text:style-name="P3"><text:span text:style-name="T1">El sistema postural, está influido por lo que se denominan receptores posturales entre los que destacan el receptor podal y ocular cuyas informaciones junto a la propiocepción global son claves. Además hay zonas como la articulación temporomandibular y receptores dentales que a través de la aferencias-eferencias trigeminales condicionan efectos notables sobre la postura. Determinar la importancia de la utilización de plantillas propioceptivas en la corrección del protocolo CNT es de gran valor para medir aproximadamente la magnitud de la influencia de los estímulos podales en la postura. En el protocolo C se observó que el 49% de los pacientes poseen el MM.SS derecho más largo, el 30% el lado izquierdo y solo el 21% tienen los MM.SS simétricos. En el protocolo N se observó que el 63% de los pacientes tienen a cresta iliaca derecha descendida, el 31% la cresta iliaca izquierda descendida y en el 6% se encuentran simétricas. En la evaluación del protocolo T la mayoría de los pacientes poseen la tensión paravertebral asimétrica con un 91%, mientras que solo el 9% de las pacientes poseen tensión paravertebral simétrica.</text:span></text:p>
      <text:p text:style-name="P6"/>
      <text:p text:style-name="P3"><text:span text:style-name="T2">Palabras claves:</text:span><text:span text:style-name="T1"> sistema postural, plantillas propioceptivas, receptores posturales, protocolo CNT</text:span></text:p>
      <text:p text:style-name="P8"/>
      <text:p text:style-name="P2"/>
      <text:section text:style-name="Sect1" text:name="Section1">
        <text:h text:style-name="P45" text:outline-level="2">INTRODUCCIÓN</text:h>
        <text:p text:style-name="P9"><text:span text:style-name="T1">En un contexto clínico es común observar a un sujeto con una postura aparentemente “buena” que sin embargo presenta con considerable dolor. Por el contrario, individuos con una mala postura demostrable pueden hallarse relativamente libres de dolor. Braggins (2000) confirma esto al señalar: Muy poco se ha realizado desde el punto de vista científico para medir la observación clínica de que una mala postura puede conducir a la disfunción, la que a su ves puede producir dolor. Sin embargo es lógico suponer que la mala postura impone demandas adaptativas a los tejidos que los predisponen a una disfunción consecutiva y probablemente a padecer dolor cuando se experimentan demandas compensatorias adicionales que exceden la capacidad de adaptación de los tejidos. Asimismo, es posible que las demandas compensatorias inhiban la función normal, por ejemplo de la respiración, a veces incluso dramáticamente, de manera tal que los efectos puedan no ser fácilmente registrables para el sujeto, por ejemplo, falta de concentración mental, fatiga crónica, falta de sueño (Chaitow 60).</text:span></text:p>
        <text:p text:style-name="P9"><text:span text:style-name="T1"><text:tab/>Los kinesiólogos tenemos, desde hace unos años atrás, una nueva forma de influir sobre una postura alterada mediante la utilización de plantillas propioceptivas, las cuales tiene propiedades muy distintas a las plantilla mecánicas que se utilizan hace ya, varias décadas. Éstas, consisten en la confección de plantillas maleables con estímulos que activan el sistema de control postural fino atraves de los barorreceptores que se encuentran en la planta de los pies. Éste sistema postural fino está integrado además, por los propioceptores articulares, el sistema visual, músculos oculomotores, sistema vesicular y la articulación temporomandibular (ATM).</text:span></text:p>
        <text:p text:style-name="P9"><text:span text:style-name="T1"><text:tab/>Para la prescripción de las plantillas propioceptivas, se utiliza un sistema de evaluación llamado protocolo CNT que evalúa la longitud de los miembros superiores (C), nivel de crestas iliacas (N) y la tensión de la musculatura paravertebral (T). De acuerdo con el resultado de ésta evaluación se prescriben los estímulos que llevarán las plantillas para la corrección de las alteraciones. Lo ideal sería, que la utilización de éstas plantillas valla acompañada de terapia kinésica, en cualquiera de sus ramas, como por ejemplo Reeducación Postural Global, Pilates, Estiramientos musculares etc.</text:span></text:p>
        <text:p text:style-name="P38"/>
        <text:h text:style-name="P46" text:outline-level="2">FORMULACIÓN DEL PROBLEMA</text:h>
        <text:p text:style-name="P9"><text:span text:style-name="T1">Son muy poco los individuos que son portadores de una postura ideal, normalmente equilibrada y simétrica. La diferencia en la longitud de los miembros superiores (C), el desnivel pélvico (N) y la diferencia de tensión de </text:span><text:soft-page-break/><text:span text:style-name="T1">la caena muscular posterior (T) son alteraciones posturales que a su vez causan otros disvalances en la postur, aumentando así el gasto de energía para toda la musculatura y un mayor desgaste óseo. Todas estas alteraciones en conjunto, son causantes de una gran variedad de dolores en todo el cuerpo, como ser; dolores en los pies, en los tobillos, en las rodillas, caderas, zona lumbar, dorsal y cervical, por lo que la calidad de vida del paciente no es la mejor que se puede esperar.</text:span></text:p>
        <text:p text:style-name="P38"/>
        <text:h text:style-name="P46" text:outline-level="2">JUSTIFICACIÓN DEL PROBLEMA</text:h>
        <text:p text:style-name="P9"><text:span text:style-name="T1">Gracias a la utilización de plantillas propioceptivas se pueden corregir estas alteraciones posturales, lo que lleva a un menor gasto de enrgía, disminución en la fricción articular, y por lo tanto un mayor rendimiento y tiempo de efectividad del organismo. Si la corrección se realiza a tiempo, también se evitara que las alteraciones pasen de ser posturales o musculares a estructurales y permanentes, las cuales pueden ir aumentando con el paso de los años.</text:span></text:p>
        <text:p text:style-name="P38"/>
        <text:h text:style-name="P46" text:outline-level="2">OBJETIVOS DE LA INVESTIGACIÓN</text:h>
        <text:p text:style-name="P9"><text:span text:style-name="T2">Generales</text:span></text:p>
        <text:list xml:id="list320678478" text:style-name="L1">
          <text:list-item>
            <text:p text:style-name="P39"><text:span text:style-name="T5">Determinar la importancia de la utilización de plantillas propioceptivas en la corrección del protocolo CNT.</text:span></text:p>
          </text:list-item>
        </text:list>
        <text:p text:style-name="P38"/>
        <text:p text:style-name="P9"><text:span text:style-name="T2">Específicos</text:span></text:p>
        <text:list xml:id="list1046213489" text:style-name="L2">
          <text:list-item>
            <text:p text:style-name="P10"><text:span text:style-name="T1">Analizar las evaluaciones posturales hechas en bipedestación en cara anterior, posterior y lateral.</text:span></text:p>
          </text:list-item>
          <text:list-item>
            <text:p text:style-name="P10"><text:span text:style-name="T1">Recopilar datos de baropodometría estática y dinámica.</text:span></text:p>
          </text:list-item>
          <text:list-item>
            <text:p text:style-name="P10"><text:span text:style-name="T1">Determinar los estudios para corregir el postura.</text:span></text:p>
          </text:list-item>
          <text:list-item>
            <text:p text:style-name="P10"><text:span text:style-name="T1">Determinar otras posibles causas por las cuales pueda estar alterado el CNT, en caso que no se corrija con los estímulos propioceptivos plantares.</text:span></text:p>
          </text:list-item>
        </text:list>
        <text:p text:style-name="P38"/>
        <text:h text:style-name="P46" text:outline-level="2">MARCO TEÓRICO</text:h>
        <text:p text:style-name="P9"><text:span text:style-name="T2">Generalidades del pie</text:span></text:p>
        <text:p text:style-name="P9"><text:span text:style-name="T1">El pie humano ha evolucionado desde un órgano flexible prensil que era, para convertirse en un sistema de sustentación relativamente rígido. Algunos dicen que la evolución del pie no ha sido del todo eficaz o por lo menos ha sido incompleta. Por ejemplo, todavía están los músculos funcionales para la prensión, aunque no son tan importantes (Philip 182). El pie está diseñado para desarrollar de forma indolora una serie de actividades físicas cuyos fundamentos son la carga del peso del organismo y la deambulación. Estas acciones básicas pueden complicarse de forma casi ilimitada para ejecutar las distintas funciones a las que el pie es sometido por el hombre en su vida cotidiana, laboral, artística o deportiva. Las pequeñas articulaciones que componen el pie proporcionan flexibilidad y adaptabilidad para que este órgano pueda soportar condiciones extremas de trabajo (Llanos 1).</text:span></text:p>
        <text:p text:style-name="P38"/>
        <text:p text:style-name="P9"><text:span text:style-name="T2">Anatomía del pie</text:span></text:p>
        <text:p text:style-name="P9"><text:span text:style-name="T1">El pie consta de 33 articulaciones y 26 huesos (Philip 182). Está formado por la bóveda y el antepié, separadas por la articulación tarsometatarsiana o de Lisfranc. A su vez, la bóveda está divida en retropié y mediopié, estando el primero formado por el calcáneo y el astrágalo, y el segundo por el escafoides, cuboides y las tres cuñas. La articulación mediotarsiana o de Chopart es la doble articulación astragaloescafoidea y calcaneocuboidea, y separa el mediopié del retropié (Llanos 1). El esqueleto del antepié está formado por los metatarsianos y las falanges de los dedos, formando entre sí las articulaciones metatarsofalángicas, intermetatarsianas y las interfalángicas (Viladot 3). No podemos dejar de mencionar al tobillo como parte del pie. Éste está compuesto por la articulación tibiotarsiana, compuesta a su ves por la parte inferior de la tibia y <text:s/>peroné y por el astrágalo (Figura 1).</text:span></text:p>
        <text:p text:style-name="P38"/>
        <text:p text:style-name="P9"><text:span text:style-name="T2">Músculos del pie</text:span></text:p>
        <text:p text:style-name="P9"><text:span text:style-name="T1">Músculos extrínsecos del pie: son aquellos cuyo punto de origen se encuentra fuera del pie y terminan dentro del pie y ellos son:</text:span></text:p>
        <text:list xml:id="list1736507489" text:style-name="L3">
          <text:list-item>
            <text:p text:style-name="P11"><text:span text:style-name="T1">Gemelos, sóleo y el plantar delgado. Ellos forman el tríceps sural terminando a nivel del calcáneo con el tendón de Aquiles. Realizan la flexión plantar del tobillo.</text:span></text:p>
          </text:list-item>
          <text:list-item>
            <text:p text:style-name="P11"><text:span text:style-name="T1">Tibial posterior, flexor largo de los dedos y flexor largo del dedo gordo. Llevan a cavo la supinación del pie, aunque también participan en forma débil en la flexión plantar de tobillo.</text:span></text:p>
          </text:list-item>
          <text:list-item>
            <text:p text:style-name="P11"><text:span text:style-name="T1">Peroneo lateral largo y corto. Su función es principalmente la pronación del pie, participando como sinergistas en la flexión plantar del tobillo.</text:span></text:p>
          </text:list-item>
          <text:list-item>
            <text:p text:style-name="P11"><text:span text:style-name="T1">Tibial anterior, extensor largo de los dedos y el extensor largo del dedo gordo que realizan la flexión dorsal del tobillo.</text:span></text:p>
          </text:list-item>
        </text:list>
        <text:p text:style-name="P38"/>
        <text:p text:style-name="P9"><text:span text:style-name="T1"><text:tab/>Músculos intrínsecos del pie: son aquellos músculos que tiene su origen y terminación en el pie y son:</text:span></text:p>
        <text:list xml:id="list101060479355316" text:continue-numbering="true" text:style-name="L3">
          <text:list-item>
            <text:p text:style-name="P11"><text:span text:style-name="T1">Extensor corto de los dedos, abductor del primer dedo, flexor corto de los dedos y el ab</text:span><text:soft-page-break/><text:span text:style-name="T1">ductor del quinto dedo, cuadrado plantar, músculos lumbricales, flexor corto del primer dodo, aductor del primer dedo, flexor corto del quinto dedo y los interóseos que son cuatro dorsales y tres plantares (Figura 2).</text:span></text:p>
          </text:list-item>
        </text:list>
        <text:p text:style-name="P9"><text:span text:style-name="T1"><text:tab/></text:span></text:p>
        <text:p text:style-name="P9"><text:span text:style-name="T1"><text:tab/>Todos ellos se encargan de los movimientos del antepie y ayudan a los músculos extrínsecos en los movimentos de los dedos y a mantener los tres arcos del pie.</text:span></text:p>
        <text:p text:style-name="P38"/>
        <text:p text:style-name="P9"><text:span text:style-name="T2">La fascia plantar</text:span></text:p>
        <text:p text:style-name="P9"><text:span text:style-name="T1">La fascia plantar es una densa estructura de tejido fibroso compuesta por tres haces medial, lateral y central (la más grande). Se origina en la tuberosidad medial del calcáneo y se extiende a través del arco longitudinal medial, forma unos haces individuales y se inserta en cada una de las falanges proximales (Figura 3).</text:span></text:p>
        <text:p text:style-name="P9"><text:span text:style-name="T1"><text:tab/>La fascia plantar contribuye un importante soporte estático del arco longitudinal del pie. La tensión sobre el arco longitudinal ejerce su tracción máxima en la fascia plantar, en especial a nivel de su origen en la apófisis medial del calcáneo. Aunque la fascia plantar se alarga con el aumento de la carga y actúa así como un absorbente de choques, su capacidad de dilatación es limitada (especialmente al disminuir la elasticidad con el paso de los años). En este tejido se puede producir una fascitis plantar, que es una inflamación del mismo producto de microdesgarros por el exceso de tensión al que es sometido, alteraciones de la pisa y afecciones del tendón de Aquiles, provocando un importante dolor y dificultad para caminar (Brotzaman 378).</text:span></text:p>
        <text:p text:style-name="P38"/>
        <text:p text:style-name="P9"><text:span text:style-name="T2">Biomecánica </text:span></text:p>
        <text:p text:style-name="P9"><text:span text:style-name="T1">Junto con el tobillo, trabajan un conjunto de articulaciones, que con la ayuda de la rotación axial de la rodilla, tiene las mismas funciones que una articulaciones de tres grados de movimiento, permitiendo así orientar la bóveda plantar en todas las direcciones para adaptarse al terreno.</text:span></text:p>
        <text:list xml:id="list3556835582" text:style-name="L4">
          <text:list-item>
            <text:p text:style-name="P12"><text:span text:style-name="T1">El eje transversal: flexión de 20 a 30º y extensión de 30 a 50º</text:span></text:p>
          </text:list-item>
          <text:list-item>
            <text:p text:style-name="P12"><text:span text:style-name="T1">El eje longitudinal de la pierna: aducción- abducción de 35 a 45º</text:span></text:p>
          </text:list-item>
          <text:list-item>
            <text:p text:style-name="P12"><text:span text:style-name="T1">El eje longitudinal del pie: pronación de 15 a 25º y supinación de 35 a 45º (Figura </text:span></text:p>
          </text:list-item>
        </text:list>
        <text:p text:style-name="P9"><text:span text:style-name="T1"/></text:p>
        <text:p text:style-name="P9"><text:span text:style-name="T1">De esta forma la aducción se acompaña necesariamente de una supinación y ligera extensión, formando así el movimiento de inversión del pie. De igual manera la abducción se acompaña necesariamente de una pronación y ligera flexión, formando el movimiento de eversión del pie.</text:span></text:p>
        <text:p text:style-name="P38"/>
        <text:p text:style-name="P9"><text:span text:style-name="T2">La bóveda plantar</text:span></text:p>
        <text:p text:style-name="P9"><text:span text:style-name="T1">Los huesos del pie se articulan de manera que forman tres arcos estructurales que, junto con un sistema de ligamentos de mucha complejidad y en menos medida de músculos, proveen sostén interno. Estos arcos, dos longitudinales (interno y externo) y anterior, contribuyen a impartir fuerza, movilidad y a la vez estabilidad al pie. Durante la sustentación y otros tipos de carga los arcos actúan como amortiguadores que disipan la energía antes de transferirla al tobillo y a la pierna (Philip 182) (Figura 5).</text:span></text:p>
        <text:p text:style-name="P9"><text:span text:style-name="T1"><text:tab/>El arco interno, más largo y alto, tiene como punto de apoyo anterior a la cabeza del primer metatarsiano y como punto de apoyo posterior a la tuberosidad posterior del calcáneo. Entre estos dos puntos de apoyo se incluyen cinco huesos, que son de adelante hacia atrás: primer metatarsiano, primera cuña, escafoides, astrágalo y el calcáneo. Los elementos que mantiene la concavidad del arco son: en forma activa los músculos tibial posterior, peroneo lateral largo, flexor del dedo gordo y abductor del dedo gordo en la planta del pie; y extensor propio del dedo gordo y tibial anterior en la cara dorsal del pie. En forma pasiva los ligamentos: interóseo y calcáneo escafoideo inferior o plantar.</text:span></text:p>
        <text:p text:style-name="P9"><text:span text:style-name="T1"><text:tab/>El arco externo, de longitud y altura intermedias, tiene como punto de apoyo anterior la cabeza del quinto metatarsiano y como punto de apoyo posterior la tuberosidad posterior del calcáneo. Entre sus puntos de apoyo se encuentran las siguientes piezas óseas: el quinto metatarsiano, el cuboides y el calcáneo. Este arco es mucho más rígido que el interno, gracias a los elementos activos: el músculo peroneo lateral corto y largo y el abductor del quinto dedo; y los elementos pasivos: principalmente el ligamento calcaneocuboideo plantar. </text:span></text:p>
        <text:p text:style-name="P9"><text:span text:style-name="T1"><text:tab/>El arco anterior, el más corto y bajo, tiene como punto de apoyo interno a la cabeza del primer metatarsiano y como punto de apoyo externo a la cabeza del quinto metatarsiano. Este arco pasa por la cabeza de los demás metatarsianos. Los elementos que la sostiene en forma activa son: el haz transverso del abductor del dedo gordo y en forma pasiva el ligamento intermetatarsiano (Kapandji 178).</text:span></text:p>
        <text:p text:style-name="P38"/>
        <text:p text:style-name="P9"><text:span text:style-name="T2">Línea de la plomada</text:span></text:p>
        <text:p text:style-name="P9"><text:span text:style-name="T1">Par observar la postura erecta se utilizan líneas de plomada para representar los ejes de referencia. Una línea de la plomada es una cuerda en cuyo extremo se sujeta una plomada para que se mantenga absolutamente vertical (que sirva de referencia para medir las posibles desviaciones).</text:span></text:p>
        <text:p text:style-name="P9"><text:span text:style-name="T1">La posición erecta debe referirse al conjunto del alineamiento corporal del individuo observado desde cuatro posiciones: frente, espalda, lado derecho y lado izquier</text:span><text:soft-page-break/><text:span text:style-name="T1">do <text:s/>a través de línea de la plomada, dibujos lineales, y fotografías. En la alineación ideal la línea de la plomada en una vista lateral debería pasar:</text:span></text:p>
        <text:list xml:id="list1629218270" text:style-name="L5">
          <text:list-item>
            <text:p text:style-name="P13"><text:span text:style-name="T1">Ligeramente posterior al ápex de la sutura coronal.</text:span></text:p>
          </text:list-item>
          <text:list-item>
            <text:p text:style-name="P13"><text:span text:style-name="T1">A través del lóbulo de la oreja.</text:span></text:p>
          </text:list-item>
          <text:list-item>
            <text:p text:style-name="P13"><text:span text:style-name="T1">A través del conducto auditivo externo.</text:span></text:p>
          </text:list-item>
          <text:list-item>
            <text:p text:style-name="P13"><text:span text:style-name="T1">A través del proceso odontoideo del axis.</text:span></text:p>
          </text:list-item>
          <text:list-item>
            <text:p text:style-name="P13"><text:span text:style-name="T1">A través de los cuerpos de las vértebras cervicales.</text:span></text:p>
          </text:list-item>
          <text:list-item>
            <text:p text:style-name="P13"><text:span text:style-name="T1">A través de la articulación del hombro.</text:span></text:p>
          </text:list-item>
          <text:list-item>
            <text:p text:style-name="P13"><text:span text:style-name="T1">A través de aproximadamente la mitad del tronco.</text:span></text:p>
          </text:list-item>
          <text:list-item>
            <text:p text:style-name="P13"><text:span text:style-name="T1">A través de los cuerpos de las vertebras lumbares.</text:span></text:p>
          </text:list-item>
          <text:list-item>
            <text:p text:style-name="P13"><text:span text:style-name="T1">A través del promontorio del sacro.</text:span></text:p>
          </text:list-item>
          <text:list-item>
            <text:p text:style-name="P13"><text:span text:style-name="T1">Ligeramente posterior a la articulación de la cadera.</text:span></text:p>
          </text:list-item>
          <text:list-item>
            <text:p text:style-name="P13"><text:span text:style-name="T1">Aproximadamente a través del trocánter mayor del fémur.</text:span></text:p>
          </text:list-item>
          <text:list-item>
            <text:p text:style-name="P13"><text:span text:style-name="T1">Ligeramente anterior al eje de la articulación de a rodilla.</text:span></text:p>
          </text:list-item>
          <text:list-item>
            <text:p text:style-name="P13"><text:span text:style-name="T1">Ligeramente por delante del maléolo externo.</text:span></text:p>
          </text:list-item>
          <text:list-item>
            <text:p text:style-name="P13"><text:span text:style-name="T1">A través de la articulación calcaneocuboidea (Figura 6 A).</text:span></text:p>
          </text:list-item>
        </text:list>
        <text:p text:style-name="P9"><text:span text:style-name="T1"/></text:p>
        <text:p text:style-name="P9"><text:span text:style-name="T1">En la alineación ideal la línea de la plomada en una vista posterior debería pasar:</text:span></text:p>
        <text:list xml:id="list2139599029" text:style-name="L6">
          <text:list-item>
            <text:p text:style-name="P14"><text:span text:style-name="T1">A nivel de la sutura coronal.</text:span></text:p>
          </text:list-item>
          <text:list-item>
            <text:p text:style-name="P14"><text:span text:style-name="T1">A través de todas las apófisis espinosa tanto de la columna cervical, dorsal y lumbar.</text:span></text:p>
          </text:list-item>
          <text:list-item>
            <text:p text:style-name="P14"><text:span text:style-name="T1">A través del pliegue interglúteo.</text:span></text:p>
          </text:list-item>
          <text:list-item>
            <text:p text:style-name="P14"><text:span text:style-name="T1">A través del punto medio entre las dos rodillas.</text:span></text:p>
          </text:list-item>
          <text:list-item>
            <text:p text:style-name="P14"><text:span text:style-name="T1">A través del punto medio de los pies (Figura 6 B).</text:span></text:p>
          </text:list-item>
        </text:list>
        <text:p text:style-name="P38"/>
        <text:p text:style-name="P9"><text:span text:style-name="T2">Alteraciones de la postura</text:span></text:p>
        <text:p text:style-name="P9"><text:span text:style-name="T1">En cuanto a las alteraciones de la postura en una vista lateral, se puede dar el caso de una desviación marcada anterior del cuerpo, con el peso del cuerpo llevado hacia adelante sobre las almohadillas de los pies. Los individuos que presentan esta postura habitualmente pueden presentar tirantez de la parte anterior del pie, con callos en las almohadillas de los pies o en el dedo gordo. La articulación del tobillo se presenta en ligera dorsiflexión, los músculos posteriores del tronco y extremidades inferiores tienden a mantenerse en un estado de constante contracción. Se puede dar también una desviación posterior de la parte superior de tronco y cabeza. En este caso las rodillas y la pelvis están desplazadas hacia adelante para equilibrar el empuje posterior de la parte superior del cuerpo. </text:span></text:p>
        <text:p text:style-name="P9"><text:span text:style-name="T1"><text:tab/>Cuando existe una rotación hacia la izquierda del cuerpo, la desviación de éste de la línea de la plomada aparece diferente desde los lados derecho o izquierdo. El cuerpo está por delante de la línea de la plomada visto desde la derecha, pero desde la izquierda puede presentar bastante buena alineación, mientras que desde ambos lados la cabeza aparecería hacia adelante. En una postura cifolordótica la cabeza se encuentra hacia adelante, la columna cervical hiperextendida, escápulas en abducción, la cifosis dorsal aumentada, hiperlordosis lumbar, pelvis en anteversión, caderas ligeramente flexionadas, rodillas hiperextendidas y el tobillo en ligera flexión plantar.</text:span></text:p>
        <text:p text:style-name="P9"><text:span text:style-name="T1"><text:tab/>En la postura de espalda arqueada la cabeza se encuentra hacia adelante, la columna cervical ligeramente extendida, aumento de la cifosis dorsal, columna lumbar aplanada, retroversión de la pelvis, rodillas en hiperextensión y tobillos en posición neutra. En el caso de la postura tipo “militar” la cabeza se encuentra en posición neutra, la columna cervical en posición normal, al igual que la columna dorsal, hay una hiperlordosis lumbar, anteversión pélvica rodillas ligeramente hiperextendidas y tobillos en ligera flexión plantar.</text:span></text:p>
        <text:p text:style-name="P9"><text:span text:style-name="T1"><text:tab/>La postura de espalda aplanada presenta la cabeza hacia adelante, con la columna cervical hiperextendida, la columna dorsal superior con aumento de la cifosis mientras que la inferior se encuentra aplanada, columna lumbar aplanada, retroversión pélvica, caderas extendidas al igual que las rodillas y el tobillo en ligera flexión plantar (Figura 7).</text:span></text:p>
        <text:p text:style-name="P9"><text:span text:style-name="T1"><text:tab/>En una vista antero posterior, lo más común es ver una postura escoliótica, en la cual se pueden ver las siguientes alteraciones o desniveles: La cabeza se puede encontrar rotada o inclinada hacia cualquiera de los lados, los hombros a distintos niveles al igual que la pelvis, dependiendo del lado de la curva escoliótica, las escapulas una más ascendida que la otra o también se pueden encontrar aladas, los brazos pueden estar rotados internamente y el pie pronado o supinado de acuerdo a l inclinación que presente el cuerpo.</text:span></text:p>
        <text:p text:style-name="P9"><text:span text:style-name="T1"><text:tab/>Además de todas estas alteraciones posturales, también se pueden presentar desviaciones de los ejes de la rodilla, por ejemplo en varo o en valgo las cuales influyen directamente sobre la posición del calcáneo y tipo de pisada. También, en una vista posterior, al pedir al paciente una flexión de tronco se podrá observar una giba ya sea derecha o izquierda dependiendo del lado de la escoliosis y del nivel al que se encuentra dicha desviación. Esto es lo que se llama Maniobra de Adams.</text:span></text:p>
        <text:p text:style-name="P9"><text:span text:style-name="T1"><text:tab/>Existe también lo que se llama Patrones de Predominio de una Mano que ilustran el patrón típico de postura relacionado con el predominio de una mano en el trabajo. Por ejemplo, el patrón típico de un individuo diestro se presenta con el hombro derecho más bajo que el izquierdo, la pelvis desviada ligeramente hacia la derecha y la cadera derecha aparece más alta que la izquierda, generalmente una ligera desviación de </text:span><text:soft-page-break/><text:span text:style-name="T1">la columna hacia la izquierda y el pie izquierdo más pronado que el derecho. En los individuos zurdos el patrón es exactamente el opuesto a los diestros (Kendall 71).</text:span></text:p>
        <text:p text:style-name="P38"/>
        <text:p text:style-name="P9"><text:span text:style-name="T2">Factores que predisponen a una postura anormal</text:span></text:p>
        <text:list xml:id="list317546377" text:style-name="L7">
          <text:list-item>
            <text:p text:style-name="P15"><text:span text:style-name="T1">Alteraciones podales, como ser el tipo de pie y tipo de pisada.</text:span></text:p>
          </text:list-item>
          <text:list-item>
            <text:p text:style-name="P15"><text:span text:style-name="T1">Alteraciones en la convergencia acular.</text:span></text:p>
          </text:list-item>
          <text:list-item>
            <text:p text:style-name="P15"><text:span text:style-name="T1">Desequilibrios en la oclusión dental, ya sea por causas musculares, posición de los dientes o alteraciones en la ATM.</text:span></text:p>
          </text:list-item>
          <text:list-item>
            <text:p text:style-name="P15"><text:span text:style-name="T1">La piel también es un elemento del sistema postural es por eso que la presencia de cicatrices pueden provocar informaciones equivocadas en la postura.</text:span></text:p>
          </text:list-item>
          <text:list-item>
            <text:p text:style-name="P15"><text:span text:style-name="T1">Alteraciones del sistema vestibular y del equilibrio.</text:span></text:p>
          </text:list-item>
          <text:list-item>
            <text:p text:style-name="P15"><text:span text:style-name="T1">Desequilibrio en las cadenas musculares.</text:span></text:p>
          </text:list-item>
          <text:list-item>
            <text:p text:style-name="P15"><text:span text:style-name="T1">Alteraciones en los ejes anatómicos de la columna, articulación de la cadera, rodilla, tobillo, calcáneos.</text:span></text:p>
          </text:list-item>
          <text:list-item>
            <text:p text:style-name="P15"><text:span text:style-name="T1">Algias de distinta etiología: hernias discales, artrosis, lesiones de <text:s/>hombro, rodilla, tobillo etc. </text:span></text:p>
          </text:list-item>
          <text:list-item>
            <text:p text:style-name="P15"><text:span text:style-name="T1">Falta de crecimiento de algunos de los huesos de los miembros inferiores (Bricot3). </text:span></text:p>
          </text:list-item>
          <text:list-item>
            <text:p text:style-name="P15"><text:span text:style-name="T1">Disfunciones cervicales.</text:span></text:p>
          </text:list-item>
          <text:list-item>
            <text:p text:style-name="P15"><text:span text:style-name="T1">Edad avanzada: a mayor edad las alteraciones y desequilibrios posturales son aún más marcados que en sujetos jóvenes (Chaitow 60).</text:span></text:p>
          </text:list-item>
        </text:list>
        <text:p text:style-name="P38"/>
        <text:p text:style-name="P9"><text:span text:style-name="T2">Sistema de regulación postural</text:span></text:p>
        <text:p text:style-name="P9"><text:span text:style-name="T1">El equilibrio general del cuerpo forma parte de un sistema de regulación global, denominado por Gagey como Sistema Postural Fino. Este sistema regula la postura general a través de: </text:span></text:p>
        <text:list xml:id="list81077373" text:style-name="L8">
          <text:list-item>
            <text:p text:style-name="P16"><text:span text:style-name="T1">Exoreceptores: sistema visual, vesicular (otolitos), barorreceptores plantares.</text:span></text:p>
          </text:list-item>
          <text:list-item>
            <text:p text:style-name="P16"><text:span text:style-name="T1">Endoreceptores: Músculos óculo motores. Propiocepción muscular y articular: columna y articulaciones de tobillo y pie.</text:span></text:p>
          </text:list-item>
          <text:list-item>
            <text:p text:style-name="P16"><text:span text:style-name="T1">ATM y entrada dentooclusal (Le Normand).</text:span></text:p>
          </text:list-item>
        </text:list>
        <text:p text:style-name="P9"><text:span text:style-name="T1"/></text:p>
        <text:p text:style-name="P9"><text:span text:style-name="T1">Todas las informaciones procedentes de los exoreceptores y endoreceptores se procesan en el sistema nervioso central (SNC) con el objeto de mantener la proyección del centro de gravedad dentro del polígono de sustentación. También se nombra la ATM <text:s/>y el sistema dentooclusal porque, aunque no son propiamente endoreceptores, pueden interferir en el control postural. El volumen de información obtenido es muchísimo debiéndose integrar en forma real, ya que la mínima perturbación supone un desequilibrio. </text:span></text:p>
        <text:p text:style-name="P9"><text:span text:style-name="T1"><text:tab/>Así la calidad de la regulación del sistema postural depende no solo del buen funcionamiento de los diferentes receptores, sino también de la integración sensorial de todas las informaciones obtenidas. Si toda esta información que alcanza al SNC no es concordante entre sí, se produce una confusión, por lo que el SNC debe decidir cuál es la información correcta o la que más que conviene, de lo contrario aparecerá la sensación de mareo e inestabilidad. </text:span></text:p>
        <text:p text:style-name="P38"/>
        <text:p text:style-name="P9"><text:span text:style-name="T2">Sistema visual</text:span></text:p>
        <text:p text:style-name="P9"><text:span text:style-name="T1">El hombre utiliza la vista para ajustar con gran precisión su posición con respecto al entorno. La entrada visual es altamente potente: la precisión del sistema postural del hombre con los ojos abiertos es un 250% superior a su precisión con los ojos cerrados. El hombre cuenta con dos tipos de visión: </text:span></text:p>
        <text:list xml:id="list1050674927" text:style-name="L9">
          <text:list-item>
            <text:p text:style-name="P17"><text:span text:style-name="T1">la foveal, registrada por la parte central de la retina o fóvea, que cuenta con numerosos conos y bastones y asegura la precisión de la mirada.</text:span></text:p>
          </text:list-item>
          <text:list-item>
            <text:p text:style-name="P17"><text:span text:style-name="T1">la panorámica, que depende de la porción periférica de la retina (Figura 8).</text:span></text:p>
          </text:list-item>
        </text:list>
        <text:p text:style-name="P9"><text:span text:style-name="T1"/></text:p>
        <text:p text:style-name="P9"><text:span text:style-name="T1">La parte de la retina que interviene en el equilibrio es la retina periférica, y por lo tanto, es la visión panorámica y no la foveal, la encargada del control de la postura y del equilibrio. Este receptor postural permite que un sujeto con los ojos abiertos pueda mantener el equilibrio pese a la destrucción completa de su sistema vestibular (Torres 327). El sistema visual juega un rol importante en la postura de la cabeza y la coordinación de los movimientos oculares y del cuello, debido a la influencia que ejerce sobre las motoneuronas que controlan los músculos del cuello (Villanueva 44).</text:span></text:p>
        <text:p text:style-name="P9"><text:span text:style-name="T1"><text:tab/>También, el desplazamiento de la imagen en la retina proporciona al individuo las informaciones relativas a sus movimientos en el espacio y le permite compararlos con las informaciones que provienen del laberinto. El sistema visual se beneficia de otra fuente de información: la posición del ojo en la órbita, es determinada con mucha precisión a partir de receptores propioceptivos de los músculos extraoculares, pero también de los circuitos complejos que regulan el nistagmo y el seguimiento ocular (Gagey 10) (Figura 9).</text:span></text:p>
        <text:p text:style-name="P38"/>
        <text:p text:style-name="P9"><text:span text:style-name="T2">Sistema vestibular</text:span></text:p>
        <text:p text:style-name="P9"><text:span text:style-name="T1">El aparato vestibular detecta los cambios de posición de la cabeza, la aceleración lineal y la aceleración angular. Los núcleos oculares utilizan esta información, conjuntamente con los nervios aferentes procedentes de los músculos del cuello y las vértebras cervicales, para determinar si la cabeza está moviéndose sola o si lo está haciendo junto con el resto del cuerpo. Los núcleos pueden influir en la musculatura antigravitatoria y </text:span><text:soft-page-break/><text:span text:style-name="T1">axial mediante una proyección directa hacia la médula espinal. El sistema vesicular también tiene eferencias que influyen sobre los movimientos oculares (Lasserson 72).</text:span></text:p>
        <text:p text:style-name="P9"><text:span text:style-name="T1"><text:tab/>Diversos reflejos originados en el vestíbulo contribuyen de manera fundamental al mantenimiento de la postura y del equilibrio dinámico y estático. Tanto los reflejos vestibulares como reflejos iniciados por la extensión de los músculos del cuello (propioceptores cervicales) contribuyen a mantener la postura y el equilibrio. </text:span></text:p>
        <text:p text:style-name="P9"><text:span text:style-name="T1"><text:tab/>El laberinto vestibular alberga cinco órganos receptores: el utrículo y el sáculo que detectan aceleraciones lineales de la cabeza y la fuerza gravitatoria, en tanto que los tres conductos semicirculares detectan aceleraciones angulares en los tres planos del espacio. Los elementos receptores son en todos los casos células ciliadas (CC) (Figura 10).</text:span></text:p>
        <text:p text:style-name="P9"><text:span text:style-name="T1"><text:tab/>Las CC de los conductos semicirculares están situadas en las ampollas, rodeadas de una sustancia gelatinosa (la cúpula) que es deformada por la inercia de la endolinfa durante las rotaciones en el plano apropiado. El utrículo y el sáculo la región donde se sitúan las células ciliadas se denomina mácula. Estas, están cubiertas por la membrana otolítica, gelatinosa. Dada la orientación horizontal de la mácula del utrículo, éste permite determinar: 1) inclinación de la cabeza; 2) aceleración en cualquier dirección horizontal. El sáculo, a su vez, es muy importante para detectar aceleraciones en el plano sagital (vertical), incluida la causada por la gravedad (Saravi 1).</text:span></text:p>
        <text:p text:style-name="P38"/>
        <text:p text:style-name="P9"><text:span text:style-name="T2">Barorreceptores podales</text:span></text:p>
        <text:p text:style-name="P9"><text:span text:style-name="T1">La estimulación de la planta de los pies en una zona determinada provoca una respuesta aferente que discurre a través de la médula espinal, hasta las áreas somatestésicas situadas en el lóbulo parietal de la corteza cerebral modificando así considerablemente el control de la postura (Bricot 3). <text:s/>Los que reciben y envían al SNC toda esta información que viene desde la planta de los pies son llamados barorreceptores podales, que son órganos terminales sensoriales localizados en la superficie de la piel y membranas mucosas externas. Estos receptores son especialmente sensibles al dolor, temperatura y presión. </text:span></text:p>
        <text:list xml:id="list3410375939" text:style-name="L10">
          <text:list-item>
            <text:p text:style-name="P18"><text:span text:style-name="T1">Huso neuromuscular.</text:span></text:p>
          </text:list-item>
          <text:list-item>
            <text:p text:style-name="P18"><text:span text:style-name="T1">Órgano tendinoso de Golgi.</text:span></text:p>
          </text:list-item>
          <text:list-item>
            <text:p text:style-name="P18"><text:span text:style-name="T1">Corpúsculos de Paccini.</text:span></text:p>
          </text:list-item>
          <text:list-item>
            <text:p text:style-name="P18"><text:span text:style-name="T1">Corpúsculos de Ruffini.</text:span></text:p>
          </text:list-item>
          <text:list-item>
            <text:p text:style-name="P18"><text:span text:style-name="T1">Corpúsculos de Meissner (Figura 11).</text:span></text:p>
          </text:list-item>
        </text:list>
        <text:p text:style-name="P9"><text:span text:style-name="T1"/></text:p>
        <text:p text:style-name="P9"><text:span text:style-name="T1">El huso neuromuscular detecta, evalúa, informa y ajusta la longitud del músculo en el que se encuentra, otorgándole su tono. Transmite la mayor parte de la información referida al tono muscular y al movimiento. Estos husos se encuentran paralelos a las fibras musculares y están adjuntos al músculo esquelético o bien a la porción tendinosa del músculo.</text:span></text:p>
        <text:p text:style-name="P9"><text:span text:style-name="T1"><text:tab/>El huso neuromuscular es un comparador de longitud, o también denominado receptor de estiramiento. Así, proporciona información acerca de la <text:s/>longitud, velocidad de contracción y modificaciones de la velocidad. Los órganos tendinosos de Golgi indican cuán duramente trabaja un músculo, dado que refleja la tensión muscular. Si éste detecta una sobrecarga excesiva, puede provocar la interrupción del funcionamiento muscular para evitar el daño produciendo una reducción del tono muscular (Chaitow 60).</text:span></text:p>
        <text:p text:style-name="P9"><text:span text:style-name="T1"><text:tab/>Los corpúsculos de Paccini se encuentran en forma abundante en las plantas de los pies, donde parecen tener cierta influencia en la postura y posición de la deambulación. Otros receptores que influyen en la actitud son los corpúsculos de Ruffini, que son receptores articulares que se encuentran exclusivamente en la cápsula articular fibrosa y sensibles al estiramiento de la piel de los pies. Los corpúsculos de Meissner, se encuentran comúnmente en mayor número las almohadillas de los pies. Estos receptores son altamente discriminatorias para sensación de luz y vibración.</text:span></text:p>
        <text:p text:style-name="P38"/>
        <text:p text:style-name="P9"><text:span text:style-name="T2">Propiocepción</text:span></text:p>
        <text:p text:style-name="P9"><text:span text:style-name="T1">Cuando nos desplazamos, o giramos la cabeza, el stress producido sobre las capsulas articulares estimula los mecanoreceptores, provocando adaptaciones reflejas del cuello, de los cuatro miembros, de los ojos y de los músculos de la mandíbula. Las aferencias de estos receptores circulan en los cordones posteriores y tienen relación con el cerebelo, la sustancia reticular, el tálamo y el cortex parietal (Salom 1).</text:span></text:p>
        <text:p text:style-name="P38"/>
        <text:p text:style-name="P9"><text:span text:style-name="T2">Mecanismos que afectan la propiocepción</text:span></text:p>
        <text:p text:style-name="P9"><text:span text:style-name="T1">Los procesos isquémicos o inflamatorios que tiene lugar a nivel de los receptores ya que pueden producir una sensibilidad propioceptiva disminuida, debido al desarrollo de co- productos metabólicos, por lo que se estimulan las fibras de los grupos III y IV, principalmente aferentes del dolor (esto también ocurre durante la fatiga muscular.) El traumatismo físico que puede afectar directamente los axones de los receptores (ya sean receptores articulares, husos musculares y sus inervaciones). El traumatismo directo sobre el músculo, ya que puede producirse el daño del huso, dando lugar a una denervación.</text:span></text:p>
        <text:p text:style-name="P9"><text:span text:style-name="T1"><text:tab/>La pérdida de fuerza muscular (y su posible agotamiento) puede presentarse cuando un patrón aferente reducido produce una inhibición reflexógena central de las motoneuronas que inervan el músculo afectado. Las influencias psicomotoras (por ejemplo el sentimiento de inseguridad) pueden alterar los patrones de </text:span><text:soft-page-break/><text:span text:style-name="T1">reclutamiento muscular a nivel local, siendo capaces de provocar una debilidad muscular por desuso.</text:span></text:p>
        <text:p text:style-name="P38"/>
        <text:p text:style-name="P9"><text:span text:style-name="T2">Articulación Temporomandibular (ATM)</text:span></text:p>
        <text:p text:style-name="P9"><text:span text:style-name="T1">La postura corporal y el aparato estomatognático (posición de los cóndilos, información de los propioceptores dento- alveolares, tipo de oclusión etc.) tienen una íntima relación entre sí. </text:span></text:p>
        <text:p text:style-name="P9"><text:span text:style-name="T1">Se he demostrado, que en pacientes con una malaoclusión severa, la postura de la cabeza y cuello hacia delante era la alteración postural más común. También se ha demostrado que actitudes posturales distintas se relacionan con características oclusales diferentes, de tal forma que los individuos con una clase II de malaoclusión tienen una actitud postural anterior, mientras que los individuos con clase III de malaoclusión tienen una actitud postural posterior (Figura 12). </text:span></text:p>
        <text:p text:style-name="P9"><text:span text:style-name="T1"><text:tab/>Además, se ha visto que la pérdida de una zona de soporte oclusal además de alterar la función estomatognática, afecta a la postura corporal. Estudios han comprobado que la alteración postural más frecuente es la postura de cabeza hacia adelante, hacia abajo, y hacia el lado contrario al de la pérdida de soporte oclusal unilateral, dado que esta compensación postural permitiría una mordida más eficiente. Dada la importancia de la cabeza en el control de la postura, la alteración postural de ésta, desencadenaría en sentido descendente toda una cadena de alteraciones posturales.</text:span></text:p>
        <text:p text:style-name="P9"><text:span text:style-name="T1">También se ha visto que cuando una zona de soporte oclusal se pierde, la información de los receptores propioceptivos de los músculos masticatorios y de la ATM, así como de los mecanoreceptores de la membrana periodontal es modificada. Dicha información alterada, afecta a los músculos del cuello a través del nervio trigémino, con las consiguientes repercusiones posturales.</text:span></text:p>
        <text:p text:style-name="P9"><text:span text:style-name="T1"><text:tab/>Dentro del aparato estomatognático, también se considera la lengua, como un verdadero sistema sensorial del control postural, señalando que ésta participa de forma permanente en el equilibrio neuromuscular de la región facial. También señalan la importancia de la función lingual temprana en el desarrollo del esqueleto facial (especialmente, en el crecimiento mandibular y maxilar); en la morfogénesis de la ATM; en la función correcta de la vía aérea y en la función oclusal (Rodriguez 30).</text:span></text:p>
        <text:p text:style-name="P38"/>
        <text:p text:style-name="P9"><text:span text:style-name="T2">Cadenas musculares</text:span></text:p>
        <text:p text:style-name="P9"><text:span text:style-name="T1">Las cadenas musculares representan circuitos en continuidad de dirección y de planos anatómicos a través de los cuales se propagan las fuerzas organizadoras del cuerpo. Ellas son:</text:span></text:p>
        <text:list xml:id="list2770592421" text:style-name="L11">
          <text:list-item>
            <text:p text:style-name="P19"><text:span text:style-name="T1">Cadena estática posterior.</text:span></text:p>
          </text:list-item>
          <text:list-item>
            <text:p text:style-name="P19"><text:span text:style-name="T1">Cadenas rectas: de flexión y extensión.</text:span></text:p>
          </text:list-item>
          <text:list-item>
            <text:p text:style-name="P19"><text:span text:style-name="T1">Músculos que integran la cadena de flexión (eje anterior): intercostales medios, recto anterior del abdomen y músculos del perineo.</text:span></text:p>
          </text:list-item>
          <text:list-item>
            <text:p text:style-name="P19"><text:span text:style-name="T1">Músculos que integran la cadena de extensión (eje posterior): transverso espinoso, supracostales, epiespinoso, dorsal largo, ileocostal y cuadrado lumbar. </text:span></text:p>
          </text:list-item>
          <text:list-item>
            <text:p text:style-name="P19"><text:span text:style-name="T1">Cadenas cruzadas (producen movimientos de torsión):</text:span></text:p>
          </text:list-item>
        </text:list>
        <text:list xml:id="list542728245" text:style-name="L12">
          <text:list-item>
            <text:p text:style-name="P20"><text:span text:style-name="T1">Cadenas cruzadas anteriores: van de la hemipelvis izquierda al tórax derecho y la hemipelvis derecha al tórax izquierdo y son: oblicuo menor, intercostales internos, oblicuo mayor, intercostales externos y psoas iliaco.</text:span></text:p>
          </text:list-item>
          <text:list-item>
            <text:p text:style-name="P20"><text:span text:style-name="T1">Cadena cruzada posterior: cuadrado lumbar, intercostales externos, serrato dorsal y serrato caudal (Losano).</text:span></text:p>
          </text:list-item>
        </text:list>
        <text:p text:style-name="P9"><text:span text:style-name="T1">Estas cadenas musculares del tronco, se continúan en los miembros inferiores como:</text:span></text:p>
        <text:list xml:id="list786336753" text:style-name="L13">
          <text:list-item>
            <text:p text:style-name="P21"><text:span text:style-name="T1">La cadena estática continúa hasta la bóveda plantar.</text:span></text:p>
          </text:list-item>
          <text:list-item>
            <text:p text:style-name="P21"><text:span text:style-name="T1">Las cadenas rectas anteriores se transforman en cadenas de flexión.</text:span></text:p>
          </text:list-item>
          <text:list-item>
            <text:p text:style-name="P21"><text:span text:style-name="T1">Las cadenas rectas posteriores se transforman en cadenas de extensión.</text:span></text:p>
          </text:list-item>
          <text:list-item>
            <text:p text:style-name="P21"><text:span text:style-name="T1">Las cadenas cruzadas anteriores se transforman en cadenas de pronación o de cierre.</text:span></text:p>
          </text:list-item>
          <text:list-item>
            <text:p text:style-name="P21"><text:span text:style-name="T1">Las cadenas cruzadas posteriores se transforman en cadena de supinación o de apertura (Busquet 11) (Figura 13).</text:span></text:p>
          </text:list-item>
        </text:list>
        <text:p text:style-name="P38"/>
        <text:p text:style-name="P9"><text:span text:style-name="T2">Principios </text:span></text:p>
        <text:list xml:id="list811221752" text:style-name="L14">
          <text:list-item>
            <text:p text:style-name="P22"><text:span text:style-name="T1">Es necesaria una continuidad sin interrupción de toda la cadena.</text:span></text:p>
          </text:list-item>
          <text:list-item>
            <text:p text:style-name="P22"><text:span text:style-name="T1">Es necesaria la continuidad de la cadena desde la cabeza hasta los pies.</text:span></text:p>
          </text:list-item>
          <text:list-item>
            <text:p text:style-name="P22"><text:span text:style-name="T1">Es necesario que las cadenas musculares puedan generar todo el conjunto del movimiento del cuerpo.</text:span></text:p>
          </text:list-item>
        </text:list>
        <text:p text:style-name="P9"><text:span text:style-name="T1"/></text:p>
        <text:p text:style-name="P9"><text:span text:style-name="T1">La función de las cadenas musculares es permitir que el cuerpo humano pueda adaptarse a la fuerza de la gravedad y asegurar su equilibrio para realizar todos los movimientos corporales (Losano). La buena coordinación de la organización general de las cadenas musculares está determinada fascias.</text:span></text:p>
        <text:p text:style-name="P9"><text:span text:style-name="T1"><text:tab/>De origen mesodérmico, todas las estructuras conjuntivas (aponeurosis, vainas, tendones, ligamentos, cápsulas, periostio, pleura, peritoneo) forman parte, en el plano funcional, de una única fascia. Ésta, a su vez, forma el envoltorio superficial del cuerpo y, por sus </text:span><text:soft-page-break/><text:span text:style-name="T1">ramificaciones, penetra en la profundidad de las estructuras hasta el envoltorio de la célula. Esta fascia fijada por el cuadro óseo no permite sufrir tensión alguna. </text:span></text:p>
        <text:p text:style-name="P9"><text:span text:style-name="T1"><text:tab/>Toda demanda de longitud en un sentido necesitará un préstamo del conjunto de la fascia. Es preciso que la resultante de las tensiones que se aplica sobre ella esté en una constante fisiológica. Si este crédito de longitud no se puede conceder, se produce una tensión dolorosa, desencadenando por vías reflejas tensiones musculares (Padrion 3).</text:span></text:p>
        <text:p text:style-name="P9"><text:span text:style-name="T1"><text:tab/>La contractura de la Cadena Posterior da lugar normalmente a un pie cavo y un apoyo supinador, simultáneamente las rodillas se desvían hacia un genu varo, lo que provoca además que el peso del cuerpo recaiga en el borde externo del pie. La contractura de la Cadena Anterior tiende a los pies planos y a la pronación. Las rodillas se desvían hacia un genu valgo. El peso del cuerpo se desplaza hacia el interior aumentando las fuerzas sobre la bóveda plantar y provocando el hundimiento de la misma. Los pronadores tienen por lo tanto un mayor tiempo de contacto del pie con el suelo, lo que los hace menos dinámicos. Al mismo tiempo están más expuestos a patologías de ligamentos internos de tobillo y fibras interiores del tendón de Aquiles. </text:span></text:p>
        <text:p text:style-name="P9"><text:span text:style-name="T1"><text:tab/>La gran particularidad de las cadenas musculares es que cuando nos lesionamos una zona vital -como la mano- los músculos locales se contraen para proteger la zona lesionada pero cuando la lesión es importante la contracción se convierte en contractura, es decir, se fija de forma irreversible. </text:span></text:p>
        <text:p text:style-name="P9"><text:span text:style-name="T1"><text:tab/>Para preservar la funcionalidad de la mano – o del pie – el acortamiento se traslada de forma inconsciente hacia la parte central de las cadenas musculares que corresponden a la zona dorso-lumbar, donde están las inserciones del diafragma, psoas y espinales inferiores, zona llamada "centro" que constituye el "depósito" de todas las rigideces de las extremidades.</text:span></text:p>
        <text:p text:style-name="P9"><text:span text:style-name="T1"><text:tab/>Es por todo esto que debemos entender que cuando se lesiona un eslabón, ello repercute en toda la cadena. Por tanto, a la hora de tratar una lesión muscular hay que hacer un trabajo global; de nada sirve alargar un músculo aislado. El trabajo local nunca podrá resolver un problema antiguo que se ha reactivado. Si un paciente sufre de una lumbalgia porque hace años nos torcimos un pie sólo un trabajo global que ponga en relación la causa y el efecto será efectivo.</text:span></text:p>
        <text:p text:style-name="P9"><text:span text:style-name="T2"/></text:p>
        <text:p text:style-name="P9"><text:span text:style-name="T2">Evaluación postural</text:span></text:p>
        <text:p text:style-name="P9"><text:span text:style-name="T1">Habiendo ya hablado de la postura normal, las alteraciones que puede sufrir, los sistemas de control de los que se vale el organismo para poder controlarla y las causas o factores que pueden desencadenar su desequilibrio, empezaremos a describir las formas o recursos que los últimos avances de la ciencia han descubierto para su más correcta y completa evaluación. En la actualidad, son muchos los recursos disponibles para una buena evaluación postural. Por ejemplo: la baropodometría (Figura 14) es una prueba objetiva y cuantitativa que analiza la presión plantar en los distintos puntos de contacto del pie con el suelo en una plataforma compuesta por sensores (baropodómetro) (Figura 15). Determina el tipo de pie (normal, plano o cavo), la dirección de la línea de fuerza de la pisada determinando así el tipo de pisada (neutra, supinada, pronada o una combinación de éstas) y las fases de la marcha. Tiene como objetivo medir y comparar las presiones desarrolladas en los diferentes puntos de contacto de la región plantar, tanto en estática como en dinámica.</text:span></text:p>
        <text:p text:style-name="P9"><text:span text:style-name="T1"><text:tab/>La Estabilometría evalúa y mide la proyección de las fuerzas del centro de gravedad en polígono de apoyo. Esta estabilidad es una tensión muscular dinámica hacia el equilibrio, que de alguna manera reduce al individuo a un punto que se puede grabar en gráficos. Los resultados de estabilometria supone que la línea de base es el centro del polígono de sustentación, cuando el registro gráfico postural está más cerca de la línea de base mayor será la estabilidad. Por otra parte, cuanto más distal esté el registro gráfico postural de la línea de base, mayor será la tendencia a la inestabilidad.</text:span></text:p>
        <text:p text:style-name="P9"><text:span text:style-name="T1"><text:tab/>La estatocinesiometría define objetivamente los pequeños movimientos que el cuerpo realiza. La oscilación del cuerpo durante la postura erecta es usualmente investigada utilizando una plataforma computarizada sobre la cual los individuos permanecen en pie durante el estudio. Así, este examen evalúa las oscilaciones pequeñas que son consecuencia de la variación del tono postural a cada movimiento que ocurre para la corrección del equilibrio.</text:span></text:p>
        <text:p text:style-name="P38"/>
        <text:p text:style-name="P9"><text:span text:style-name="T2">Protocolo CNT</text:span></text:p>
        <text:p text:style-name="P9"><text:span text:style-name="T1">El protocolo de CNT fue inicialmente descrito por el profesor Lizandro Antonio Ceci. Este protocolo engloba tres aspectos que pueden ser observados en la evaluación: </text:span></text:p>
        <text:list xml:id="list397855536" text:style-name="L15">
          <text:list-item>
            <text:p text:style-name="P23"><text:span text:style-name="T1">Longitud de los miembros superiores. (C) (Figura 16 A)</text:span></text:p>
          </text:list-item>
          <text:list-item>
            <text:p text:style-name="P23"><text:span text:style-name="T1">Nivel de las crestas iliacas. (N) (Figura 16 B)</text:span></text:p>
          </text:list-item>
          <text:list-item>
            <text:p text:style-name="P23"><text:span text:style-name="T1">Simetría de tensión de la musculatura paravertebral. (T) (Figura 16 C)</text:span></text:p>
          </text:list-item>
        </text:list>
        <text:p text:style-name="P9"><text:span text:style-name="T1"/></text:p>
        <text:p text:style-name="P9"><text:span text:style-name="T1">La rotación o torsión del tronco y de la pelvis es descrita generalmente como el movimiento circular para derecha observada en el plano horizontal. Cuando el lado izquierdo del tronco o de la pelvis está más hacia adelante que el derecho, la rotación es hacia la derecha; cuando el lado derecho está más hacia delante, la rotación es hacia la izquierda. Por lo tanto, la rotación del tronco es la suma de las rotaciones de cada vertebra </text:span><text:soft-page-break/><text:span text:style-name="T1">de la columna. Puede ser desencadenada en una región específica: lumbar, torácica o cervical, o abarcar mas de una de estas regiones. Cuando esta rotación de las vertebras ocurre, simultáneamente son desencadenadas torsiones regionalizadas, siendo que algunas vertebras rotan para el lado izquierdo de la columna y consecuentemente ocurre una compensación para el lado derecho en un nivel arriba o abajo.</text:span></text:p>
        <text:p text:style-name="P9"><text:span text:style-name="T1"><text:tab/>Como resultado de estas tensiones mantenidas surgen las rotaciones axiales de la pelvis y de los hombros, que pueden ser observadas y comprobadas a través de la medición de la longitud de los miembros superiores. Al evaluar el nivel de las crestas ilíacas se puede observar y medir la</text:span></text:p>
        <text:p text:style-name="P9"><text:span text:style-name="T1">asimetría de la pelvis o lo que también se describe como bascularidad u oblicuidad pélvica. La pelvis desempeña un papel en el control de las adaptaciones posturales. Cada vez que hay un desequilibrio de la pelvis surge un acortamiento funcional de los miembros inferiores. Durante demasiado tiempo esta depresión fue tratada mediante la colocación de cuñas en el talón.</text:span></text:p>
        <text:p text:style-name="P9"><text:span text:style-name="T1">Sin embargo, la pelvis puede estabilizarse incluso en la ausencia de acortamiento real las extremidades inferiores. De este desequilibrio puede surgir una actitud de escoliosis, disminución de la movilidad entre las vértebras y el sacro. Los cambios pueden llegar a la articulación occipital, cervical, debido a la asimetría del tono muscular paravertebral. Puede haber una asimetría de la pelvis por una rotación de ésta, donde el ilion gira hacia adelante.</text:span></text:p>
        <text:p text:style-name="P9"><text:span text:style-name="T1"><text:tab/>Según Hoppenfeld cuando se observa la posición de las crestas iliacas, éstas deben encontrarse en el mismo plano horizontal, en caso contrario hay un desequilibrio de la pelvis. Ello puede ser secundario a una discrepancia de los miembros inferiores. Según Tribastone, la cintura pélvica representa para la ortostática y para la marcha bípeda el pilar central que une el tronco y los miembros inferiores. La estática de la pelvis depende de modo directo de las masas musculares que sobre ella se insertan. Esta tensión muscular puede ser notada por el Test de los Pulgares Ascendentes o Test de Bassani. Quando los dos pulgares permanecen simétricos es un indicativo de normalidad, pero el caso contrario, es un indicativo de asimetría o disfunción postural.</text:span></text:p>
        <text:p text:style-name="P9"><text:span text:style-name="T1"><text:tab/>Para la realización del Protocolo CNT el individuo permanece en posición ortostática, sobre una superficie rígida o plana, asumiendo una actitud natural.</text:span></text:p>
        <text:list xml:id="list2701210177" text:style-name="L16">
          <text:list-item>
            <text:p text:style-name="P24"><text:span text:style-name="T1">Longitud de miembros superiores C: el evaluador se posiciona frente al paciente que está en posición ortostática. Se sujetan las manos del pacientes mantenidas en pronación, se realiza una oscilación pasiva de los miembros superiores y se los lleva hacia la parte anterior del tronco juntando ambos índices uno a lado del otro, para verificar que estén a la misma distancia.</text:span></text:p>
          </text:list-item>
          <text:list-item>
            <text:p text:style-name="P24"><text:span text:style-name="T1">Nivel de las crestas iliacas N: el paciente se mantiene siempre en posición ortostática. El evaluador frente al paciente permanece sentado o de rodillas, con los pulgares doblados por debajo de las palmas de las manos, dejando los dedos en extensión alineados con las palmas de las manos apoyadas firmemente sobre las crestas iliacas. Entonces los ojos del evaluador se colocan a la altura de las crestas iliacas del paciente, verificando que el dorso de sus manos se encuentren en el mismo plano horizontal.</text:span></text:p>
          </text:list-item>
          <text:list-item>
            <text:p text:style-name="P24"><text:span text:style-name="T1">Simetría de la musculatura paravertebral N: el paciente en postura ortostática, con los pies separados a la altura de su pelvis. El evaluador se posiciona detrás del paciente, coloca sus pulgares sobre la piel del paciente sin apoyarse totalmente, solo un contacto suave. Se inicia con los pulgares a nivel de la EIPS, controlando que estén al mismo nivel, luego se va posicionando a lo largo de la columna (lumbar, torácica y cervical). Se solicita al paciente que fije la mirada en un punto fijo frente a él, luego se le pide que flexione primero la cabeza y luego el tronco con los brazos colgando. Durante este movimiento el evaluador observa si los dos pulgares son elevados simétricamente o si uno es llevado más que el otro.</text:span></text:p>
          </text:list-item>
        </text:list>
        <text:p text:style-name="P38"/>
        <text:p text:style-name="P9"><text:span text:style-name="T2">Convergencia ocular</text:span></text:p>
        <text:p text:style-name="P9"><text:span text:style-name="T1">Para el Test de convergencia ocular (Figura 17): se lo sienta al paciente, el evaluador en posición bípeda coloca a 30cm de distancia de los ojos del paciente un lápiz. Posteriormente aproxime lentamente el lápiz, siempre a nivel de los ojos, en el centro de la nariz. Según Bricot en un individuo normal la convergencia de los ojos debe ser armoniosa, simétrica y simultánea. </text:span></text:p>
        <text:p text:style-name="P9"><text:span text:style-name="T1">Se considera como convergencia patológica aquella que presente las siguientes características: </text:span></text:p>
        <text:list xml:id="list2841446256" text:style-name="L17">
          <text:list-item>
            <text:p text:style-name="P25"><text:span text:style-name="T1">Uno de los ojos converge con saltos.</text:span></text:p>
          </text:list-item>
          <text:list-item>
            <text:p text:style-name="P25"><text:span text:style-name="T1">Convergencia más lente de un ojo con respecto al otro.</text:span></text:p>
          </text:list-item>
          <text:list-item>
            <text:p text:style-name="P25"><text:span text:style-name="T1">Un ojo para el movimiento antes de la convergencia completa.</text:span></text:p>
          </text:list-item>
        </text:list>
        <text:p text:style-name="P9"><text:span text:style-name="T1"><text:tab/>Si el paciente tiende a posteriorizar la cabeza durante la prueba, hay que corregirlo, insistiendo en que la mirada se fije a la punta del lápiz.</text:span></text:p>
        <text:p text:style-name="P9"><text:span text:style-name="T1"><text:tab/>En la evaluación dento-maxilo-mandibular atraves de la inspección se observa:</text:span></text:p>
        <text:list xml:id="list2897493558" text:style-name="L18">
          <text:list-item>
            <text:p text:style-name="P26"><text:span text:style-name="T1">Si los frenos del labio esta centrado y en el frente, </text:span></text:p>
          </text:list-item>
          <text:list-item>
            <text:p text:style-name="P26"><text:span text:style-name="T1">Las líneas interincisal</text:span></text:p>
          </text:list-item>
          <text:list-item>
            <text:p text:style-name="P26"><text:soft-page-break/><text:span text:style-name="T1">La ausencia de los dientes posteriores </text:span></text:p>
          </text:list-item>
          <text:list-item>
            <text:p text:style-name="P26"><text:span text:style-name="T1">Los signos de desgaste de los dientes y facetas de desgaste normal de una corona o amalgama (Comelli 16).</text:span></text:p>
          </text:list-item>
        </text:list>
        <text:p text:style-name="P38"/>
        <text:p text:style-name="P9"><text:span text:style-name="T2">Tipos de calcáneos</text:span></text:p>
        <text:p text:style-name="P9"><text:span text:style-name="T1">También se observa el tipo de calcáneo que puede ser:</text:span></text:p>
        <text:list xml:id="list2462053533" text:style-name="L19">
          <text:list-item>
            <text:p text:style-name="P27"><text:span text:style-name="T1">Calcáneo varo: cuando el calcáneo se encuentra en inversión con respecto a la pierna (Figura 18 A).</text:span></text:p>
          </text:list-item>
          <text:list-item>
            <text:p text:style-name="P27"><text:span text:style-name="T1">Calcáneo valgo: cuando el calcáneo se encuentra en eversión con respecto a la pierna (Figura 18 B).</text:span></text:p>
          </text:list-item>
        </text:list>
        <text:p text:style-name="P9"><text:span text:style-name="T1"/></text:p>
        <text:p text:style-name="P9"><text:span text:style-name="T1">La alineación del calcáneo se observa con el paciente en bipedestación en una vista posterior, siendo la posición normal una alineación vertical del tendón de Aquiles y el calcáneo (Poter 60).</text:span></text:p>
        <text:p text:style-name="P38"/>
        <text:p text:style-name="P9"><text:span text:style-name="T2">Tipos de pie</text:span></text:p>
        <text:p text:style-name="P9"><text:span text:style-name="T1">En cuanto al tipo de pie, éstos pueden ser:</text:span></text:p>
        <text:list xml:id="list4213355587" text:style-name="L20">
          <text:list-item>
            <text:p text:style-name="P28"><text:span text:style-name="T1">Cavos: es una acentuación de la curvatura plantar, que pueden deberse tanto a una retracción de los ligamentos plantares o a una retracción de los músculos plantares como a una insuficiencia de los músculos flexores de tobillo, provoca la aparición de dedos en garra y un calcáneo varo, además puede estar acompañado por una fascitis plantar, ya que está estructura se encuentra trabajando en exceso en este tipo de deformidad (Daverio 16). Existe una forma hereditaria y otras congénitas e infantiles secundarias a afectación neuromuscular. También puede ser secundario a artritis reumatoidea y otras artropatías. Se clasifican en pie cavo tipo 1,2 y 3 (Llanos 1) (Figura 19).</text:span></text:p>
          </text:list-item>
          <text:list-item>
            <text:p text:style-name="P28"><text:span text:style-name="T1">Planos: es la disminución <text:s/>aplanamiento del arco plantar, se puede deber a una insuficiencia de las formaciones ligamentosas o musculares plantares como a tino exagerado de los músculos anteriores o posteriores (Poter 60). La caída y rotación de las estructuras óseas son las que provocan la imagen característica, junto con otros cambios mecánicos. Así mismo dichos pies pueden estar asociados con un calcáneo valgo, muy característico en la edad infantil de 4 a 5 años, debido a la laxitud músculo- ligamentosa que a estas edades todos los niños poseen. En los adolescente pueden causar dolores plantares, cansancio, debilidad, esguinces repetidos (Figura 19).</text:span></text:p>
          </text:list-item>
        </text:list>
        <text:p text:style-name="P38"/>
        <text:p text:style-name="P38"/>
        <text:p text:style-name="P38"/>
        <text:p text:style-name="P9"><text:span text:style-name="T2">Tipos de pisadas</text:span></text:p>
        <text:p text:style-name="P9"><text:span text:style-name="T1">A través de la baropodometria también podemos referirnos al tipo de pisada:</text:span></text:p>
        <text:list xml:id="list389661244" text:style-name="L21">
          <text:list-item>
            <text:p text:style-name="P29"><text:span text:style-name="T1">Pronador: consiste en un derrumbamiento del pie hacia la zona interna del mismo. Durante la marcha y la corrida los tobillos tienden a girar hacia adentro, es común, de hecho, es una amortiguación natural con la que se defiende el cuerpo. La pronación de la pisada es un efecto de defensa fisiológica del cuerpo, siempre que no pase del ángulo normal. Si fuera por este movimiento los pies sufrirían muchas lesiones.</text:span></text:p>
          </text:list-item>
          <text:list-item>
            <text:p text:style-name="P29"><text:span text:style-name="T1">Neutra: es cuando los tobillos no tienden a girar ni hacia el interior del pie, ni hacia el exterior cuando uno corre. El pie normal es aquel cuyo apoyo comienza por la parte externa del tobillo ejerciendo a continuación una discreta pronación por parte del medio pié y descargando el antepié entre el 1º y 2º metatarsiano.</text:span></text:p>
          </text:list-item>
          <text:list-item>
            <text:p text:style-name="P29"><text:span text:style-name="T1">Supinador: es cuando hay una ausencia o disminución del efecto pronatorio fisiológico, ofreciendo un apoyo por la parte externa del pie. Se trata de un pie muy estructurado y con poca movilidad, con una bóveda plantar aumentada y el tobillo hacia afuera. Los supinadores comprimen y desgastan los zapatos a todo lo <text:s/>largo de los bordes externos y no solo en la zona del talón (Figura 20).</text:span></text:p>
          </text:list-item>
        </text:list>
        <text:p text:style-name="P9"><text:span text:style-name="T1"/></text:p>
        <text:p text:style-name="P9"><text:span text:style-name="T1">Aparte de todos esto, en la evaluación postural de debe observar en la línea de la plomada todas las alteraciones del cuerpo en general, como la posición de la cabeza, de los miembros superiores, del tronco, de la columna, de los pliegues, el ángulo de la talla, la maniobra de Adams, la posición de los miembros inferiores, si están rotados interna o externamente</text:span></text:p>
        <text:p text:style-name="P38"/>
        <text:p text:style-name="P9"><text:span text:style-name="T2">Los pies y la postura</text:span></text:p>
        <text:p text:style-name="P9"><text:span text:style-name="T1">La integración de los pies solo ocurre atraves del calzado. La utilización de plantillas propioceptivas u posturales promueven tanto la prevención como la terapia de la postura en el pie, y también intenta disminuir el valor pico de presión y distribuir la fuerza de presión por toda la región plantar.</text:span></text:p>
        <text:p text:style-name="P9"><text:span text:style-name="T1">Esencialmente la plantilla transporta la superficie plantar hasta suelo. Puede ser considerada como un zapato posicionado entre el pie y el calzado y actuar para aumentar la eficiencia de los mecanismos del pie durante la caminata y la corrida.</text:span></text:p>
        <text:p text:style-name="P9"><text:span text:style-name="T1"><text:tab/>Las indicaciones para uso de plantillas van desde lumbalgias y dolores de cadera relacionadas al pie hasta los síndromes musculares y de las facias que envuelven los músculos, tendones, ligamentos y huesos. Un nuevo concepto de plantilla utilizando los sen</text:span><text:soft-page-break/><text:span text:style-name="T1">sores de los pies está direccionado a neurofisiología y no al aspecto mecánico como las plantillas tradicionales. Las plantillas posturales utilizan materiales que presentan características de ligereza, variación de densidad, poco espesor, higiene y está fundamentada en la fisiología de los pies.</text:span></text:p>
        <text:p text:style-name="P9"><text:span text:style-name="T1"><text:tab/>Los receptores externos de los pies los propioceptores articulares y musculares <text:s/>ya mencionados anteriormente, están íntimamente relacionados. A partir de las modificaciones de la sensibilidad profunda, las modificaciones <text:s/>articulares y del equilibrio músculo-ligamentario desencadenados por los baroreceptores plantares, la postura del cuerpo puede ser modificada tanto para una postura adecuada o inadecuada.</text:span></text:p>
        <text:p text:style-name="P9"><text:span text:style-name="T1"><text:tab/>En la confección de las plantillas propioceptivas o posturales, también descritas como sensoriales, son utilizadas piezas que están fijas a la plantilla. Estas piezas proporcionan informaciones al sistema postural fino y como respuesta, el cuerpo produce un reequilibrio postural a través de las reacciones reflejan tónicas musculares, corrigiendo de esta forma las asimetrías posturales.</text:span></text:p>
        <text:p text:style-name="P9"><text:span text:style-name="T1"><text:tab/>Es muy común observar un desequilibrio del cuerpo anteriormente. Contra esta situación, la región del antepié, a través de los baroreceptores, activa reflejamente los músculos posteriores de la columna y de los miembros inferiores con el objeto de posteriorizar el cuerpo buscando el reequilibrio. Entre tanto, quien indica las plantillas de manera general, tiene poco conocimiento sobre la complejidad del control postural, desconoce la relación existente entre la visión y los receptores plantares, entre la repercusión que el aparato oclusal ocasiona en la postural en general. Las industrias ortopédicas, cuando fabrican una plantilla desconocen su acción modificadora en la postura. Esta falta puede propiciar alteraciones lesivas en la postura del trabajador y desenvolver un desconforto y dolor. El uso de la plantilla ortopédica clásica modifica la biomecánica y puede desorganizar una postural ideal.</text:span></text:p>
        <text:p text:style-name="P9"><text:span text:style-name="T1"><text:tab/> La mala adaptación de las plantillas en la región plantar perturba la biomecánica articular de los pies y de la columna vertebral, pues disminuye el contacto del pie con el suelo y generan las insuficiencias sensoriales por el contacto insuficiente. Para mejorar esta interacción un nuevo concepto denominado plantilla termo moldeable permite reclutar más mecanoreceptores cutáneos podales. El tratamiento utilizando los receptores plantares permite constatar la eficacia inmediata de la corrección de asimetrías, que puede ser observada por la evaluación postural. </text:span></text:p>
        <text:p text:style-name="P38"/>
        <text:p text:style-name="P9"><text:span text:style-name="T2">Reprogramación postural con plantillas</text:span></text:p>
        <text:p text:style-name="P9"><text:span text:style-name="T1">Las plantillas propioceptivas fueron creadas por René Bourdiol en 1980. El principio de estas plantillas se basa en la acción de piezas muy delgadas que se colocan bajo la piel y los músculos plantares, reprogramando la postura. Las estimulaciones visuales, cutáneas, podales u oclusivas activan los reflejos posturales permitiendo la corrección de las alteraciones de la postura estimulando o inhibiendo las cadenas musculares. La indicación de una plantilla propioceptiva está ligada, no solo a una sintomatología intrínseca del pie, sino <text:s/>también a dolores músculo tendinosos del miembro inferior y de la columna vertebral.</text:span></text:p>
        <text:p text:style-name="P9"><text:span text:style-name="T1"><text:tab/>El tono postural está sobre el control y dependencia de las informaciones visuales, vestibulares, propioceptivas, oculomotoras y oclusales. Una buena postura es una actitud rara vez alcanzada. Frecuentemente una persona diestra presenta un deslizamiento de pequeña amplitud para la derecha y para atrás del tronco de 4o, con un apoyo predominante a la derecha. Estos desplazamientos hacia la derecha para los diestros y hacia la izquierda para los zurdos corresponden a la normalidad.</text:span></text:p>
        <text:p text:style-name="P9"><text:span text:style-name="T1"><text:tab/>El pie es uno de los receptores del sistema postural y sus informaciones están integradas en el sistema visual, auditivo y propioceptivo para el control del tono postural. El pie puede controlar la postura pero trabajando dos neuroreceptores mecánicos y sensoriales. Casi la totalidad de los receptores plantares están sobre el orden y control del nervio plantar, medial y lateral. </text:span></text:p>
        <text:p text:style-name="P9"><text:span text:style-name="T1">Los receptores cutáneos o exteroceptores, localizados en la piel plantar, son sensibles a excitaciones térmicas, táctiles o de compresión. Los receptores situados en los músculos y tendones son sensibles a la presión y a la tensión. </text:span></text:p>
        <text:p text:style-name="P9"><text:span text:style-name="T1"><text:tab/>Así, en el pie plano serán estimulados los husos neuromusculares para aumentar el tono muscular a través de una barra antero calcánea de 1mm (niños) a 2mm (adulto) que estará situada en el cuerpo muscular del abductor del primer y quinto metatarsiano. El estiramiento de los husos musculares facilita la contracción muscular. Estas terminaciones son sensibles a alteraciones de duración y velocidad de los músculos y producen facilitación refleja del músculo sobre el estiramiento. Este estiramiento sostenido sirve para reclutar tanto motoneuronas alfa como gamma favoreciendo no solo la contracción extrafusal, sino también intrafusal.</text:span></text:p>
        <text:p text:style-name="P37"><text:span text:style-name="T1"><text:tab/>De esta manera, en el pie cavo serán estimulados los Órganos tendinosos de Golgi para disminuir el tono muscular. Podrá ser utilizada una barra retrocapital de 1mm (niños) a 3mm (adulto). Una presión inhibitoria firme y moderada aplicada en el tendón del músculo resulta en la inhibición del tono muscular. Terapéuticamente la técnica de inhibición por presión a través del estiramiento prolongado puede ser aplicada mecánicamente con el uso de una barra sobre la acción de la gravedad y el peso corporal.</text:span></text:p>
        <text:p text:style-name="P37"><text:soft-page-break/><text:span text:style-name="T1"><text:tab/>De la misma manera, cuando nos encontramos con un protocolo C alterado, se coloca la barra infracapital, y cuando el protocolo NT es el que se encuentra alterado, colocamos la cuña infracuboides, y cuando existe una diferencia en la longitud de los MM.II se coloca un realce infra calcáneo.</text:span></text:p>
        <text:p text:style-name="P9"><text:span text:style-name="T1"><text:tab/>La reprogramación postural ocurre cuando los mecanoreceptores de la región plantar, que poseen umbrales muy sensibles, detectan presiones de 300 milisegundos, son activados por una deformación mínima de la piel (a partir de 5 micrones) a través de relevos descritos como piezas que son colocadas en las plantillas (en torno de 1 a 3mm). Estas piezas, que pueden ser elementos, barras o cuñas, cuando son colocadas en las plantillas propioceptivas o posturales estimulan el sistema postural fino. Existen regiones específicas en las plantas de los pies cuya estimulación provoca una modificación del tono postural y un reposicionamiento de la oblicuidad de la pelvis.</text:span></text:p>
        <text:p text:style-name="P9"><text:span text:style-name="T1"><text:tab/>La integración de las informaciones es realizada a nivel de la médula espinal y el cerebro con informaciones de aferencias visuales, vestibulares, cervicales, auditivas y del aparato locomotor. La posición ortostática es conservada gracias a la actividad muscular llamada tono postural y el reflejo miotático que regula el tono postural. Casi el 95% de los movimientos durante el día son automáticos. El movimiento automático, a partir del movimiento que la persona aprende está memorizado en el cerebelo. Cada persona posee una memorización del movimiento y de la postura que le es propia.</text:span></text:p>
        <text:p text:style-name="P9"><text:span text:style-name="T1"><text:tab/>El reflejo miotático es el más rápido de las respuestas sensitivas motoras y ajusta la resistencia del músculo a su propio estiramiento. Constituye un sistema de integración del tono de un grupo de músculos en función de la postura. Existen dos tipos de contracción muscular: la tónica y la fásica. La contracción tónica no produce movimiento ni desplazamiento, pero la contracción fásica si. El tono muscular fija las articulaciones en posiciones determinadas, siempre solidarias unas con otras, componiendo una actitud en conjunto. Las contracciones reflejas de los músculos permiten conservar al individuo dentro de la base de sustentación gracias a las correcciones de los desplazamientos en el centro de gravedad. </text:span></text:p>
        <text:p text:style-name="P9"><text:span text:style-name="T1"><text:tab/>El reflejo tónico es el equilibrio de la postura. La respiración es igualmente un elemento determinante en la postura y en sus posibilidades de modificación. El diafragma tiene inserciones cercanas al poas y al cuadrado lumbar. A acción entre el diafragma y estos músculos debe ser sinérgica. Por eso, desniveles u oblicuidades pélvicas actúan causando disfunción del diafragma y de la respiración. </text:span></text:p>
        <text:p text:style-name="P9"><text:span text:style-name="T1"><text:tab/>Un gesto repetitivo profesional o deportivo puede inducir a una modificación del equilibrio postural por una asimetría de fuerzas musculares, pudiendo inducir a una actitud antálgica. Ella puede ser registrada en la memoria del cerebelo y persistirá aunque los signos dolorosos hayan desaparecido. La fatiga, estrés, calor, frío, varios factores pueden intervenir en la actitud postural. El individuo generalmente no tiene idea de que estor fenómenos intervienen en la postura.</text:span></text:p>
        <text:p text:style-name="P38"/>
        <text:p text:style-name="P9"><text:span text:style-name="T2">Plantillas propioceptivas</text:span></text:p>
        <text:p text:style-name="P9"><text:span text:style-name="T1">Existen varios tipos de plantillas ortopédicas. En podoposturología las plantillas ortopédicas son termocoladas o más frecuentemente termomolddeadas al pie. La elección será hecha en función a la evaluación fisioterápica. En relación a la plantilla clásica, es la más fina, liviana y flexible. Las piezas estimuladoras son más finas, menos traumatizantes y más fáciles de limpiar. Estas plantillas son adaptables a los calzados deportivos o sociales.</text:span></text:p>
        <text:p text:style-name="P9"><text:span text:style-name="T1"><text:tab/>El objetivo principal de las plantillas propioceptivas es la estimulación de determinadas áreas del pie y de los músculos para mejorar la postura del individuo. La estimulación puede ser realizada con varios tipos de piezas. Los elementos que son puntuales, las barras que son transversales al pie, recorriendo la plantilla de lado a lado, las cuñas que presentan una característica mecánica y postural y los realces que actúan igualando los miembros inferiores.</text:span></text:p>
        <text:p text:style-name="P9"><text:span text:style-name="T1">Cuando estas piezas son posicionadas son los vientres musculares de los músculos plantares comprimen los husos neuromusculares y favorecen la contracción muscular.</text:span></text:p>
        <text:p text:style-name="P9"><text:span text:style-name="T1"><text:tab/>Cuando son posicionados en contacto con los Órganos tendinosos de Golgi, que están situados próximos a las uniones tenomusculares, desencadenan una acción inhibitoria que frena el reflejo miotático o la contracción muscular produciendo la relajación muscular.</text:span></text:p>
        <text:p text:style-name="P9"><text:span text:style-name="T1">Cuando estas piezas son posicionadas sobre las piezas óseas van a tener una acción mecánica <text:s/>modificar la posición del pie para obtener una mejor congruencia articular en una respuesta de adaptación postural tanto en plano sagital cono frontal.</text:span></text:p>
        <text:p text:style-name="P9"><text:span text:style-name="T1"><text:tab/>En la confección de las piezas son utilizadas: </text:span></text:p>
        <text:list xml:id="list1337209524" text:style-name="L22">
          <text:list-item>
            <text:p text:style-name="P30"><text:span text:style-name="T1">Placas duras de 2mm</text:span></text:p>
          </text:list-item>
          <text:list-item>
            <text:p text:style-name="P30"><text:span text:style-name="T1">Placas duras de 3mm</text:span></text:p>
          </text:list-item>
          <text:list-item>
            <text:p text:style-name="P30"><text:span text:style-name="T1">Placa confort de 6mm.</text:span></text:p>
          </text:list-item>
        </text:list>
        <text:p text:style-name="P9"><text:span text:style-name="T1"/></text:p>
        <text:p text:style-name="P9"><text:span text:style-name="T1">Estas placas poseen una alta resistencia son finas y bien toleradas por los calzados. El acabado de cada pieza debe tener las características de fijación de bordes que estarán en contacto con la piel. En podoposturologia, el proceso de confección y darle molde a la plantilla es realizado por la influencia del calor generado por un equipamiento denominado termomoldeador. Para realizar las plantillas es necesario entre 96 y 100 grados por un tiempo de 2min aproximadamente.</text:span></text:p>
        <text:p text:style-name="P9"><text:soft-page-break/><text:span text:style-name="T1">Para prescribir las plantillas propioceptivas es necesaria una evaluación postural, con un diagnóstico postural definido la prescripción de la plantilla puede ser realizada. </text:span></text:p>
        <text:p text:style-name="P38"/>
        <text:p text:style-name="P9"><text:span text:style-name="T2">Proceso de confección de las plantillas</text:span></text:p>
        <text:p text:style-name="P9"><text:span text:style-name="T1">El proceso de confección de plantillas inicia con un plantigrama del individuo, seguido de la GABARITAGEM, que es la demarcación del área del pie. A continuación se realiza un corte de las piezas en placa dura y de confort, concluyendo con la fijación de las mismas. Estando las piezas puestas sarán colocadas en la placa LUX y enseguida llevadas al termomoldeador en donde serán calentadas. Después del tiempo necesario para que sean calentadas, se retira del termomoldeador y son metidas, junto con el pie del paciente dentro de una bota de plástico. Enseguida será activado el evacuador der termomoldeador para retirar todo el calos y evitar quemar la piel del paciente. Esta bota plástica junto con la plantilla y el pie serán colocados sobre un moldeador. </text:span></text:p>
        <text:p text:style-name="P9"><text:span text:style-name="T1"><text:tab/>Entonces el individuo se pondrá de pie sobre el moldeador permaneciendo en posición ortostática, con carga, por unos 2 minutos. El individuo deberá estar mirando hacia el frente bien posicionado para evitar la impresión de alteraciones en la plantilla. Posteriormente la plantilla será lijada para que el acabado de los bordes sea concluido en una forma estéticamente presentable. </text:span></text:p>
        <text:p text:style-name="P38"/>
        <text:p text:style-name="P9"><text:span text:style-name="T2">Piezas o estímulos</text:span></text:p>
        <text:p text:style-name="P9"><text:span text:style-name="T1">Las piezas que pueden ser utilizadas en las plantillas son:</text:span></text:p>
        <text:list xml:id="list2331424814" text:style-name="L23">
          <text:list-item>
            <text:p text:style-name="P31"><text:span text:style-name="T1">Barra infracapital (BIC) (Figura 21). Se utiliza para corrección del protocolo C, es de 2 mm de espesor. Se la coloca debajo mismo de la cabeza de los metatarsianos.</text:span></text:p>
          </text:list-item>
          <text:list-item>
            <text:p text:style-name="P31"><text:span text:style-name="T1">Elemento infracuboide (EIC) (Figura 22). Se utiliza para la corrección del protocolo CT, es de 3mm de espesor. Se coloca debajo del hueso cuboides.</text:span></text:p>
          </text:list-item>
          <text:list-item>
            <text:p text:style-name="P31"><text:span text:style-name="T1">Barra retro calcánea (BRCal): <text:s/>Promueve la antepulsión del cuerpo, es de 2 mm de espesor. Se la coloca debajo del tercio posterior del calcáneo. </text:span></text:p>
          </text:list-item>
          <text:list-item>
            <text:p text:style-name="P31"><text:span text:style-name="T1">Barra antero calcánea (BACal): Se utiliza para el pie plano, es de 2 mm de espesor y se la coloca debajo de los vientres musculares de los músculos flexores de los dedos de los pies para aumentar el tono muscular.</text:span></text:p>
          </text:list-item>
          <text:list-item>
            <text:p text:style-name="P31"><text:span text:style-name="T1">Barra retro capital (BRC): Se la utiliza en el pie cavo, es de 3 mm de espesor, y se la coloco debajo de los órganos tendinosos de Golgi de los tendones de los flexores de los dedos para disminuir el tono muscular.</text:span></text:p>
          </text:list-item>
          <text:list-item>
            <text:p text:style-name="P31"><text:span text:style-name="T1">Elemento anti rotación interna (EAntiRI): <text:s/>Estimula la rotación externa, es de 3 mm de espesor y se la coloca por arriba de la mitad interna del calcáneo.</text:span></text:p>
          </text:list-item>
          <text:list-item>
            <text:p text:style-name="P31"><text:span text:style-name="T1">Elemento anti rotación externa (EAntiRE): <text:s/>Estimula la rotación interna, es de 3 mm de espesor y se la coloca por arriba de la mitad externa del calcáneo.</text:span></text:p>
          </text:list-item>
          <text:list-item>
            <text:p text:style-name="P31"><text:span text:style-name="T1">Cuña anti calcáneo varo (CAntiVAR): Se utiliza como pieza valgizante del calcáneo, es de 3, 6 o 12 mm dependiente del grado de desviación del calcáneo. Se la coloca debajo de la mitad externa del calcáneo.</text:span></text:p>
          </text:list-item>
          <text:list-item>
            <text:p text:style-name="P31"><text:span text:style-name="T1">Cuña anti calcáneo valgo (CAntiVAL): Se la utiliza como pieza varizante del calcáneo. Al igual que la anterior es de 3, 6 o 12 mm de espesor dependiendo del grado de desviación del calcáneo. Se la coloca en debajo de la mitad interna del calcáneo.</text:span></text:p>
          </text:list-item>
          <text:list-item>
            <text:p text:style-name="P31"><text:span text:style-name="T1">Elemento infra primer metatarso (EIPM): está indicado cuando el primer metatarso es más corto de lo normal produciendo dolor en el segundo metatarsiano, es de 2 mm de espesor y se lo coloca bajo la cabeza del primer metatarso.</text:span></text:p>
          </text:list-item>
          <text:list-item>
            <text:p text:style-name="P31"><text:span text:style-name="T1">Elemento de relleno para pie cavo (EPPC): Se utiliza en un pie cavo no doloroso, promueve el contacto de pie con el suelo. Es de 6 o 12 mm en pie cavo 3. Se lo coloca en la zona media del arco longitudinal medial del pie.</text:span></text:p>
          </text:list-item>
          <text:list-item>
            <text:p text:style-name="P31"><text:span text:style-name="T1">Realce infra calcáneo (RIC) (Figura 23). Provoca la igualdad en la longitud de MM.II y por tano nivela la pelvis. Es de 1, 2, 3mm o más de acuerdo a la diferencia encontrada en la evaluación. Se lo coloca debajo mismo del calcáneo (Przysiezny 7).</text:span></text:p>
          </text:list-item>
        </text:list>
        <text:p text:style-name="P38"/>
        <text:h text:style-name="P46" text:outline-level="2">MATERIALES Y MÉTODOS</text:h>
        <text:p text:style-name="P9"><text:span text:style-name="T2">Diseño</text:span></text:p>
        <text:list xml:id="list2541509583" text:style-name="L24">
          <text:list-item>
            <text:p text:style-name="P40"><text:span text:style-name="T5">Tipo retrospectivo transversal descriptivo.</text:span></text:p>
          </text:list-item>
        </text:list>
        <text:p text:style-name="P38"/>
        <text:p text:style-name="P9"><text:span text:style-name="T2">Delimitación de estudio</text:span></text:p>
        <text:list xml:id="list3156125509" text:style-name="L25">
          <text:list-item>
            <text:p text:style-name="P41"><text:span text:style-name="T5">La investigación se realizó en la República del Paraguay, ciudad de Asunción. Las fichas, datos y evaluaciones fueron del periodo 2099- 2010 del instituto RANDALL, en la sección de Plantigrafía.</text:span></text:p>
          </text:list-item>
        </text:list>
        <text:p text:style-name="P38"/>
        <text:p text:style-name="P38"/>
        <text:p text:style-name="P9"><text:span text:style-name="T2">Población</text:span></text:p>
        <text:list xml:id="list405359554" text:style-name="L26">
          <text:list-item>
            <text:p text:style-name="P42"><text:span text:style-name="T5">Pacientes que asistieron al consultorio de Plantigrafía, que tengan el estudio de baropodometría.</text:span></text:p>
          </text:list-item>
        </text:list>
        <text:p text:style-name="P9"><text:soft-page-break/><text:span text:style-name="T2">Muestra poblacional</text:span></text:p>
        <text:p text:style-name="P9"><text:span text:style-name="T1">Criterios de Inclusión:</text:span></text:p>
        <text:list xml:id="list3846160383" text:style-name="L27">
          <text:list-item>
            <text:p text:style-name="P32"><text:span text:style-name="T1">Pacientes de sexo femenino y masculino.</text:span></text:p>
          </text:list-item>
          <text:list-item>
            <text:p text:style-name="P32"><text:span text:style-name="T1">Pacientes con estudios de baropodometría.</text:span></text:p>
          </text:list-item>
          <text:list-item>
            <text:p text:style-name="P32"><text:span text:style-name="T1">Pacientes con evaluación postural.</text:span></text:p>
          </text:list-item>
          <text:list-item>
            <text:p text:style-name="P32"><text:span text:style-name="T1">Pacientes que hayan asistido al área de Plantigrafía en los años 2009- 2010.</text:span></text:p>
          </text:list-item>
        </text:list>
        <text:p text:style-name="P9"><text:span text:style-name="T1">Criterios de Exclusión:</text:span></text:p>
        <text:list xml:id="list3285258799" text:style-name="L28">
          <text:list-item>
            <text:p text:style-name="P33"><text:span text:style-name="T1">Pacientes diabéticos.</text:span></text:p>
          </text:list-item>
          <text:list-item>
            <text:p text:style-name="P33"><text:span text:style-name="T1">Pacientes menores de 10 años.</text:span></text:p>
          </text:list-item>
        </text:list>
        <text:p text:style-name="P38"/>
        <text:p text:style-name="P9"><text:span text:style-name="T2">Muestra</text:span></text:p>
        <text:p text:style-name="P9"><text:span text:style-name="T1">100 pacientes del instituto RANDALL.</text:span></text:p>
        <text:p text:style-name="P38"/>
        <text:p text:style-name="P9"><text:span text:style-name="T2">Metodología</text:span></text:p>
        <text:p text:style-name="P9"><text:span text:style-name="T1">Fueron tomadas 100 fichas y evaluaciones de pacientes que han asistido al instituto RANDALL, en la sección de Plantigrafía en el periodo 2009- 2010 los cuales fueron seleccionados de acuerdo con los criterios de inclusión y exclusión nombrado anteriormente y anotados en fichas de recolección de datos (Figura 24). Se determinaron las alteraciones de postura y del protocolo CNT, y si son corregibles con estímulos propioceptivos en la planta de los pies. Se analizó el estudio baropodométrico para determinar el tipo de pie estático y dinámico de cada paciente. Los datos recogidos se han agrupado en gráficos y barras y circulares para su mejor análisis.</text:span></text:p>
        <text:p text:style-name="P38"/>
        <text:p text:style-name="P9"><text:span text:style-name="T2">Variables</text:span></text:p>
        <text:p text:style-name="P9"><text:span text:style-name="T1">De las fichas se tomarán:</text:span></text:p>
        <text:list xml:id="list2099098484" text:style-name="L29">
          <text:list-item>
            <text:p text:style-name="P34"><text:span text:style-name="T1">Edad</text:span></text:p>
          </text:list-item>
          <text:list-item>
            <text:p text:style-name="P34"><text:span text:style-name="T1">Sexo</text:span></text:p>
          </text:list-item>
          <text:list-item>
            <text:p text:style-name="P34"><text:span text:style-name="T1">Lateralidad</text:span></text:p>
          </text:list-item>
          <text:list-item>
            <text:p text:style-name="P34"><text:span text:style-name="T1">Cicatrices</text:span></text:p>
          </text:list-item>
          <text:list-item>
            <text:p text:style-name="P34"><text:span text:style-name="T1">Si hay alteración visual</text:span></text:p>
          </text:list-item>
          <text:list-item>
            <text:p text:style-name="P34"><text:span text:style-name="T1">Problemas en la oclusión</text:span></text:p>
          </text:list-item>
          <text:list-item>
            <text:p text:style-name="P34"><text:span text:style-name="T1">Tipos de pie</text:span></text:p>
          </text:list-item>
          <text:list-item>
            <text:p text:style-name="P34"><text:span text:style-name="T1">Protocolo CNT</text:span></text:p>
          </text:list-item>
          <text:list-item>
            <text:p text:style-name="P34"><text:span text:style-name="T1">Equilibrio</text:span></text:p>
          </text:list-item>
          <text:list-item>
            <text:p text:style-name="P34"><text:span text:style-name="T1">Estímulos</text:span></text:p>
          </text:list-item>
        </text:list>
        <text:p text:style-name="P9"><text:span text:style-name="T1"/></text:p>
        <text:p text:style-name="P9"><text:span text:style-name="T1">En las evaluaciones se tendrán en cuenta:</text:span></text:p>
        <text:list xml:id="list3178137418" text:style-name="L30">
          <text:list-item>
            <text:p text:style-name="P35"><text:span text:style-name="T1">Alineación de los hombros</text:span></text:p>
          </text:list-item>
          <text:list-item>
            <text:p text:style-name="P35"><text:span text:style-name="T1">Triángulo de la talla</text:span></text:p>
          </text:list-item>
          <text:list-item>
            <text:p text:style-name="P35"><text:span text:style-name="T1">Ejes de las rodillas</text:span></text:p>
          </text:list-item>
          <text:list-item>
            <text:p text:style-name="P35"><text:span text:style-name="T1">Tipo de calcáneo</text:span></text:p>
          </text:list-item>
          <text:list-item>
            <text:p text:style-name="P35"><text:span text:style-name="T1">Curvas de la columna</text:span></text:p>
          </text:list-item>
        </text:list>
        <text:p text:style-name="P38"/>
        <text:p text:style-name="P9"><text:span text:style-name="T2">Análisis Estadísticos</text:span></text:p>
        <text:list xml:id="list1596715362" text:style-name="L31">
          <text:list-item>
            <text:p text:style-name="P36"><text:span text:style-name="T1">Variables cuantitativas: los resultados serán expresados en promedio y desviación estándar.</text:span></text:p>
          </text:list-item>
          <text:list-item>
            <text:p text:style-name="P36"><text:span text:style-name="T1">Variables cualitativas: los resultados serán expresados en frecuencia y procentajes.</text:span></text:p>
          </text:list-item>
        </text:list>
        <text:p text:style-name="P38"/>
        <text:p text:style-name="P9"><text:span text:style-name="T2">Asuntos éticos</text:span></text:p>
        <text:p text:style-name="P9"><text:span text:style-name="T1">No se utilizará el nombre de los pacientes en este trabajo de investigcón. El instituto RANDALL da la autorización correspondiente para el acceso a las fichas, datos y evaluaciones que se precisan para dicha investigación (Figura 25).</text:span></text:p>
        <text:p text:style-name="P38"/>
        <text:h text:style-name="P46" text:outline-level="2">RESULTADOS</text:h>
        <text:p text:style-name="P9"><text:span text:style-name="T1">De las 100 fichas extraídas el 41% de los pacientes fueron hombres, y el 59% mujeres, siendo el promedio de edad de 35,04+ 17,6 (Figura 26). El 60% de los pacientes posee al menos una cicatriz, mientras que el 40% no posee ninguna (Figura 27). Según el estado del sistema visual, el 43% posee una visión normal, y el 57% tiene algún tipo de alteración (Figura 28). Ahora se observará el porcentaje de la oclusión mandibular, en el cuál el <text:s/>59% está normal, mientras que en el 41% de los pacientes se encuentra alterada (Figura 29).</text:span></text:p>
        <text:p text:style-name="P9"><text:span text:style-name="T1"><text:tab/>En el caso del equilibrio, el 89% de los pacientes tiene alterado, mientras que el 11% tiene un equilibrio normal (Figura 30). Haciendo una correlación entre la lateralidad y el nivel de los hombros de los pacientes se vio que el 47% posee lateralidad derecha con descenso del hombro derecho y el 23% posee lateralidad izquierda con descenso del hombro izquierdo (Figura 31). En cuanto a la evaluación baropodométrica estática, se ve que en el 74% de los pacientes tienen pie cavo, el 15% pie normal y el 10% presenta pie plano (Figura 32).</text:span></text:p>
        <text:p text:style-name="P9"><text:span text:style-name="T1"><text:tab/>En la evaluación del protocolo C se observo un mayor porcentaje de pacientes con el MM.SS derecho más largo equivaliendo al 49%, el 30% el lado izquierdo y que el solo el 21% tiene los MM.SS simétricos (Figura 33). En el protocolo N el 63% de los pacientes poseen la cresta iliaca derecha descendida, el 31% la cresta iliaca izquierda descendida y en el 6% se encuentran simétricas (Figura 34). En la evaluación del protocolo T la mayoría de los pacientes posee la tensión paravertebral asimétrica con un 91%, mientras que solo el 9% de los pacientes poseen tensión paravertebral simétrica (Figura 35). En cuanto a los estímulos propiceptivos el 71% tiene un estímulo infracapital, el 50% un estímulo infracuboideo, el 58% posee un realce calcáneo y un 4% corrige el protocolo CNT con calce molar (Figura 36).</text:span></text:p>
        <text:p text:style-name="P9"><text:span text:style-name="T1"><text:tab/>De la misma forma, refiriéndonos el la posición del calcáneo, podemos ver que en el pie izquierdo el 54% posee un calcáneo normalmente alineado, el 28% tiene un calcáneo valgo y el 18% un calcáneo varo. Así mismo en el pie derecho se vió que el 53% de los pacientes poseen un tipo de calcáneo normal, el 26% un calcáneo valgo, mientras que el 21% posee calcáneo </text:span><text:soft-page-break/><text:span text:style-name="T1">varo (Figura 37). En el 82% de los pacientes evaluados, se vio el triangulo de la talla normal, en el 10% está aumentado a la derecha y el 8% aumentado a la izquierda (Figura 38). En la evaluación de la columna se observó que el 31% de los pacientes presentan curvaturas normales, mientras que el 69% tiene alguna alteración en las curvas siendo la alteración más frecuente la hiperlordosis lumbar con un 45%, el 5% presenta cifosis, el 6% tiene escoliosis, el 7% cifolordosis, el 3% <text:s/>dorso plano, 3% cifoescoliosis, 5 dorsolordosis y el 1% rectificación lumbar (Figura 39).</text:span></text:p>
        <text:p text:style-name="P9"><text:span text:style-name="T1"><text:tab/>De la misma forma, al evaluar la alineación de las rodillas, se observó que el 30’% presenta una alineación correcta, mientras que el 70% tiene alguna desviación, siendo el 25% genu valgo, el 3% genu varo, el 16% genu flexum, el 26% genu recurvatum (Figura 40). </text:span></text:p>
        <text:p text:style-name="P38"/>
        <text:h text:style-name="P46" text:outline-level="2">DISCUSIÓN</text:h>
        <text:p text:style-name="P9"><text:span text:style-name="T1">Difícilmente se pueda encontrar un individuo con una postura ideal. A simple vista, un sujeto puede aparentar tener una postura correcta, pero si nos ponemos a analizar cada parte de su cuerpo mediante un estudio podoposturológico es seguro es que encontremos alguna anormalidad. Así mismo, la gran mayoría de las personas no se dan cuenta de que tienen estás alteraciones, ya que en muchos casos, la anormalidad es leve y les permite seguir normalmente con su vida cotidiana. Pero estas alteraciones pueden evolucionar hacia una deformidad más grande, causando molestias y evidentes desequilibrios en cualquier parte del cuerpo.</text:span></text:p>
        <text:p text:style-name="P9"><text:span text:style-name="T1"><text:tab/>Al realizar el estudio baropodométrico se observó que el 74% de los pacientes tiene pie cavo, lo cual puede deberse, en el caso de las mujeres por el tipo de zapato que utilizan ya que la moda impone la tendencia de la utilización de tacos muy altos que ponen en un sobre esfuerzo a toda la planta del pie, especialmente a la fascia plantar. Así la estructura del pie debe adaptarse a las demandas en cuanto a la posición se refiere produciendo el aumento del arco plantar y una anteriorización del peso del cuerpo.</text:span></text:p>
        <text:p text:style-name="P9"><text:span text:style-name="T1"><text:tab/>En el análisis del portocol C el 49% de los pacientes tiene el miembro superior derecho más largo, lo que quiere decir que el tronco está rotado a izquierda. La causa puede ser el hecho que la m,ayoría de los pacientes poseían una lateralidad derecha, los cuales frecuentemente giran el tronco a la izquierda para agarrar objetos, produciéndose un mayor trabajo en toda la musculatura de este mismo lado.</text:span></text:p>
        <text:p text:style-name="P9"><text:span text:style-name="T1"><text:tab/>En el protocolo N el 63% de los evaluados tienen la cresta iliaca izquierda descendida. La causa de este desnivel podría ser una diferencia de longitud en los miembros inferiores por un exceso de estimulación ósea en el lado derecho que generalmente es el lado de dominancia, quedando como resultado un miembro izquierdo menos estimulado y por lo tanto más corto que el lado derecho. Otro motivo de este desnivel pélvico podrían ser los desequilibrios musculares que quedan después de cualquier lesión los cuales pocas veces llegan a ser tratados en su totalidad ya que los pacientes muy pocas veces llegan a esa etapa de la rehabilitación.</text:span></text:p>
        <text:p text:style-name="P9"><text:span text:style-name="T1"><text:tab/>En cuanto a la simetría en el equilibrio muscular paravertebral, el 91% tienen una tensión asimétrica. Como ya es sabido, las cadenas musculares son como hilos que no se separan, es decir, cuando un sector se tensa de más todo el resto se ve de alguna manera alterado, siendo en algunas zonas más visibles que en otras. La presencia de cualquier cicatriz, ya sea en la piel o en órganos internos puede causar un desequilibrio en la tensión muscular, al igual que un proceso doloroso desencadena una posición antálgica generando el desequilibrio muscular que es evaluado en el protocolo T.</text:span></text:p>
        <text:p text:style-name="P9"><text:span text:style-name="T1"><text:tab/>Además la presencia de contracturas es muy común a lo largo de toda la columna, lo que altera la tensión muscular y el desplazamiento de la piel con las fascias. También se observó el nivel de los hombros, de los cuales el 58% de los pacientes tenían el hombro derecho más descendido que el izquierdo. Esto puede ser provocado por la utilización de carteras y maletines pesados durante largo periodo de tiempo que obligan al cuerpo a inclinarse hacia el lado contrario en donde se lleva el peso para poder equilibrarse. </text:span></text:p>
        <text:p text:style-name="P9"><text:span text:style-name="T1"><text:tab/>El estímulo propioceptivo más utilizado es la barra infracapital con un 71%, esto puede deberse a que la mayoría de los pacientes presentan alteración en la oclusión y en el sistema visual, aparte de contracturas musculares muy comunes a nivel de la zona dorsal alta y la columna cervical, los cuales producen una alteración en la posición de la cabeza normalmente hacia adelante por la ubicación de su centro de gravedad debido a la proyección de la mandíbula haciendo que el cuerpo se proyecte hacia adelante. </text:span></text:p>
        <text:p text:style-name="P9"><text:span text:style-name="T1"><text:tab/>Las alteraciones en la oclusión de los molares y premolares causan también una hipotonía en toda la musculatura extensora, ya sea de los miembros o del tronco, produciendo una incapacidad de estos músculos para mantener el centro de gravedad del cuerpo en su posición correcta.</text:span></text:p>
        <text:p text:style-name="P38"/>
        <text:h text:style-name="P46" text:outline-level="2">CONCLUSIÓN</text:h>
        <text:p text:style-name="P9"><text:span text:style-name="T1">Las evidencias demuestran que tan solo el 1% de los pacientes poseía un protocolo CNT normal en su totalidad, lo que nos sugiere la total despreocupación por parte de las personas por la atención y el cuidado de la </text:span><text:soft-page-break/><text:span text:style-name="T1">postura. Aparte, una mala postura pasa muchas veces desapercibida sobre todo por la persona que la padece, hasta que empieza a causar molestias en distintas partes del cuerpo o al contrario, ser las crisis de dolor las causantes de una alteración postural. </text:span></text:p>
        <text:p text:style-name="P9"><text:span text:style-name="T1"><text:tab/>Los estímulos podales utilizados para corregir el Protocolo CNT son la barra infracapital y el elemento infracuboide, con ellos la corrección de estas alteraciones es automática, solo que el organismos necesita un periodo de aproximadamente 3 a 4 meses para adaptarse al nuevo esquema corporal. </text:span></text:p>
        <text:p text:style-name="P9"><text:span text:style-name="T1"><text:tab/>Otras causas por las que puede estar alterado el Protocolo CNT serian diferencia de longitud entre los miembros inferiores, lo cual se corrige con un realce infra calcáneo, o alteraciones en la oclusión dentaria lo que se corrige en el momento de la evaluación con un calce molar, aunque posteriormente el paciente es derivado al odontólogo para su evaluación y tratamiento más adecuado.</text:span></text:p>
        <text:p text:style-name="P9"><text:span text:style-name="T1"><text:tab/>También intervienen en el control de la postura el sistema vestibular, la visión y los músculos oculomotores por la que el tratamiento para las alteraciones de la postura debe ser un multidisciplinario integrado por el fisioterapeuta, odontólogo, oculista, neurólogo y el otorrino para poder conseguir resultados favorables y duraderos en el esquema corporal del paciente. </text:span></text:p>
        <text:p text:style-name="P38"/>
        <text:h text:style-name="P46" text:outline-level="2">SUGERENCIAS</text:h>
        <text:p text:style-name="P9"><text:span text:style-name="T1">También sería de mucha ayuda la intervención de todas las industrias dedicadas a la confección de equipos para oficina, para la casa, aquellas dedicadas a la confección de zapatos y carteras y las empresas en general adecuando su producción y horas de trabajo a las normas de ergonomía que puedan causar menos daños ya sea a corto o largo plazo tanto a sus clientes como a sus trabajadores, teniendo en cuenta que con una adecuada utilización del cuerpo, respetando la anatomía y los periodos de trabajo y descanso podrán obtener una mejor recepción de su productos y un mayor rendimiento de sus trabajadores ya que evitaran o disminuirán las alteraciones de postura que a la larga traen problemas osteoarticulares y musculoesqueléticos.</text:span></text:p>
      </text:section>
      <text:p text:style-name="P2"/>
      <text:h text:style-name="P44" text:outline-level="2">TRABAJOS CITADOS</text:h>
      <text:p text:style-name="P1"><text:span text:style-name="T1">Bricot B. </text:span><text:span text:style-name="T2">Postura Normal y Posturas Patológicas.</text:span><text:span text:style-name="T1"> Revista del Instituto de Podología y Podoposturologia. 2008, Marzo, 2 v: página 3- 10. Impreso.</text:span></text:p>
      <text:p text:style-name="P1"><text:span text:style-name="T1">Brotzaman SB, Wilk KE. </text:span><text:span text:style-name="T2">Rehabilitación Ortopédica Clínica.</text:span><text:span text:style-name="T1"> Madrid. Editorial Elservier, 2005, Págs. 378-380. Impreso.</text:span></text:p>
      <text:p text:style-name="P1"><text:span text:style-name="T1">Busquet L. </text:span><text:span text:style-name="T2">Las Cadenas Musculares. Miembros Inferiores.</text:span><text:span text:style-name="T1"> Editorial Paidotribo, 4v, España, 2001. Págs. 11, 12. Impreso.</text:span></text:p>
      <text:p text:style-name="P1"><text:span text:style-name="T1">Chaitow L, DeLany JW. </text:span><text:span text:style-name="T2">Aplicación Clínica de las Técnicas Neuromusculares.</text:span><text:span text:style-name="T1"> Extremidades Inferiores. España. Editorial Paidotribo. Págs 60- 65. Impreso.</text:span></text:p>
      <text:p text:style-name="P1"><text:span text:style-name="T1">Comelli FC, Miranda RD. </text:span><text:span text:style-name="T2">Análisis Comparativo de la Influencia entre Plantillas Ortopédicas y Propioceptivas en la Postura Corporal.</text:span><text:span text:style-name="T1"> Centro de Ciencias de la Salud. Universidad Regional de Blumenau. Blumenau. 2006, Págs. 16-23. Tesis. Impreso.</text:span></text:p>
      <text:p text:style-name="P1"><text:span text:style-name="T1">Daverio E. </text:span><text:span text:style-name="T2">Tipos de Pie. </text:span><text:span text:style-name="T1">Revista del Instituto Randall. Año 9, nº 45, setiembre, 2010. Págs. 16, 17. Impreso.</text:span></text:p>
      <text:p text:style-name="P1"><text:span text:style-name="T1">Gagey PM, Bernard W. </text:span><text:span text:style-name="T2">Posturología. Regulación y Alteración de la Bipedestación. </text:span><text:span text:style-name="T1">Madrid. Editorial Masson. Págs. 10, 11. Impreso.</text:span></text:p>
      <text:p text:style-name="P1"><text:span text:style-name="T1">Kapandji AI. </text:span><text:span text:style-name="T2">Fisiología Articular.</text:span><text:span text:style-name="T1"> Madrid. Editorial Médica Panamericana, 2001. 2 v, Págs. 178, 228-234. Impreso.</text:span></text:p>
      <text:p text:style-name="P1"><text:span text:style-name="T1">Kendall FP, Kendall E, Provance P. </text:span><text:span text:style-name="T2">Músculo: Pruebas Funcionales y Dolor Postural.</text:span><text:span text:style-name="T1"> Barcelona, 2000, Págs. 71- 98. Impreso.</text:span></text:p>
      <text:p text:style-name="P1"><text:span text:style-name="T1">Lasserson D, Briar CH. </text:span><text:span text:style-name="T2">Lo Esencial del Sistema Nervioso.</text:span><text:span text:style-name="T1"> España. Editorial Elservier, 2004, Págs. 72- 74. Impreso.</text:span></text:p>
      <text:p text:style-name="P1"><text:span text:style-name="T1">Le Normand G, Percevault S. </text:span><text:span text:style-name="T2">Plantilla Ortopédica Propioceptiva.</text:span><text:span text:style-name="T1"> </text:span>Encycl Méd Chir. Paris. Editorial Elsevier, 2001. <text:span text:style-name="T1">Impreso.</text:span></text:p>
      <text:p text:style-name="P1"><text:span text:style-name="T1">Llanos LF, Acebes JC. El Pie. </text:span><text:span text:style-name="T2">Monografías Médico Quirúrgicas del Aparato Locomotor.</text:span><text:span text:style-name="T1"> Barcelona. Editorial Manson, 2003. Págs. 1, 2. Impreso</text:span></text:p>
      <text:p text:style-name="P1"><text:span text:style-name="T1">Losano J. </text:span><text:span text:style-name="T2">Cadenas musculares.</text:span><text:span text:style-name="T1"> Instituto Vodder. Cancún, Agosto, 2010. Impreso.</text:span></text:p>
      <text:p text:style-name="P1"><text:span text:style-name="T1">Padrion M. </text:span><text:span text:style-name="T2">Cadenas Musculares.</text:span><text:span text:style-name="T1"> Efisioterapia.net. Págs. 3, 4. Impreso.</text:span></text:p>
      <text:p text:style-name="P1"><text:span text:style-name="T1">Pera C. </text:span><text:span text:style-name="T2">Cirugía: Fundamentos, Indicaciones y Opciones Técnicas.</text:span><text:span text:style-name="T1"> Editorial Masson. 2v, Págs. 512- 515. Impreso.</text:span></text:p>
      <text:p text:style-name="P1"><text:span text:style-name="T1">Philip JR, Grabiner MD, Gregor JR, Garhmmer J. </text:span><text:span text:style-name="T2">Kinesiologia y Anatomía Aplicada.</text:span><text:span text:style-name="T1"> Buenos Aires. Editorial El Ateneo. Págs. 182, 183. Impreso.</text:span></text:p>
      <text:p text:style-name="P1"><text:span text:style-name="T1">Poter S. </text:span><text:span text:style-name="T2">Tidy Fisioterapia. Fisioterapia Esencial.</text:span><text:span text:style-name="T1"> España. Editorial Elservier. 2009, Págs. 60, 61. Impreso.</text:span></text:p>
      <text:p text:style-name="P1"><text:span text:style-name="T1">Przysiezny W. </text:span><text:span text:style-name="T2">Manual de Podoposturología. Reeducación Postural a Traves de Plantillas.</text:span><text:span text:style-name="T1"> San Paulo, Brasil, 2006 Págs. 7- 17. Impreso.</text:span></text:p>
      <text:p text:style-name="P1"><text:span text:style-name="T1">Rodríguez B, Mesa J, Paseiro G, González ML. </text:span><text:span text:style-name="T2">Síndromes Posturales y Reeducación Postural en los trastornos Temporomandibulares. </text:span><text:span text:style-name="T1">Revista Iberoamericana de Kinesiología y Fisioterapia. 7 v, n 2, 2004. Pág. 30. Impreso.</text:span></text:p>
      <text:p text:style-name="P1"><text:span text:style-name="T1">Salom R, Castells P. </text:span><text:span text:style-name="T2">Transtornos del Equilibrio en el Anciano: Déficit Multisensorial.</text:span><text:span text:style-name="T1"> Hospital Universitario Dr. Peset. Valencia, Pág. 1. Impreso.</text:span></text:p>
      <text:p text:style-name="P1"><text:span text:style-name="T1">Saraví F. </text:span><text:span text:style-name="T2">Reflejos Vestibulares, Equilibrio y Postura.</text:span><text:span text:style-name="T1"> Curso Funcionamiento del Organismo. Págs. 1,2. Impreso.</text:span></text:p>
      <text:p text:style-name="P1"><text:span text:style-name="T1">Torres Cueco R. </text:span><text:span text:style-name="T2">La Columna Cervical: Síndromes Clínicos y su tratamiento Manipulativo.</text:span><text:span text:style-name="T1"> Edición Médica Panamericana. 2008, 2v, Págs. 327-330. Impreso.</text:span></text:p>
      <text:p text:style-name="P1"><text:span text:style-name="T1">Viladot A. </text:span><text:span text:style-name="T2">Patología del Antepié. </text:span><text:span text:style-name="T1">Barcelona. Editorial Springer, 2001. Pág. 3. Impreso.</text:span></text:p>
      <text:p text:style-name="P1"><text:span text:style-name="T1">Villanueva P, Valenzuela S, Santander H, Zúñiga C, Ravera MJ, Miralles R. </text:span><text:span text:style-name="T2">Efecto de la Postura de Cabeza en Mediciones de la Vía Aérea.</text:span><text:span text:style-name="T1"> Revista CEFAC, São Paulo. Junio, 2004, v.6, n.1, pág. 44-8. Impre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2339in" style:type="center"/>
          <style:tab-stop style:position="6.4681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normal" style:font-size-asian="14pt" style:font-weight-asian="normal" style:font-size-complex="14pt" style:font-weight-complex="normal"/>
    </style:style>
    <style:style style:name="ListLabel_20_1101" style:display-name="ListLabel 1101" style:family="text">
      <style:text-properties style:font-name-complex="Arial1" style:font-family-complex="Arial" style:font-family-generic-complex="system" style:font-pitch-complex="variable"/>
    </style:style>
    <style:style style:name="ListLabel_20_1102" style:display-name="ListLabel 1102" style:family="text">
      <style:text-properties style:font-name-complex="Arial1" style:font-family-complex="Arial" style:font-family-generic-complex="system" style:font-pitch-complex="variable"/>
    </style:style>
    <style:style style:name="ListLabel_20_1103" style:display-name="ListLabel 1103" style:family="text">
      <style:text-properties style:font-name-complex="Arial1" style:font-family-complex="Arial" style:font-family-generic-complex="system" style:font-pitch-complex="variable"/>
    </style:style>
    <style:style style:name="ListLabel_20_1104" style:display-name="ListLabel 1104" style:family="text">
      <style:text-properties style:font-name-complex="Arial1" style:font-family-complex="Arial" style:font-family-generic-complex="system" style:font-pitch-complex="variable"/>
    </style:style>
    <style:style style:name="ListLabel_20_1105" style:display-name="ListLabel 1105" style:family="text">
      <style:text-properties style:font-name-complex="Arial1" style:font-family-complex="Arial" style:font-family-generic-complex="system" style:font-pitch-complex="variable"/>
    </style:style>
    <style:style style:name="ListLabel_20_1106" style:display-name="ListLabel 1106" style:family="text">
      <style:text-properties style:font-name-complex="Arial1" style:font-family-complex="Arial" style:font-family-generic-complex="system" style:font-pitch-complex="variable"/>
    </style:style>
    <style:style style:name="ListLabel_20_1107" style:display-name="ListLabel 1107" style:family="text">
      <style:text-properties style:font-name-complex="Arial1" style:font-family-complex="Arial" style:font-family-generic-complex="system" style:font-pitch-complex="variable"/>
    </style:style>
    <style:style style:name="ListLabel_20_1108" style:display-name="ListLabel 1108" style:family="text">
      <style:text-properties style:font-name-complex="Arial1" style:font-family-complex="Arial" style:font-family-generic-complex="system" style:font-pitch-complex="variable"/>
    </style:style>
    <style:style style:name="ListLabel_20_1109" style:display-name="ListLabel 1109" style:family="text">
      <style:text-properties style:font-name-complex="Arial1" style:font-family-complex="Arial" style:font-family-generic-complex="system" style:font-pitch-complex="variable"/>
    </style:style>
    <style:style style:name="ListLabel_20_1110" style:display-name="ListLabel 1110" style:family="text">
      <style:text-properties style:font-name-complex="Arial1" style:font-family-complex="Arial" style:font-family-generic-complex="system" style:font-pitch-complex="variable"/>
    </style:style>
    <style:style style:name="ListLabel_20_1111" style:display-name="ListLabel 1111" style:family="text">
      <style:text-properties style:font-name-complex="Arial1" style:font-family-complex="Arial" style:font-family-generic-complex="system" style:font-pitch-complex="variable"/>
    </style:style>
    <style:style style:name="ListLabel_20_1112" style:display-name="ListLabel 1112" style:family="text">
      <style:text-properties style:font-name-complex="Arial1" style:font-family-complex="Arial" style:font-family-generic-complex="system" style:font-pitch-complex="variable"/>
    </style:style>
    <style:style style:name="ListLabel_20_1113" style:display-name="ListLabel 1113" style:family="text">
      <style:text-properties style:font-name-complex="Arial1" style:font-family-complex="Arial" style:font-family-generic-complex="system" style:font-pitch-complex="variable"/>
    </style:style>
    <style:style style:name="ListLabel_20_1114" style:display-name="ListLabel 1114" style:family="text">
      <style:text-properties style:font-name-complex="Arial1" style:font-family-complex="Arial" style:font-family-generic-complex="system" style:font-pitch-complex="variable"/>
    </style:style>
    <style:style style:name="ListLabel_20_1115" style:display-name="ListLabel 1115" style:family="text">
      <style:text-properties style:font-name-complex="Arial1" style:font-family-complex="Arial" style:font-family-generic-complex="system" style:font-pitch-complex="variable"/>
    </style:style>
    <style:style style:name="ListLabel_20_1116" style:display-name="ListLabel 1116" style:family="text">
      <style:text-properties style:font-name-complex="Arial1" style:font-family-complex="Arial" style:font-family-generic-complex="system" style:font-pitch-complex="variable"/>
    </style:style>
    <style:style style:name="ListLabel_20_1117" style:display-name="ListLabel 1117" style:family="text">
      <style:text-properties style:font-name-complex="Arial1" style:font-family-complex="Arial" style:font-family-generic-complex="system" style:font-pitch-complex="variable"/>
    </style:style>
    <style:style style:name="ListLabel_20_1118" style:display-name="ListLabel 1118" style:family="text">
      <style:text-properties style:font-name-complex="Arial1" style:font-family-complex="Arial" style:font-family-generic-complex="system" style:font-pitch-complex="variable"/>
    </style:style>
    <style:style style:name="ListLabel_20_1119" style:display-name="ListLabel 1119" style:family="text">
      <style:text-properties style:font-name-complex="Arial1" style:font-family-complex="Arial" style:font-family-generic-complex="system" style:font-pitch-complex="variable"/>
    </style:style>
    <style:style style:name="ListLabel_20_1120" style:display-name="ListLabel 1120" style:family="text">
      <style:text-properties style:font-name-complex="Arial1" style:font-family-complex="Arial" style:font-family-generic-complex="system" style:font-pitch-complex="variable"/>
    </style:style>
    <style:style style:name="ListLabel_20_1121" style:display-name="ListLabel 1121" style:family="text">
      <style:text-properties style:font-name-complex="Arial1" style:font-family-complex="Arial" style:font-family-generic-complex="system" style:font-pitch-complex="variable"/>
    </style:style>
    <style:style style:name="ListLabel_20_1122" style:display-name="ListLabel 1122" style:family="text">
      <style:text-properties style:font-name-complex="Arial1" style:font-family-complex="Arial" style:font-family-generic-complex="system" style:font-pitch-complex="variable"/>
    </style:style>
    <style:style style:name="ListLabel_20_1123" style:display-name="ListLabel 1123" style:family="text">
      <style:text-properties style:font-name-complex="Arial1" style:font-family-complex="Arial" style:font-family-generic-complex="system" style:font-pitch-complex="variable"/>
    </style:style>
    <style:style style:name="ListLabel_20_1124" style:display-name="ListLabel 1124" style:family="text">
      <style:text-properties style:font-name-complex="Arial1" style:font-family-complex="Arial" style:font-family-generic-complex="system" style:font-pitch-complex="variable"/>
    </style:style>
    <style:style style:name="ListLabel_20_1125" style:display-name="ListLabel 1125" style:family="text">
      <style:text-properties style:font-name-complex="Arial1" style:font-family-complex="Arial" style:font-family-generic-complex="system" style:font-pitch-complex="variable"/>
    </style:style>
    <style:style style:name="ListLabel_20_1126" style:display-name="ListLabel 1126" style:family="text">
      <style:text-properties style:font-name-complex="Arial1" style:font-family-complex="Arial" style:font-family-generic-complex="system" style:font-pitch-complex="variable"/>
    </style:style>
    <style:style style:name="ListLabel_20_1127" style:display-name="ListLabel 1127" style:family="text">
      <style:text-properties style:font-name-complex="Arial1" style:font-family-complex="Arial" style:font-family-generic-complex="system" style:font-pitch-complex="variable"/>
    </style:style>
    <style:style style:name="ListLabel_20_1011" style:display-name="ListLabel 1011" style:family="text">
      <style:text-properties style:font-name-complex="Arial1" style:font-family-complex="Arial" style:font-family-generic-complex="system" style:font-pitch-complex="variable"/>
    </style:style>
    <style:style style:name="ListLabel_20_1012" style:display-name="ListLabel 1012" style:family="text">
      <style:text-properties style:font-name-complex="Arial1" style:font-family-complex="Arial" style:font-family-generic-complex="system" style:font-pitch-complex="variable"/>
    </style:style>
    <style:style style:name="ListLabel_20_1013" style:display-name="ListLabel 1013" style:family="text">
      <style:text-properties style:font-name-complex="Arial1" style:font-family-complex="Arial" style:font-family-generic-complex="system" style:font-pitch-complex="variable"/>
    </style:style>
    <style:style style:name="ListLabel_20_1014" style:display-name="ListLabel 1014" style:family="text">
      <style:text-properties style:font-name-complex="Arial1" style:font-family-complex="Arial" style:font-family-generic-complex="system" style:font-pitch-complex="variable"/>
    </style:style>
    <style:style style:name="ListLabel_20_1015" style:display-name="ListLabel 1015" style:family="text">
      <style:text-properties style:font-name-complex="Arial1" style:font-family-complex="Arial" style:font-family-generic-complex="system" style:font-pitch-complex="variable"/>
    </style:style>
    <style:style style:name="ListLabel_20_1016" style:display-name="ListLabel 1016" style:family="text">
      <style:text-properties style:font-name-complex="Arial1" style:font-family-complex="Arial" style:font-family-generic-complex="system" style:font-pitch-complex="variable"/>
    </style:style>
    <style:style style:name="ListLabel_20_1017" style:display-name="ListLabel 1017" style:family="text">
      <style:text-properties style:font-name-complex="Arial1" style:font-family-complex="Arial" style:font-family-generic-complex="system" style:font-pitch-complex="variable"/>
    </style:style>
    <style:style style:name="ListLabel_20_1018" style:display-name="ListLabel 1018" style:family="text">
      <style:text-properties style:font-name-complex="Arial1" style:font-family-complex="Arial" style:font-family-generic-complex="system" style:font-pitch-complex="variable"/>
    </style:style>
    <style:style style:name="ListLabel_20_1019" style:display-name="ListLabel 1019" style:family="text">
      <style:text-properties style:font-name-complex="Arial1" style:font-family-complex="Arial" style:font-family-generic-complex="system" style:font-pitch-complex="variable"/>
    </style:style>
    <style:style style:name="ListLabel_20_1020" style:display-name="ListLabel 1020" style:family="text">
      <style:text-properties style:font-name-complex="Arial1" style:font-family-complex="Arial" style:font-family-generic-complex="system" style:font-pitch-complex="variable"/>
    </style:style>
    <style:style style:name="ListLabel_20_1021" style:display-name="ListLabel 1021" style:family="text">
      <style:text-properties style:font-name-complex="Arial1" style:font-family-complex="Arial" style:font-family-generic-complex="system" style:font-pitch-complex="variable"/>
    </style:style>
    <style:style style:name="ListLabel_20_1022" style:display-name="ListLabel 1022" style:family="text">
      <style:text-properties style:font-name-complex="Arial1" style:font-family-complex="Arial" style:font-family-generic-complex="system" style:font-pitch-complex="variable"/>
    </style:style>
    <style:style style:name="ListLabel_20_1023" style:display-name="ListLabel 1023" style:family="text">
      <style:text-properties style:font-name-complex="Arial1" style:font-family-complex="Arial" style:font-family-generic-complex="system" style:font-pitch-complex="variable"/>
    </style:style>
    <style:style style:name="ListLabel_20_1024" style:display-name="ListLabel 1024" style:family="text">
      <style:text-properties style:font-name-complex="Arial1" style:font-family-complex="Arial" style:font-family-generic-complex="system" style:font-pitch-complex="variable"/>
    </style:style>
    <style:style style:name="ListLabel_20_1025" style:display-name="ListLabel 1025" style:family="text">
      <style:text-properties style:font-name-complex="Arial1" style:font-family-complex="Arial" style:font-family-generic-complex="system" style:font-pitch-complex="variable"/>
    </style:style>
    <style:style style:name="ListLabel_20_1026" style:display-name="ListLabel 1026" style:family="text">
      <style:text-properties style:font-name-complex="Arial1" style:font-family-complex="Arial" style:font-family-generic-complex="system" style:font-pitch-complex="variable"/>
    </style:style>
    <style:style style:name="ListLabel_20_1027" style:display-name="ListLabel 1027" style:family="text">
      <style:text-properties style:font-name-complex="Arial1" style:font-family-complex="Arial" style:font-family-generic-complex="system" style:font-pitch-complex="variable"/>
    </style:style>
    <style:style style:name="ListLabel_20_1028" style:display-name="ListLabel 1028" style:family="text">
      <style:text-properties style:font-name-complex="Arial1" style:font-family-complex="Arial" style:font-family-generic-complex="system" style:font-pitch-complex="variable"/>
    </style:style>
    <style:style style:name="ListLabel_20_1029" style:display-name="ListLabel 1029" style:family="text">
      <style:text-properties style:font-name-complex="Arial1" style:font-family-complex="Arial" style:font-family-generic-complex="system" style:font-pitch-complex="variable"/>
    </style:style>
    <style:style style:name="ListLabel_20_1030" style:display-name="ListLabel 1030" style:family="text">
      <style:text-properties style:font-name-complex="Arial1" style:font-family-complex="Arial" style:font-family-generic-complex="system" style:font-pitch-complex="variable"/>
    </style:style>
    <style:style style:name="ListLabel_20_1031" style:display-name="ListLabel 1031" style:family="text">
      <style:text-properties style:font-name-complex="Arial1" style:font-family-complex="Arial" style:font-family-generic-complex="system" style:font-pitch-complex="variable"/>
    </style:style>
    <style:style style:name="ListLabel_20_1032" style:display-name="ListLabel 1032" style:family="text">
      <style:text-properties style:font-name-complex="Arial1" style:font-family-complex="Arial" style:font-family-generic-complex="system" style:font-pitch-complex="variable"/>
    </style:style>
    <style:style style:name="ListLabel_20_1033" style:display-name="ListLabel 1033" style:family="text">
      <style:text-properties style:font-name-complex="Arial1" style:font-family-complex="Arial" style:font-family-generic-complex="system" style:font-pitch-complex="variable"/>
    </style:style>
    <style:style style:name="ListLabel_20_1034" style:display-name="ListLabel 1034" style:family="text">
      <style:text-properties style:font-name-complex="Arial1" style:font-family-complex="Arial" style:font-family-generic-complex="system" style:font-pitch-complex="variable"/>
    </style:style>
    <style:style style:name="ListLabel_20_1035" style:display-name="ListLabel 1035" style:family="text">
      <style:text-properties style:font-name-complex="Arial1" style:font-family-complex="Arial" style:font-family-generic-complex="system" style:font-pitch-complex="variable"/>
    </style:style>
    <style:style style:name="ListLabel_20_1036" style:display-name="ListLabel 1036" style:family="text">
      <style:text-properties style:font-name-complex="Arial1" style:font-family-complex="Arial" style:font-family-generic-complex="system" style:font-pitch-complex="variable"/>
    </style:style>
    <style:style style:name="ListLabel_20_1037" style:display-name="ListLabel 1037" style:family="text">
      <style:text-properties style:font-name-complex="Arial1" style:font-family-complex="Arial" style:font-family-generic-complex="system" style:font-pitch-complex="variable"/>
    </style:style>
    <style:style style:name="ListLabel_20_1038" style:display-name="ListLabel 1038" style:family="text">
      <style:text-properties style:font-name-complex="Arial1" style:font-family-complex="Arial" style:font-family-generic-complex="system" style:font-pitch-complex="variable"/>
    </style:style>
    <style:style style:name="ListLabel_20_1039" style:display-name="ListLabel 1039" style:family="text">
      <style:text-properties style:font-name-complex="Arial1" style:font-family-complex="Arial" style:font-family-generic-complex="system" style:font-pitch-complex="variable"/>
    </style:style>
    <style:style style:name="ListLabel_20_1040" style:display-name="ListLabel 1040" style:family="text">
      <style:text-properties style:font-name-complex="Arial1" style:font-family-complex="Arial" style:font-family-generic-complex="system" style:font-pitch-complex="variable"/>
    </style:style>
    <style:style style:name="ListLabel_20_1041" style:display-name="ListLabel 1041" style:family="text">
      <style:text-properties style:font-name-complex="Arial1" style:font-family-complex="Arial" style:font-family-generic-complex="system" style:font-pitch-complex="variable"/>
    </style:style>
    <style:style style:name="ListLabel_20_1042" style:display-name="ListLabel 1042" style:family="text">
      <style:text-properties style:font-name-complex="Arial1" style:font-family-complex="Arial" style:font-family-generic-complex="system" style:font-pitch-complex="variable"/>
    </style:style>
    <style:style style:name="ListLabel_20_1043" style:display-name="ListLabel 1043" style:family="text">
      <style:text-properties style:font-name-complex="Arial1" style:font-family-complex="Arial" style:font-family-generic-complex="system" style:font-pitch-complex="variable"/>
    </style:style>
    <style:style style:name="ListLabel_20_1044" style:display-name="ListLabel 1044" style:family="text">
      <style:text-properties style:font-name-complex="Arial1" style:font-family-complex="Arial" style:font-family-generic-complex="system" style:font-pitch-complex="variable"/>
    </style:style>
    <style:style style:name="ListLabel_20_1045" style:display-name="ListLabel 1045" style:family="text">
      <style:text-properties style:font-name-complex="Arial1" style:font-family-complex="Arial" style:font-family-generic-complex="system" style:font-pitch-complex="variable"/>
    </style:style>
    <style:style style:name="ListLabel_20_1046" style:display-name="ListLabel 1046" style:family="text">
      <style:text-properties style:font-name-complex="Arial1" style:font-family-complex="Arial" style:font-family-generic-complex="system" style:font-pitch-complex="variable"/>
    </style:style>
    <style:style style:name="ListLabel_20_1056" style:display-name="ListLabel 1056" style:family="text">
      <style:text-properties style:font-name-complex="Arial1" style:font-family-complex="Arial" style:font-family-generic-complex="system" style:font-pitch-complex="variable"/>
    </style:style>
    <style:style style:name="ListLabel_20_1057" style:display-name="ListLabel 1057" style:family="text">
      <style:text-properties style:font-name-complex="Arial1" style:font-family-complex="Arial" style:font-family-generic-complex="system" style:font-pitch-complex="variable"/>
    </style:style>
    <style:style style:name="ListLabel_20_1058" style:display-name="ListLabel 1058" style:family="text">
      <style:text-properties style:font-name-complex="Arial1" style:font-family-complex="Arial" style:font-family-generic-complex="system" style:font-pitch-complex="variable"/>
    </style:style>
    <style:style style:name="ListLabel_20_1059" style:display-name="ListLabel 1059" style:family="text">
      <style:text-properties style:font-name-complex="Arial1" style:font-family-complex="Arial" style:font-family-generic-complex="system" style:font-pitch-complex="variable"/>
    </style:style>
    <style:style style:name="ListLabel_20_1060" style:display-name="ListLabel 1060" style:family="text">
      <style:text-properties style:font-name-complex="Arial1" style:font-family-complex="Arial" style:font-family-generic-complex="system" style:font-pitch-complex="variable"/>
    </style:style>
    <style:style style:name="ListLabel_20_1061" style:display-name="ListLabel 1061" style:family="text">
      <style:text-properties style:font-name-complex="Arial1" style:font-family-complex="Arial" style:font-family-generic-complex="system" style:font-pitch-complex="variable"/>
    </style:style>
    <style:style style:name="ListLabel_20_1062" style:display-name="ListLabel 1062" style:family="text">
      <style:text-properties style:font-name-complex="Arial1" style:font-family-complex="Arial" style:font-family-generic-complex="system" style:font-pitch-complex="variable"/>
    </style:style>
    <style:style style:name="ListLabel_20_1063" style:display-name="ListLabel 1063" style:family="text">
      <style:text-properties style:font-name-complex="Arial1" style:font-family-complex="Arial" style:font-family-generic-complex="system" style:font-pitch-complex="variable"/>
    </style:style>
    <style:style style:name="ListLabel_20_1064" style:display-name="ListLabel 1064" style:family="text">
      <style:text-properties style:font-name-complex="Arial1" style:font-family-complex="Arial" style:font-family-generic-complex="system" style:font-pitch-complex="variable"/>
    </style:style>
    <style:style style:name="ListLabel_20_1074" style:display-name="ListLabel 1074" style:family="text">
      <style:text-properties style:font-name-complex="Arial1" style:font-family-complex="Arial" style:font-family-generic-complex="system" style:font-pitch-complex="variable"/>
    </style:style>
    <style:style style:name="ListLabel_20_1075" style:display-name="ListLabel 1075" style:family="text">
      <style:text-properties style:font-name-complex="Arial1" style:font-family-complex="Arial" style:font-family-generic-complex="system" style:font-pitch-complex="variable"/>
    </style:style>
    <style:style style:name="ListLabel_20_1076" style:display-name="ListLabel 1076" style:family="text">
      <style:text-properties style:font-name-complex="Arial1" style:font-family-complex="Arial" style:font-family-generic-complex="system" style:font-pitch-complex="variable"/>
    </style:style>
    <style:style style:name="ListLabel_20_1077" style:display-name="ListLabel 1077" style:family="text">
      <style:text-properties style:font-name-complex="Arial1" style:font-family-complex="Arial" style:font-family-generic-complex="system" style:font-pitch-complex="variable"/>
    </style:style>
    <style:style style:name="ListLabel_20_1078" style:display-name="ListLabel 1078" style:family="text">
      <style:text-properties style:font-name-complex="Arial1" style:font-family-complex="Arial" style:font-family-generic-complex="system" style:font-pitch-complex="variable"/>
    </style:style>
    <style:style style:name="ListLabel_20_1079" style:display-name="ListLabel 1079" style:family="text">
      <style:text-properties style:font-name-complex="Arial1" style:font-family-complex="Arial" style:font-family-generic-complex="system" style:font-pitch-complex="variable"/>
    </style:style>
    <style:style style:name="ListLabel_20_1080" style:display-name="ListLabel 1080" style:family="text">
      <style:text-properties style:font-name-complex="Arial1" style:font-family-complex="Arial" style:font-family-generic-complex="system" style:font-pitch-complex="variable"/>
    </style:style>
    <style:style style:name="ListLabel_20_1081" style:display-name="ListLabel 1081" style:family="text">
      <style:text-properties style:font-name-complex="Arial1" style:font-family-complex="Arial" style:font-family-generic-complex="system" style:font-pitch-complex="variable"/>
    </style:style>
    <style:style style:name="ListLabel_20_1082" style:display-name="ListLabel 1082" style:family="text">
      <style:text-properties style:font-name-complex="Arial1" style:font-family-complex="Arial" style:font-family-generic-complex="system" style:font-pitch-complex="variable"/>
    </style:style>
    <style:style style:name="ListLabel_20_1047" style:display-name="ListLabel 1047" style:family="text">
      <style:text-properties style:font-name-complex="Arial1" style:font-family-complex="Arial" style:font-family-generic-complex="system" style:font-pitch-complex="variable"/>
    </style:style>
    <style:style style:name="ListLabel_20_1048" style:display-name="ListLabel 1048" style:family="text">
      <style:text-properties style:font-name-complex="Arial1" style:font-family-complex="Arial" style:font-family-generic-complex="system" style:font-pitch-complex="variable"/>
    </style:style>
    <style:style style:name="ListLabel_20_1049" style:display-name="ListLabel 1049" style:family="text">
      <style:text-properties style:font-name-complex="Arial1" style:font-family-complex="Arial" style:font-family-generic-complex="system" style:font-pitch-complex="variable"/>
    </style:style>
    <style:style style:name="ListLabel_20_1050" style:display-name="ListLabel 1050" style:family="text">
      <style:text-properties style:font-name-complex="Arial1" style:font-family-complex="Arial" style:font-family-generic-complex="system" style:font-pitch-complex="variable"/>
    </style:style>
    <style:style style:name="ListLabel_20_1051" style:display-name="ListLabel 1051" style:family="text">
      <style:text-properties style:font-name-complex="Arial1" style:font-family-complex="Arial" style:font-family-generic-complex="system" style:font-pitch-complex="variable"/>
    </style:style>
    <style:style style:name="ListLabel_20_1052" style:display-name="ListLabel 1052" style:family="text">
      <style:text-properties style:font-name-complex="Arial1" style:font-family-complex="Arial" style:font-family-generic-complex="system" style:font-pitch-complex="variable"/>
    </style:style>
    <style:style style:name="ListLabel_20_1053" style:display-name="ListLabel 1053" style:family="text">
      <style:text-properties style:font-name-complex="Arial1" style:font-family-complex="Arial" style:font-family-generic-complex="system" style:font-pitch-complex="variable"/>
    </style:style>
    <style:style style:name="ListLabel_20_1054" style:display-name="ListLabel 1054" style:family="text">
      <style:text-properties style:font-name-complex="Arial1" style:font-family-complex="Arial" style:font-family-generic-complex="system" style:font-pitch-complex="variable"/>
    </style:style>
    <style:style style:name="ListLabel_20_1055" style:display-name="ListLabel 1055" style:family="text">
      <style:text-properties style:font-name-complex="Arial1" style:font-family-complex="Arial" style:font-family-generic-complex="system" style:font-pitch-complex="variable"/>
    </style:style>
    <style:style style:name="ListLabel_20_1065" style:display-name="ListLabel 1065" style:family="text">
      <style:text-properties style:font-name-complex="Arial1" style:font-family-complex="Arial" style:font-family-generic-complex="system" style:font-pitch-complex="variable"/>
    </style:style>
    <style:style style:name="ListLabel_20_1066" style:display-name="ListLabel 1066" style:family="text">
      <style:text-properties style:font-name-complex="Arial1" style:font-family-complex="Arial" style:font-family-generic-complex="system" style:font-pitch-complex="variable"/>
    </style:style>
    <style:style style:name="ListLabel_20_1067" style:display-name="ListLabel 1067" style:family="text">
      <style:text-properties style:font-name-complex="Arial1" style:font-family-complex="Arial" style:font-family-generic-complex="system" style:font-pitch-complex="variable"/>
    </style:style>
    <style:style style:name="ListLabel_20_1068" style:display-name="ListLabel 1068" style:family="text">
      <style:text-properties style:font-name-complex="Arial1" style:font-family-complex="Arial" style:font-family-generic-complex="system" style:font-pitch-complex="variable"/>
    </style:style>
    <style:style style:name="ListLabel_20_1069" style:display-name="ListLabel 1069" style:family="text">
      <style:text-properties style:font-name-complex="Arial1" style:font-family-complex="Arial" style:font-family-generic-complex="system" style:font-pitch-complex="variable"/>
    </style:style>
    <style:style style:name="ListLabel_20_1070" style:display-name="ListLabel 1070" style:family="text">
      <style:text-properties style:font-name-complex="Arial1" style:font-family-complex="Arial" style:font-family-generic-complex="system" style:font-pitch-complex="variable"/>
    </style:style>
    <style:style style:name="ListLabel_20_1071" style:display-name="ListLabel 1071" style:family="text">
      <style:text-properties style:font-name-complex="Arial1" style:font-family-complex="Arial" style:font-family-generic-complex="system" style:font-pitch-complex="variable"/>
    </style:style>
    <style:style style:name="ListLabel_20_1072" style:display-name="ListLabel 1072" style:family="text">
      <style:text-properties style:font-name-complex="Arial1" style:font-family-complex="Arial" style:font-family-generic-complex="system" style:font-pitch-complex="variable"/>
    </style:style>
    <style:style style:name="ListLabel_20_1073" style:display-name="ListLabel 1073" style:family="text">
      <style:text-properties style:font-name-complex="Arial1" style:font-family-complex="Arial" style:font-family-generic-complex="system" style:font-pitch-complex="variable"/>
    </style:style>
    <style:style style:name="ListLabel_20_1083" style:display-name="ListLabel 1083" style:family="text">
      <style:text-properties style:font-name-complex="Arial1" style:font-family-complex="Arial" style:font-family-generic-complex="system" style:font-pitch-complex="variable"/>
    </style:style>
    <style:style style:name="ListLabel_20_1084" style:display-name="ListLabel 1084" style:family="text">
      <style:text-properties style:font-name-complex="Arial1" style:font-family-complex="Arial" style:font-family-generic-complex="system" style:font-pitch-complex="variable"/>
    </style:style>
    <style:style style:name="ListLabel_20_1085" style:display-name="ListLabel 1085" style:family="text">
      <style:text-properties style:font-name-complex="Arial1" style:font-family-complex="Arial" style:font-family-generic-complex="system" style:font-pitch-complex="variable"/>
    </style:style>
    <style:style style:name="ListLabel_20_1086" style:display-name="ListLabel 1086" style:family="text">
      <style:text-properties style:font-name-complex="Arial1" style:font-family-complex="Arial" style:font-family-generic-complex="system" style:font-pitch-complex="variable"/>
    </style:style>
    <style:style style:name="ListLabel_20_1087" style:display-name="ListLabel 1087" style:family="text">
      <style:text-properties style:font-name-complex="Arial1" style:font-family-complex="Arial" style:font-family-generic-complex="system" style:font-pitch-complex="variable"/>
    </style:style>
    <style:style style:name="ListLabel_20_1088" style:display-name="ListLabel 1088" style:family="text">
      <style:text-properties style:font-name-complex="Arial1" style:font-family-complex="Arial" style:font-family-generic-complex="system" style:font-pitch-complex="variable"/>
    </style:style>
    <style:style style:name="ListLabel_20_1089" style:display-name="ListLabel 1089" style:family="text">
      <style:text-properties style:font-name-complex="Arial1" style:font-family-complex="Arial" style:font-family-generic-complex="system" style:font-pitch-complex="variable"/>
    </style:style>
    <style:style style:name="ListLabel_20_1090" style:display-name="ListLabel 1090" style:family="text">
      <style:text-properties style:font-name-complex="Arial1" style:font-family-complex="Arial" style:font-family-generic-complex="system" style:font-pitch-complex="variable"/>
    </style:style>
    <style:style style:name="ListLabel_20_1091" style:display-name="ListLabel 1091" style:family="text">
      <style:text-properties style:font-name-complex="Arial1" style:font-family-complex="Arial" style:font-family-generic-complex="system" style:font-pitch-complex="variable"/>
    </style:style>
    <style:style style:name="ListLabel_20_1092" style:display-name="ListLabel 1092" style:family="text">
      <style:text-properties style:font-name-complex="Arial1" style:font-family-complex="Arial" style:font-family-generic-complex="system" style:font-pitch-complex="variable"/>
    </style:style>
    <style:style style:name="ListLabel_20_1093" style:display-name="ListLabel 1093" style:family="text">
      <style:text-properties style:font-name-complex="Arial1" style:font-family-complex="Arial" style:font-family-generic-complex="system" style:font-pitch-complex="variable"/>
    </style:style>
    <style:style style:name="ListLabel_20_1094" style:display-name="ListLabel 1094" style:family="text">
      <style:text-properties style:font-name-complex="Arial1" style:font-family-complex="Arial" style:font-family-generic-complex="system" style:font-pitch-complex="variable"/>
    </style:style>
    <style:style style:name="ListLabel_20_1095" style:display-name="ListLabel 1095" style:family="text">
      <style:text-properties style:font-name-complex="Arial1" style:font-family-complex="Arial" style:font-family-generic-complex="system" style:font-pitch-complex="variable"/>
    </style:style>
    <style:style style:name="ListLabel_20_1096" style:display-name="ListLabel 1096" style:family="text">
      <style:text-properties style:font-name-complex="Arial1" style:font-family-complex="Arial" style:font-family-generic-complex="system" style:font-pitch-complex="variable"/>
    </style:style>
    <style:style style:name="ListLabel_20_1097" style:display-name="ListLabel 1097" style:family="text">
      <style:text-properties style:font-name-complex="Arial1" style:font-family-complex="Arial" style:font-family-generic-complex="system" style:font-pitch-complex="variable"/>
    </style:style>
    <style:style style:name="ListLabel_20_1098" style:display-name="ListLabel 1098" style:family="text">
      <style:text-properties style:font-name-complex="Arial1" style:font-family-complex="Arial" style:font-family-generic-complex="system" style:font-pitch-complex="variable"/>
    </style:style>
    <style:style style:name="ListLabel_20_1099" style:display-name="ListLabel 1099" style:family="text">
      <style:text-properties style:font-name-complex="Arial1" style:font-family-complex="Arial" style:font-family-generic-complex="system" style:font-pitch-complex="variable"/>
    </style:style>
    <style:style style:name="ListLabel_20_1100" style:display-name="ListLabel 1100" style:family="text">
      <style:text-properties style:font-name-complex="Arial1" style:font-family-complex="Arial" style:font-family-generic-complex="system" style:font-pitch-complex="variable"/>
    </style:style>
    <style:style style:name="ListLabel_20_1218" style:display-name="ListLabel 1218" style:family="text">
      <style:text-properties style:font-name-complex="Arial1" style:font-family-complex="Arial" style:font-family-generic-complex="system" style:font-pitch-complex="variable"/>
    </style:style>
    <style:style style:name="ListLabel_20_1219" style:display-name="ListLabel 1219" style:family="text">
      <style:text-properties style:font-name-complex="Arial1" style:font-family-complex="Arial" style:font-family-generic-complex="system" style:font-pitch-complex="variable"/>
    </style:style>
    <style:style style:name="ListLabel_20_1220" style:display-name="ListLabel 1220" style:family="text">
      <style:text-properties style:font-name-complex="Arial1" style:font-family-complex="Arial" style:font-family-generic-complex="system" style:font-pitch-complex="variable"/>
    </style:style>
    <style:style style:name="ListLabel_20_1221" style:display-name="ListLabel 1221" style:family="text">
      <style:text-properties style:font-name-complex="Arial1" style:font-family-complex="Arial" style:font-family-generic-complex="system" style:font-pitch-complex="variable"/>
    </style:style>
    <style:style style:name="ListLabel_20_1222" style:display-name="ListLabel 1222" style:family="text">
      <style:text-properties style:font-name-complex="Arial1" style:font-family-complex="Arial" style:font-family-generic-complex="system" style:font-pitch-complex="variable"/>
    </style:style>
    <style:style style:name="ListLabel_20_1223" style:display-name="ListLabel 1223" style:family="text">
      <style:text-properties style:font-name-complex="Arial1" style:font-family-complex="Arial" style:font-family-generic-complex="system" style:font-pitch-complex="variable"/>
    </style:style>
    <style:style style:name="ListLabel_20_1224" style:display-name="ListLabel 1224" style:family="text">
      <style:text-properties style:font-name-complex="Arial1" style:font-family-complex="Arial" style:font-family-generic-complex="system" style:font-pitch-complex="variable"/>
    </style:style>
    <style:style style:name="ListLabel_20_1225" style:display-name="ListLabel 1225" style:family="text">
      <style:text-properties style:font-name-complex="Arial1" style:font-family-complex="Arial" style:font-family-generic-complex="system" style:font-pitch-complex="variable"/>
    </style:style>
    <style:style style:name="ListLabel_20_1226" style:display-name="ListLabel 1226" style:family="text">
      <style:text-properties style:font-name-complex="Arial1" style:font-family-complex="Arial" style:font-family-generic-complex="system" style:font-pitch-complex="variable"/>
    </style:style>
    <style:style style:name="ListLabel_20_1227" style:display-name="ListLabel 1227" style:family="text">
      <style:text-properties style:font-name-complex="Arial1" style:font-family-complex="Arial" style:font-family-generic-complex="system" style:font-pitch-complex="variable"/>
    </style:style>
    <style:style style:name="ListLabel_20_1228" style:display-name="ListLabel 1228" style:family="text">
      <style:text-properties style:font-name-complex="Arial1" style:font-family-complex="Arial" style:font-family-generic-complex="system" style:font-pitch-complex="variable"/>
    </style:style>
    <style:style style:name="ListLabel_20_1229" style:display-name="ListLabel 1229" style:family="text">
      <style:text-properties style:font-name-complex="Arial1" style:font-family-complex="Arial" style:font-family-generic-complex="system" style:font-pitch-complex="variable"/>
    </style:style>
    <style:style style:name="ListLabel_20_1230" style:display-name="ListLabel 1230" style:family="text">
      <style:text-properties style:font-name-complex="Arial1" style:font-family-complex="Arial" style:font-family-generic-complex="system" style:font-pitch-complex="variable"/>
    </style:style>
    <style:style style:name="ListLabel_20_1231" style:display-name="ListLabel 1231" style:family="text">
      <style:text-properties style:font-name-complex="Arial1" style:font-family-complex="Arial" style:font-family-generic-complex="system" style:font-pitch-complex="variable"/>
    </style:style>
    <style:style style:name="ListLabel_20_1232" style:display-name="ListLabel 1232" style:family="text">
      <style:text-properties style:font-name-complex="Arial1" style:font-family-complex="Arial" style:font-family-generic-complex="system" style:font-pitch-complex="variable"/>
    </style:style>
    <style:style style:name="ListLabel_20_1233" style:display-name="ListLabel 1233" style:family="text">
      <style:text-properties style:font-name-complex="Arial1" style:font-family-complex="Arial" style:font-family-generic-complex="system" style:font-pitch-complex="variable"/>
    </style:style>
    <style:style style:name="ListLabel_20_1234" style:display-name="ListLabel 1234" style:family="text">
      <style:text-properties style:font-name-complex="Arial1" style:font-family-complex="Arial" style:font-family-generic-complex="system" style:font-pitch-complex="variable"/>
    </style:style>
    <style:style style:name="ListLabel_20_1235" style:display-name="ListLabel 1235" style:family="text">
      <style:text-properties style:font-name-complex="Arial1" style:font-family-complex="Arial" style:font-family-generic-complex="system" style:font-pitch-complex="variable"/>
    </style:style>
    <style:style style:name="ListLabel_20_1245" style:display-name="ListLabel 1245" style:family="text">
      <style:text-properties style:font-name-complex="Arial1" style:font-family-complex="Arial" style:font-family-generic-complex="system" style:font-pitch-complex="variable"/>
    </style:style>
    <style:style style:name="ListLabel_20_1246" style:display-name="ListLabel 1246" style:family="text">
      <style:text-properties style:font-name-complex="Arial1" style:font-family-complex="Arial" style:font-family-generic-complex="system" style:font-pitch-complex="variable"/>
    </style:style>
    <style:style style:name="ListLabel_20_1247" style:display-name="ListLabel 1247" style:family="text">
      <style:text-properties style:font-name-complex="Arial1" style:font-family-complex="Arial" style:font-family-generic-complex="system" style:font-pitch-complex="variable"/>
    </style:style>
    <style:style style:name="ListLabel_20_1248" style:display-name="ListLabel 1248" style:family="text">
      <style:text-properties style:font-name-complex="Arial1" style:font-family-complex="Arial" style:font-family-generic-complex="system" style:font-pitch-complex="variable"/>
    </style:style>
    <style:style style:name="ListLabel_20_1249" style:display-name="ListLabel 1249" style:family="text">
      <style:text-properties style:font-name-complex="Arial1" style:font-family-complex="Arial" style:font-family-generic-complex="system" style:font-pitch-complex="variable"/>
    </style:style>
    <style:style style:name="ListLabel_20_1250" style:display-name="ListLabel 1250" style:family="text">
      <style:text-properties style:font-name-complex="Arial1" style:font-family-complex="Arial" style:font-family-generic-complex="system" style:font-pitch-complex="variable"/>
    </style:style>
    <style:style style:name="ListLabel_20_1251" style:display-name="ListLabel 1251" style:family="text">
      <style:text-properties style:font-name-complex="Arial1" style:font-family-complex="Arial" style:font-family-generic-complex="system" style:font-pitch-complex="variable"/>
    </style:style>
    <style:style style:name="ListLabel_20_1252" style:display-name="ListLabel 1252" style:family="text">
      <style:text-properties style:font-name-complex="Arial1" style:font-family-complex="Arial" style:font-family-generic-complex="system" style:font-pitch-complex="variable"/>
    </style:style>
    <style:style style:name="ListLabel_20_1253" style:display-name="ListLabel 1253" style:family="text">
      <style:text-properties style:font-name-complex="Arial1" style:font-family-complex="Arial" style:font-family-generic-complex="system" style:font-pitch-complex="variable"/>
    </style:style>
    <style:style style:name="ListLabel_20_1164" style:display-name="ListLabel 1164" style:family="text">
      <style:text-properties style:font-name-complex="Arial1" style:font-family-complex="Arial" style:font-family-generic-complex="system" style:font-pitch-complex="variable"/>
    </style:style>
    <style:style style:name="ListLabel_20_1165" style:display-name="ListLabel 1165" style:family="text">
      <style:text-properties style:font-name-complex="Arial1" style:font-family-complex="Arial" style:font-family-generic-complex="system" style:font-pitch-complex="variable"/>
    </style:style>
    <style:style style:name="ListLabel_20_1166" style:display-name="ListLabel 1166" style:family="text">
      <style:text-properties style:font-name-complex="Arial1" style:font-family-complex="Arial" style:font-family-generic-complex="system" style:font-pitch-complex="variable"/>
    </style:style>
    <style:style style:name="ListLabel_20_1167" style:display-name="ListLabel 1167" style:family="text">
      <style:text-properties style:font-name-complex="Arial1" style:font-family-complex="Arial" style:font-family-generic-complex="system" style:font-pitch-complex="variable"/>
    </style:style>
    <style:style style:name="ListLabel_20_1168" style:display-name="ListLabel 1168" style:family="text">
      <style:text-properties style:font-name-complex="Arial1" style:font-family-complex="Arial" style:font-family-generic-complex="system" style:font-pitch-complex="variable"/>
    </style:style>
    <style:style style:name="ListLabel_20_1169" style:display-name="ListLabel 1169" style:family="text">
      <style:text-properties style:font-name-complex="Arial1" style:font-family-complex="Arial" style:font-family-generic-complex="system" style:font-pitch-complex="variable"/>
    </style:style>
    <style:style style:name="ListLabel_20_1170" style:display-name="ListLabel 1170" style:family="text">
      <style:text-properties style:font-name-complex="Arial1" style:font-family-complex="Arial" style:font-family-generic-complex="system" style:font-pitch-complex="variable"/>
    </style:style>
    <style:style style:name="ListLabel_20_1171" style:display-name="ListLabel 1171" style:family="text">
      <style:text-properties style:font-name-complex="Arial1" style:font-family-complex="Arial" style:font-family-generic-complex="system" style:font-pitch-complex="variable"/>
    </style:style>
    <style:style style:name="ListLabel_20_1172" style:display-name="ListLabel 1172" style:family="text">
      <style:text-properties style:font-name-complex="Arial1" style:font-family-complex="Arial" style:font-family-generic-complex="system" style:font-pitch-complex="variable"/>
    </style:style>
    <style:style style:name="ListLabel_20_1173" style:display-name="ListLabel 1173" style:family="text">
      <style:text-properties style:font-name-complex="Arial1" style:font-family-complex="Arial" style:font-family-generic-complex="system" style:font-pitch-complex="variable"/>
    </style:style>
    <style:style style:name="ListLabel_20_1174" style:display-name="ListLabel 1174" style:family="text">
      <style:text-properties style:font-name-complex="Arial1" style:font-family-complex="Arial" style:font-family-generic-complex="system" style:font-pitch-complex="variable"/>
    </style:style>
    <style:style style:name="ListLabel_20_1175" style:display-name="ListLabel 1175" style:family="text">
      <style:text-properties style:font-name-complex="Arial1" style:font-family-complex="Arial" style:font-family-generic-complex="system" style:font-pitch-complex="variable"/>
    </style:style>
    <style:style style:name="ListLabel_20_1176" style:display-name="ListLabel 1176" style:family="text">
      <style:text-properties style:font-name-complex="Arial1" style:font-family-complex="Arial" style:font-family-generic-complex="system" style:font-pitch-complex="variable"/>
    </style:style>
    <style:style style:name="ListLabel_20_1177" style:display-name="ListLabel 1177" style:family="text">
      <style:text-properties style:font-name-complex="Arial1" style:font-family-complex="Arial" style:font-family-generic-complex="system" style:font-pitch-complex="variable"/>
    </style:style>
    <style:style style:name="ListLabel_20_1178" style:display-name="ListLabel 1178" style:family="text">
      <style:text-properties style:font-name-complex="Arial1" style:font-family-complex="Arial" style:font-family-generic-complex="system" style:font-pitch-complex="variable"/>
    </style:style>
    <style:style style:name="ListLabel_20_1179" style:display-name="ListLabel 1179" style:family="text">
      <style:text-properties style:font-name-complex="Arial1" style:font-family-complex="Arial" style:font-family-generic-complex="system" style:font-pitch-complex="variable"/>
    </style:style>
    <style:style style:name="ListLabel_20_1180" style:display-name="ListLabel 1180" style:family="text">
      <style:text-properties style:font-name-complex="Arial1" style:font-family-complex="Arial" style:font-family-generic-complex="system" style:font-pitch-complex="variable"/>
    </style:style>
    <style:style style:name="ListLabel_20_1181" style:display-name="ListLabel 1181" style:family="text">
      <style:text-properties style:font-name-complex="Arial1" style:font-family-complex="Arial" style:font-family-generic-complex="system" style:font-pitch-complex="variable"/>
    </style:style>
    <style:style style:name="ListLabel_20_1182" style:display-name="ListLabel 1182" style:family="text">
      <style:text-properties style:font-name-complex="Arial1" style:font-family-complex="Arial" style:font-family-generic-complex="system" style:font-pitch-complex="variable"/>
    </style:style>
    <style:style style:name="ListLabel_20_1183" style:display-name="ListLabel 1183" style:family="text">
      <style:text-properties style:font-name-complex="Arial1" style:font-family-complex="Arial" style:font-family-generic-complex="system" style:font-pitch-complex="variable"/>
    </style:style>
    <style:style style:name="ListLabel_20_1184" style:display-name="ListLabel 1184" style:family="text">
      <style:text-properties style:font-name-complex="Arial1" style:font-family-complex="Arial" style:font-family-generic-complex="system" style:font-pitch-complex="variable"/>
    </style:style>
    <style:style style:name="ListLabel_20_1185" style:display-name="ListLabel 1185" style:family="text">
      <style:text-properties style:font-name-complex="Arial1" style:font-family-complex="Arial" style:font-family-generic-complex="system" style:font-pitch-complex="variable"/>
    </style:style>
    <style:style style:name="ListLabel_20_1186" style:display-name="ListLabel 1186" style:family="text">
      <style:text-properties style:font-name-complex="Arial1" style:font-family-complex="Arial" style:font-family-generic-complex="system" style:font-pitch-complex="variable"/>
    </style:style>
    <style:style style:name="ListLabel_20_1187" style:display-name="ListLabel 1187" style:family="text">
      <style:text-properties style:font-name-complex="Arial1" style:font-family-complex="Arial" style:font-family-generic-complex="system" style:font-pitch-complex="variable"/>
    </style:style>
    <style:style style:name="ListLabel_20_1188" style:display-name="ListLabel 1188" style:family="text">
      <style:text-properties style:font-name-complex="Arial1" style:font-family-complex="Arial" style:font-family-generic-complex="system" style:font-pitch-complex="variable"/>
    </style:style>
    <style:style style:name="ListLabel_20_1189" style:display-name="ListLabel 1189" style:family="text">
      <style:text-properties style:font-name-complex="Arial1" style:font-family-complex="Arial" style:font-family-generic-complex="system" style:font-pitch-complex="variable"/>
    </style:style>
    <style:style style:name="ListLabel_20_1190" style:display-name="ListLabel 1190" style:family="text">
      <style:text-properties style:font-name-complex="Arial1" style:font-family-complex="Arial" style:font-family-generic-complex="system" style:font-pitch-complex="variable"/>
    </style:style>
    <style:style style:name="ListLabel_20_1191" style:display-name="ListLabel 1191" style:family="text">
      <style:text-properties style:font-name-complex="Arial1" style:font-family-complex="Arial" style:font-family-generic-complex="system" style:font-pitch-complex="variable"/>
    </style:style>
    <style:style style:name="ListLabel_20_1192" style:display-name="ListLabel 1192" style:family="text">
      <style:text-properties style:font-name-complex="Arial1" style:font-family-complex="Arial" style:font-family-generic-complex="system" style:font-pitch-complex="variable"/>
    </style:style>
    <style:style style:name="ListLabel_20_1193" style:display-name="ListLabel 1193" style:family="text">
      <style:text-properties style:font-name-complex="Arial1" style:font-family-complex="Arial" style:font-family-generic-complex="system" style:font-pitch-complex="variable"/>
    </style:style>
    <style:style style:name="ListLabel_20_1194" style:display-name="ListLabel 1194" style:family="text">
      <style:text-properties style:font-name-complex="Arial1" style:font-family-complex="Arial" style:font-family-generic-complex="system" style:font-pitch-complex="variable"/>
    </style:style>
    <style:style style:name="ListLabel_20_1195" style:display-name="ListLabel 1195" style:family="text">
      <style:text-properties style:font-name-complex="Arial1" style:font-family-complex="Arial" style:font-family-generic-complex="system" style:font-pitch-complex="variable"/>
    </style:style>
    <style:style style:name="ListLabel_20_1196" style:display-name="ListLabel 1196" style:family="text">
      <style:text-properties style:font-name-complex="Arial1" style:font-family-complex="Arial" style:font-family-generic-complex="system" style:font-pitch-complex="variable"/>
    </style:style>
    <style:style style:name="ListLabel_20_1197" style:display-name="ListLabel 1197" style:family="text">
      <style:text-properties style:font-name-complex="Arial1" style:font-family-complex="Arial" style:font-family-generic-complex="system" style:font-pitch-complex="variable"/>
    </style:style>
    <style:style style:name="ListLabel_20_1198" style:display-name="ListLabel 1198" style:family="text">
      <style:text-properties style:font-name-complex="Arial1" style:font-family-complex="Arial" style:font-family-generic-complex="system" style:font-pitch-complex="variable"/>
    </style:style>
    <style:style style:name="ListLabel_20_1199" style:display-name="ListLabel 1199" style:family="text">
      <style:text-properties style:font-name-complex="Arial1" style:font-family-complex="Arial" style:font-family-generic-complex="system" style:font-pitch-complex="variable"/>
    </style:style>
    <style:style style:name="ListLabel_20_1254" style:display-name="ListLabel 1254" style:family="text">
      <style:text-properties style:text-underline-style="none" style:font-name-complex="Wingdings" style:font-family-complex="Wingdings" style:font-family-generic-complex="system" style:font-pitch-complex="variable"/>
    </style:style>
    <style:style style:name="ListLabel_20_1255" style:display-name="ListLabel 1255" style:family="text">
      <style:text-properties style:text-underline-style="none" style:font-name-complex="Wingdings 2" style:font-family-complex="'Wingdings 2'" style:font-family-generic-complex="system" style:font-pitch-complex="variable"/>
    </style:style>
    <style:style style:name="ListLabel_20_1256" style:display-name="ListLabel 1256" style:family="text">
      <style:text-properties style:text-underline-style="none" style:font-name-complex="OpenSymbol1" style:font-family-complex="OpenSymbol" style:font-family-generic-complex="system" style:font-pitch-complex="variable"/>
    </style:style>
    <style:style style:name="ListLabel_20_1257" style:display-name="ListLabel 1257" style:family="text">
      <style:text-properties style:text-underline-style="none" style:font-name-complex="Wingdings" style:font-family-complex="Wingdings" style:font-family-generic-complex="system" style:font-pitch-complex="variable"/>
    </style:style>
    <style:style style:name="ListLabel_20_1258" style:display-name="ListLabel 1258" style:family="text">
      <style:text-properties style:text-underline-style="none" style:font-name-complex="Wingdings 2" style:font-family-complex="'Wingdings 2'" style:font-family-generic-complex="system" style:font-pitch-complex="variable"/>
    </style:style>
    <style:style style:name="ListLabel_20_1259" style:display-name="ListLabel 1259" style:family="text">
      <style:text-properties style:text-underline-style="none" style:font-name-complex="OpenSymbol1" style:font-family-complex="OpenSymbol" style:font-family-generic-complex="system" style:font-pitch-complex="variable"/>
    </style:style>
    <style:style style:name="ListLabel_20_1260" style:display-name="ListLabel 1260" style:family="text">
      <style:text-properties style:text-underline-style="none" style:font-name-complex="Wingdings" style:font-family-complex="Wingdings" style:font-family-generic-complex="system" style:font-pitch-complex="variable"/>
    </style:style>
    <style:style style:name="ListLabel_20_1261" style:display-name="ListLabel 1261" style:family="text">
      <style:text-properties style:text-underline-style="none" style:font-name-complex="Wingdings 2" style:font-family-complex="'Wingdings 2'" style:font-family-generic-complex="system" style:font-pitch-complex="variable"/>
    </style:style>
    <style:style style:name="ListLabel_20_1262" style:display-name="ListLabel 1262" style:family="text">
      <style:text-properties style:text-underline-style="none" style:font-name-complex="OpenSymbol1" style:font-family-complex="OpenSymbol" style:font-family-generic-complex="system" style:font-pitch-complex="variable"/>
    </style:style>
    <style:style style:name="ListLabel_20_1155" style:display-name="ListLabel 1155" style:family="text">
      <style:text-properties style:text-underline-style="none" style:font-name-complex="Wingdings" style:font-family-complex="Wingdings" style:font-family-generic-complex="system" style:font-pitch-complex="variable"/>
    </style:style>
    <style:style style:name="ListLabel_20_1156" style:display-name="ListLabel 1156" style:family="text">
      <style:text-properties style:text-underline-style="none" style:font-name-complex="Wingdings 2" style:font-family-complex="'Wingdings 2'" style:font-family-generic-complex="system" style:font-pitch-complex="variable"/>
    </style:style>
    <style:style style:name="ListLabel_20_1157" style:display-name="ListLabel 1157" style:family="text">
      <style:text-properties style:text-underline-style="none" style:font-name-complex="OpenSymbol1" style:font-family-complex="OpenSymbol" style:font-family-generic-complex="system" style:font-pitch-complex="variable"/>
    </style:style>
    <style:style style:name="ListLabel_20_1158" style:display-name="ListLabel 1158" style:family="text">
      <style:text-properties style:text-underline-style="none" style:font-name-complex="Wingdings" style:font-family-complex="Wingdings" style:font-family-generic-complex="system" style:font-pitch-complex="variable"/>
    </style:style>
    <style:style style:name="ListLabel_20_1159" style:display-name="ListLabel 1159" style:family="text">
      <style:text-properties style:text-underline-style="none" style:font-name-complex="Wingdings 2" style:font-family-complex="'Wingdings 2'" style:font-family-generic-complex="system" style:font-pitch-complex="variable"/>
    </style:style>
    <style:style style:name="ListLabel_20_1160" style:display-name="ListLabel 1160" style:family="text">
      <style:text-properties style:text-underline-style="none" style:font-name-complex="OpenSymbol1" style:font-family-complex="OpenSymbol" style:font-family-generic-complex="system" style:font-pitch-complex="variable"/>
    </style:style>
    <style:style style:name="ListLabel_20_1161" style:display-name="ListLabel 1161" style:family="text">
      <style:text-properties style:text-underline-style="none" style:font-name-complex="Wingdings" style:font-family-complex="Wingdings" style:font-family-generic-complex="system" style:font-pitch-complex="variable"/>
    </style:style>
    <style:style style:name="ListLabel_20_1162" style:display-name="ListLabel 1162" style:family="text">
      <style:text-properties style:text-underline-style="none" style:font-name-complex="Wingdings 2" style:font-family-complex="'Wingdings 2'" style:font-family-generic-complex="system" style:font-pitch-complex="variable"/>
    </style:style>
    <style:style style:name="ListLabel_20_1163" style:display-name="ListLabel 1163" style:family="text">
      <style:text-properties style:text-underline-style="none" style:font-name-complex="OpenSymbol1" style:font-family-complex="OpenSymbol" style:font-family-generic-complex="system" style:font-pitch-complex="variable"/>
    </style:style>
    <style:style style:name="ListLabel_20_1236" style:display-name="ListLabel 1236" style:family="text">
      <style:text-properties style:text-underline-style="none" style:font-name-complex="Wingdings" style:font-family-complex="Wingdings" style:font-family-generic-complex="system" style:font-pitch-complex="variable"/>
    </style:style>
    <style:style style:name="ListLabel_20_1237" style:display-name="ListLabel 1237" style:family="text">
      <style:text-properties style:text-underline-style="none" style:font-name-complex="Wingdings 2" style:font-family-complex="'Wingdings 2'" style:font-family-generic-complex="system" style:font-pitch-complex="variable"/>
    </style:style>
    <style:style style:name="ListLabel_20_1238" style:display-name="ListLabel 1238" style:family="text">
      <style:text-properties style:text-underline-style="none" style:font-name-complex="OpenSymbol1" style:font-family-complex="OpenSymbol" style:font-family-generic-complex="system" style:font-pitch-complex="variable"/>
    </style:style>
    <style:style style:name="ListLabel_20_1239" style:display-name="ListLabel 1239" style:family="text">
      <style:text-properties style:text-underline-style="none" style:font-name-complex="Wingdings" style:font-family-complex="Wingdings" style:font-family-generic-complex="system" style:font-pitch-complex="variable"/>
    </style:style>
    <style:style style:name="ListLabel_20_1240" style:display-name="ListLabel 1240" style:family="text">
      <style:text-properties style:text-underline-style="none" style:font-name-complex="Wingdings 2" style:font-family-complex="'Wingdings 2'" style:font-family-generic-complex="system" style:font-pitch-complex="variable"/>
    </style:style>
    <style:style style:name="ListLabel_20_1241" style:display-name="ListLabel 1241" style:family="text">
      <style:text-properties style:text-underline-style="none" style:font-name-complex="OpenSymbol1" style:font-family-complex="OpenSymbol" style:font-family-generic-complex="system" style:font-pitch-complex="variable"/>
    </style:style>
    <style:style style:name="ListLabel_20_1242" style:display-name="ListLabel 1242" style:family="text">
      <style:text-properties style:text-underline-style="none" style:font-name-complex="Wingdings" style:font-family-complex="Wingdings" style:font-family-generic-complex="system" style:font-pitch-complex="variable"/>
    </style:style>
    <style:style style:name="ListLabel_20_1243" style:display-name="ListLabel 1243" style:family="text">
      <style:text-properties style:text-underline-style="none" style:font-name-complex="Wingdings 2" style:font-family-complex="'Wingdings 2'" style:font-family-generic-complex="system" style:font-pitch-complex="variable"/>
    </style:style>
    <style:style style:name="ListLabel_20_1244" style:display-name="ListLabel 1244" style:family="text">
      <style:text-properties style:text-underline-style="none" style:font-name-complex="OpenSymbol1" style:font-family-complex="OpenSymbol" style:font-family-generic-complex="system" style:font-pitch-complex="variable"/>
    </style:style>
    <style:style style:name="ListLabel_20_1200" style:display-name="ListLabel 1200" style:family="text">
      <style:text-properties style:font-name-complex="Arial1" style:font-family-complex="Arial" style:font-family-generic-complex="system" style:font-pitch-complex="variable"/>
    </style:style>
    <style:style style:name="ListLabel_20_1201" style:display-name="ListLabel 1201" style:family="text">
      <style:text-properties style:font-name-complex="Arial1" style:font-family-complex="Arial" style:font-family-generic-complex="system" style:font-pitch-complex="variable"/>
    </style:style>
    <style:style style:name="ListLabel_20_1202" style:display-name="ListLabel 1202" style:family="text">
      <style:text-properties style:font-name-complex="Arial1" style:font-family-complex="Arial" style:font-family-generic-complex="system" style:font-pitch-complex="variable"/>
    </style:style>
    <style:style style:name="ListLabel_20_1203" style:display-name="ListLabel 1203" style:family="text">
      <style:text-properties style:font-name-complex="Arial1" style:font-family-complex="Arial" style:font-family-generic-complex="system" style:font-pitch-complex="variable"/>
    </style:style>
    <style:style style:name="ListLabel_20_1204" style:display-name="ListLabel 1204" style:family="text">
      <style:text-properties style:font-name-complex="Arial1" style:font-family-complex="Arial" style:font-family-generic-complex="system" style:font-pitch-complex="variable"/>
    </style:style>
    <style:style style:name="ListLabel_20_1205" style:display-name="ListLabel 1205" style:family="text">
      <style:text-properties style:font-name-complex="Arial1" style:font-family-complex="Arial" style:font-family-generic-complex="system" style:font-pitch-complex="variable"/>
    </style:style>
    <style:style style:name="ListLabel_20_1206" style:display-name="ListLabel 1206" style:family="text">
      <style:text-properties style:font-name-complex="Arial1" style:font-family-complex="Arial" style:font-family-generic-complex="system" style:font-pitch-complex="variable"/>
    </style:style>
    <style:style style:name="ListLabel_20_1207" style:display-name="ListLabel 1207" style:family="text">
      <style:text-properties style:font-name-complex="Arial1" style:font-family-complex="Arial" style:font-family-generic-complex="system" style:font-pitch-complex="variable"/>
    </style:style>
    <style:style style:name="ListLabel_20_1208" style:display-name="ListLabel 1208" style:family="text">
      <style:text-properties style:font-name-complex="Arial1" style:font-family-complex="Arial" style:font-family-generic-complex="system" style:font-pitch-complex="variable"/>
    </style:style>
    <style:style style:name="ListLabel_20_1209" style:display-name="ListLabel 1209" style:family="text">
      <style:text-properties style:font-name-complex="Arial1" style:font-family-complex="Arial" style:font-family-generic-complex="system" style:font-pitch-complex="variable"/>
    </style:style>
    <style:style style:name="ListLabel_20_1210" style:display-name="ListLabel 1210" style:family="text">
      <style:text-properties style:font-name-complex="Arial1" style:font-family-complex="Arial" style:font-family-generic-complex="system" style:font-pitch-complex="variable"/>
    </style:style>
    <style:style style:name="ListLabel_20_1211" style:display-name="ListLabel 1211" style:family="text">
      <style:text-properties style:font-name-complex="Arial1" style:font-family-complex="Arial" style:font-family-generic-complex="system" style:font-pitch-complex="variable"/>
    </style:style>
    <style:style style:name="ListLabel_20_1212" style:display-name="ListLabel 1212" style:family="text">
      <style:text-properties style:font-name-complex="Arial1" style:font-family-complex="Arial" style:font-family-generic-complex="system" style:font-pitch-complex="variable"/>
    </style:style>
    <style:style style:name="ListLabel_20_1213" style:display-name="ListLabel 1213" style:family="text">
      <style:text-properties style:font-name-complex="Arial1" style:font-family-complex="Arial" style:font-family-generic-complex="system" style:font-pitch-complex="variable"/>
    </style:style>
    <style:style style:name="ListLabel_20_1214" style:display-name="ListLabel 1214" style:family="text">
      <style:text-properties style:font-name-complex="Arial1" style:font-family-complex="Arial" style:font-family-generic-complex="system" style:font-pitch-complex="variable"/>
    </style:style>
    <style:style style:name="ListLabel_20_1215" style:display-name="ListLabel 1215" style:family="text">
      <style:text-properties style:font-name-complex="Arial1" style:font-family-complex="Arial" style:font-family-generic-complex="system" style:font-pitch-complex="variable"/>
    </style:style>
    <style:style style:name="ListLabel_20_1216" style:display-name="ListLabel 1216" style:family="text">
      <style:text-properties style:font-name-complex="Arial1" style:font-family-complex="Arial" style:font-family-generic-complex="system" style:font-pitch-complex="variable"/>
    </style:style>
    <style:style style:name="ListLabel_20_1217" style:display-name="ListLabel 1217" style:family="text">
      <style:text-properties style:font-name-complex="Arial1" style:font-family-complex="Arial" style:font-family-generic-complex="system" style:font-pitch-complex="variable"/>
    </style:style>
    <style:style style:name="ListLabel_20_1128" style:display-name="ListLabel 1128" style:family="text">
      <style:text-properties style:font-name-complex="Arial1" style:font-family-complex="Arial" style:font-family-generic-complex="system" style:font-pitch-complex="variable"/>
    </style:style>
    <style:style style:name="ListLabel_20_1129" style:display-name="ListLabel 1129" style:family="text">
      <style:text-properties style:font-name-complex="Arial1" style:font-family-complex="Arial" style:font-family-generic-complex="system" style:font-pitch-complex="variable"/>
    </style:style>
    <style:style style:name="ListLabel_20_1130" style:display-name="ListLabel 1130" style:family="text">
      <style:text-properties style:font-name-complex="Arial1" style:font-family-complex="Arial" style:font-family-generic-complex="system" style:font-pitch-complex="variable"/>
    </style:style>
    <style:style style:name="ListLabel_20_1131" style:display-name="ListLabel 1131" style:family="text">
      <style:text-properties style:font-name-complex="Arial1" style:font-family-complex="Arial" style:font-family-generic-complex="system" style:font-pitch-complex="variable"/>
    </style:style>
    <style:style style:name="ListLabel_20_1132" style:display-name="ListLabel 1132" style:family="text">
      <style:text-properties style:font-name-complex="Arial1" style:font-family-complex="Arial" style:font-family-generic-complex="system" style:font-pitch-complex="variable"/>
    </style:style>
    <style:style style:name="ListLabel_20_1133" style:display-name="ListLabel 1133" style:family="text">
      <style:text-properties style:font-name-complex="Arial1" style:font-family-complex="Arial" style:font-family-generic-complex="system" style:font-pitch-complex="variable"/>
    </style:style>
    <style:style style:name="ListLabel_20_1134" style:display-name="ListLabel 1134" style:family="text">
      <style:text-properties style:font-name-complex="Arial1" style:font-family-complex="Arial" style:font-family-generic-complex="system" style:font-pitch-complex="variable"/>
    </style:style>
    <style:style style:name="ListLabel_20_1135" style:display-name="ListLabel 1135" style:family="text">
      <style:text-properties style:font-name-complex="Arial1" style:font-family-complex="Arial" style:font-family-generic-complex="system" style:font-pitch-complex="variable"/>
    </style:style>
    <style:style style:name="ListLabel_20_1136" style:display-name="ListLabel 1136" style:family="text">
      <style:text-properties style:font-name-complex="Arial1" style:font-family-complex="Arial" style:font-family-generic-complex="system" style:font-pitch-complex="variable"/>
    </style:style>
    <style:style style:name="ListLabel_20_1137" style:display-name="ListLabel 1137" style:family="text">
      <style:text-properties style:font-name-complex="Arial1" style:font-family-complex="Arial" style:font-family-generic-complex="system" style:font-pitch-complex="variable"/>
    </style:style>
    <style:style style:name="ListLabel_20_1138" style:display-name="ListLabel 1138" style:family="text">
      <style:text-properties style:font-name-complex="Arial1" style:font-family-complex="Arial" style:font-family-generic-complex="system" style:font-pitch-complex="variable"/>
    </style:style>
    <style:style style:name="ListLabel_20_1139" style:display-name="ListLabel 1139" style:family="text">
      <style:text-properties style:font-name-complex="Arial1" style:font-family-complex="Arial" style:font-family-generic-complex="system" style:font-pitch-complex="variable"/>
    </style:style>
    <style:style style:name="ListLabel_20_1140" style:display-name="ListLabel 1140" style:family="text">
      <style:text-properties style:font-name-complex="Arial1" style:font-family-complex="Arial" style:font-family-generic-complex="system" style:font-pitch-complex="variable"/>
    </style:style>
    <style:style style:name="ListLabel_20_1141" style:display-name="ListLabel 1141" style:family="text">
      <style:text-properties style:font-name-complex="Arial1" style:font-family-complex="Arial" style:font-family-generic-complex="system" style:font-pitch-complex="variable"/>
    </style:style>
    <style:style style:name="ListLabel_20_1142" style:display-name="ListLabel 1142" style:family="text">
      <style:text-properties style:font-name-complex="Arial1" style:font-family-complex="Arial" style:font-family-generic-complex="system" style:font-pitch-complex="variable"/>
    </style:style>
    <style:style style:name="ListLabel_20_1143" style:display-name="ListLabel 1143" style:family="text">
      <style:text-properties style:font-name-complex="Arial1" style:font-family-complex="Arial" style:font-family-generic-complex="system" style:font-pitch-complex="variable"/>
    </style:style>
    <style:style style:name="ListLabel_20_1144" style:display-name="ListLabel 1144" style:family="text">
      <style:text-properties style:font-name-complex="Arial1" style:font-family-complex="Arial" style:font-family-generic-complex="system" style:font-pitch-complex="variable"/>
    </style:style>
    <style:style style:name="ListLabel_20_1145" style:display-name="ListLabel 1145" style:family="text">
      <style:text-properties style:font-name-complex="Arial1" style:font-family-complex="Arial" style:font-family-generic-complex="system" style:font-pitch-complex="variable"/>
    </style:style>
    <style:style style:name="ListLabel_20_1146" style:display-name="ListLabel 1146" style:family="text">
      <style:text-properties style:font-name-complex="Arial1" style:font-family-complex="Arial" style:font-family-generic-complex="system" style:font-pitch-complex="variable"/>
    </style:style>
    <style:style style:name="ListLabel_20_1147" style:display-name="ListLabel 1147" style:family="text">
      <style:text-properties style:font-name-complex="Arial1" style:font-family-complex="Arial" style:font-family-generic-complex="system" style:font-pitch-complex="variable"/>
    </style:style>
    <style:style style:name="ListLabel_20_1148" style:display-name="ListLabel 1148" style:family="text">
      <style:text-properties style:font-name-complex="Arial1" style:font-family-complex="Arial" style:font-family-generic-complex="system" style:font-pitch-complex="variable"/>
    </style:style>
    <style:style style:name="ListLabel_20_1149" style:display-name="ListLabel 1149" style:family="text">
      <style:text-properties style:font-name-complex="Arial1" style:font-family-complex="Arial" style:font-family-generic-complex="system" style:font-pitch-complex="variable"/>
    </style:style>
    <style:style style:name="ListLabel_20_1150" style:display-name="ListLabel 1150" style:family="text">
      <style:text-properties style:font-name-complex="Arial1" style:font-family-complex="Arial" style:font-family-generic-complex="system" style:font-pitch-complex="variable"/>
    </style:style>
    <style:style style:name="ListLabel_20_1151" style:display-name="ListLabel 1151" style:family="text">
      <style:text-properties style:font-name-complex="Arial1" style:font-family-complex="Arial" style:font-family-generic-complex="system" style:font-pitch-complex="variable"/>
    </style:style>
    <style:style style:name="ListLabel_20_1152" style:display-name="ListLabel 1152" style:family="text">
      <style:text-properties style:font-name-complex="Arial1" style:font-family-complex="Arial" style:font-family-generic-complex="system" style:font-pitch-complex="variable"/>
    </style:style>
    <style:style style:name="ListLabel_20_1153" style:display-name="ListLabel 1153" style:family="text">
      <style:text-properties style:font-name-complex="Arial1" style:font-family-complex="Arial" style:font-family-generic-complex="system" style:font-pitch-complex="variable"/>
    </style:style>
    <style:style style:name="ListLabel_20_1154" style:display-name="ListLabel 1154" style:family="text">
      <style:text-properties style:font-name-complex="Arial1"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2">
      <text:list-level-style-bullet text:level="1" text:style-name="ListLabel_20_110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02"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103"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104"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105"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106"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107"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108"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109"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110"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11"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112"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113"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114"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115"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116"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117"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118"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19"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20"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121"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122"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123"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124"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125"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126"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127"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01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12"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013"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014"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015"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016"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017"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018"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019"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20"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21"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022"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023"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024"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025"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026"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027"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028"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29"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30"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031"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032"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033"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034"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035"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036"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037"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3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39"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040"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041"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042"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043"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044"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045"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046"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5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57"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058"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059"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060"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061"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062"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063"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064"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074"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75"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076"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077"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078"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079"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080"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081"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082"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4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48"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049"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050"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051"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052"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053"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054"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055"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065"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66"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067"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068"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069"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070"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071"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072"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073"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083"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84"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085"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086"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087"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088"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089"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090"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091"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92"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93"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094"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095"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096"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097"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098"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099"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100"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4" style:num-suffix="." style:num-format="1">
        <style:list-level-properties text:list-level-position-and-space-mode="label-alignment">
          <style:list-level-label-alignment text:label-followed-by="listtab" fo:text-indent="1in" fo:margin-left="1.25in"/>
        </style:list-level-properties>
      </text:list-level-style-number>
      <text:list-level-style-number text:level="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1.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8" style:num-suffix="." style:num-format="1">
        <style:list-level-properties text:list-level-position-and-space-mode="label-alignment">
          <style:list-level-label-alignment text:label-followed-by="listtab" fo:text-indent="2in" fo:margin-left="2.25in"/>
        </style:list-level-properties>
      </text:list-level-style-number>
      <text:list-level-style-number text:level="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2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19"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220"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221"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222"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223"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224"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225"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226"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2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28"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229"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230"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231"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232"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233"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234"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235"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4" style:num-suffix="." style:num-format="1">
        <style:list-level-properties text:list-level-position-and-space-mode="label-alignment">
          <style:list-level-label-alignment text:label-followed-by="listtab" fo:text-indent="1in" fo:margin-left="1.25in"/>
        </style:list-level-properties>
      </text:list-level-style-number>
      <text:list-level-style-number text:level="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1.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8" style:num-suffix="." style:num-format="1">
        <style:list-level-properties text:list-level-position-and-space-mode="label-alignment">
          <style:list-level-label-alignment text:label-followed-by="listtab" fo:text-indent="2in" fo:margin-left="2.25in"/>
        </style:list-level-properties>
      </text:list-level-style-number>
      <text:list-level-style-number text:level="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4" style:num-suffix="." style:num-format="1">
        <style:list-level-properties text:list-level-position-and-space-mode="label-alignment">
          <style:list-level-label-alignment text:label-followed-by="listtab" fo:text-indent="1in" fo:margin-left="1.25in"/>
        </style:list-level-properties>
      </text:list-level-style-number>
      <text:list-level-style-number text:level="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1.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8" style:num-suffix="." style:num-format="1">
        <style:list-level-properties text:list-level-position-and-space-mode="label-alignment">
          <style:list-level-label-alignment text:label-followed-by="listtab" fo:text-indent="2in" fo:margin-left="2.25in"/>
        </style:list-level-properties>
      </text:list-level-style-number>
      <text:list-level-style-number text:level="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245"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46"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247"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248"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249"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250"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251"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252"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253"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164"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65"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166"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167"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168"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169"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170"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171"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172"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173"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74"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175"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176"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177"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178"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179"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180"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181"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182"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83"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184"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185"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186"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187"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188"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189"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190"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19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92"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193"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194"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195"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196"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197"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198"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199"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254"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55" style:num-suffix="" text:bullet-char="">
        <style:list-level-properties text:list-level-position-and-space-mode="label-alignment">
          <style:list-level-label-alignment text:label-followed-by="listtab" fo:text-indent="0.75in" fo:margin-left="1in"/>
        </style:list-level-properties>
        <style:text-properties fo:font-family="'Wingdings 2'" style:font-charset="x-symbol"/>
      </text:list-level-style-bullet>
      <text:list-level-style-bullet text:level="3" text:style-name="ListLabel_20_1256" style:num-suffix="■" text:bullet-char="■">
        <style:list-level-properties text:list-level-position-and-space-mode="label-alignment">
          <style:list-level-label-alignment text:label-followed-by="listtab" fo:text-indent="1.25in" fo:margin-left="1.5in"/>
        </style:list-level-properties>
        <style:text-properties fo:font-family="OpenSymbol" style:font-style-name="Regular" style:font-pitch="variable" style:font-charset="x-symbol"/>
      </text:list-level-style-bullet>
      <text:list-level-style-bullet text:level="4" text:style-name="ListLabel_20_1257" style:num-suffix="" text:bullet-char="">
        <style:list-level-properties text:list-level-position-and-space-mode="label-alignment">
          <style:list-level-label-alignment text:label-followed-by="listtab" fo:text-indent="1.75in" fo:margin-left="2in"/>
        </style:list-level-properties>
        <style:text-properties fo:font-family="Wingdings" style:font-charset="x-symbol"/>
      </text:list-level-style-bullet>
      <text:list-level-style-bullet text:level="5" text:style-name="ListLabel_20_1258" style:num-suffix="" text:bullet-char="">
        <style:list-level-properties text:list-level-position-and-space-mode="label-alignment">
          <style:list-level-label-alignment text:label-followed-by="listtab" fo:text-indent="2.25in" fo:margin-left="2.5in"/>
        </style:list-level-properties>
        <style:text-properties fo:font-family="'Wingdings 2'" style:font-charset="x-symbol"/>
      </text:list-level-style-bullet>
      <text:list-level-style-bullet text:level="6" text:style-name="ListLabel_20_1259" style:num-suffix="■" text:bullet-char="■">
        <style:list-level-properties text:list-level-position-and-space-mode="label-alignment">
          <style:list-level-label-alignment text:label-followed-by="listtab" fo:text-indent="2.75in" fo:margin-left="3in"/>
        </style:list-level-properties>
        <style:text-properties fo:font-family="OpenSymbol" style:font-style-name="Regular" style:font-pitch="variable" style:font-charset="x-symbol"/>
      </text:list-level-style-bullet>
      <text:list-level-style-bullet text:level="7" text:style-name="ListLabel_20_1260" style:num-suffix="" text:bullet-char="">
        <style:list-level-properties text:list-level-position-and-space-mode="label-alignment">
          <style:list-level-label-alignment text:label-followed-by="listtab" fo:text-indent="3.25in" fo:margin-left="3.5in"/>
        </style:list-level-properties>
        <style:text-properties fo:font-family="Wingdings" style:font-charset="x-symbol"/>
      </text:list-level-style-bullet>
      <text:list-level-style-bullet text:level="8" text:style-name="ListLabel_20_1261" style:num-suffix="" text:bullet-char="">
        <style:list-level-properties text:list-level-position-and-space-mode="label-alignment">
          <style:list-level-label-alignment text:label-followed-by="listtab" fo:text-indent="3.75in" fo:margin-left="4in"/>
        </style:list-level-properties>
        <style:text-properties fo:font-family="'Wingdings 2'" style:font-charset="x-symbol"/>
      </text:list-level-style-bullet>
      <text:list-level-style-bullet text:level="9" text:style-name="ListLabel_20_1262" style:num-suffix="■" text:bullet-char="■">
        <style:list-level-properties text:list-level-position-and-space-mode="label-alignment">
          <style:list-level-label-alignment text:label-followed-by="listtab" fo:text-indent="4.25in" fo:margin-left="4.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155"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56" style:num-suffix="" text:bullet-char="">
        <style:list-level-properties text:list-level-position-and-space-mode="label-alignment">
          <style:list-level-label-alignment text:label-followed-by="listtab" fo:text-indent="0.75in" fo:margin-left="1in"/>
        </style:list-level-properties>
        <style:text-properties fo:font-family="'Wingdings 2'" style:font-charset="x-symbol"/>
      </text:list-level-style-bullet>
      <text:list-level-style-bullet text:level="3" text:style-name="ListLabel_20_1157" style:num-suffix="■" text:bullet-char="■">
        <style:list-level-properties text:list-level-position-and-space-mode="label-alignment">
          <style:list-level-label-alignment text:label-followed-by="listtab" fo:text-indent="1.25in" fo:margin-left="1.5in"/>
        </style:list-level-properties>
        <style:text-properties fo:font-family="OpenSymbol" style:font-style-name="Regular" style:font-pitch="variable" style:font-charset="x-symbol"/>
      </text:list-level-style-bullet>
      <text:list-level-style-bullet text:level="4" text:style-name="ListLabel_20_1158" style:num-suffix="" text:bullet-char="">
        <style:list-level-properties text:list-level-position-and-space-mode="label-alignment">
          <style:list-level-label-alignment text:label-followed-by="listtab" fo:text-indent="1.75in" fo:margin-left="2in"/>
        </style:list-level-properties>
        <style:text-properties fo:font-family="Wingdings" style:font-charset="x-symbol"/>
      </text:list-level-style-bullet>
      <text:list-level-style-bullet text:level="5" text:style-name="ListLabel_20_1159" style:num-suffix="" text:bullet-char="">
        <style:list-level-properties text:list-level-position-and-space-mode="label-alignment">
          <style:list-level-label-alignment text:label-followed-by="listtab" fo:text-indent="2.25in" fo:margin-left="2.5in"/>
        </style:list-level-properties>
        <style:text-properties fo:font-family="'Wingdings 2'" style:font-charset="x-symbol"/>
      </text:list-level-style-bullet>
      <text:list-level-style-bullet text:level="6" text:style-name="ListLabel_20_1160" style:num-suffix="■" text:bullet-char="■">
        <style:list-level-properties text:list-level-position-and-space-mode="label-alignment">
          <style:list-level-label-alignment text:label-followed-by="listtab" fo:text-indent="2.75in" fo:margin-left="3in"/>
        </style:list-level-properties>
        <style:text-properties fo:font-family="OpenSymbol" style:font-style-name="Regular" style:font-pitch="variable" style:font-charset="x-symbol"/>
      </text:list-level-style-bullet>
      <text:list-level-style-bullet text:level="7" text:style-name="ListLabel_20_1161" style:num-suffix="" text:bullet-char="">
        <style:list-level-properties text:list-level-position-and-space-mode="label-alignment">
          <style:list-level-label-alignment text:label-followed-by="listtab" fo:text-indent="3.25in" fo:margin-left="3.5in"/>
        </style:list-level-properties>
        <style:text-properties fo:font-family="Wingdings" style:font-charset="x-symbol"/>
      </text:list-level-style-bullet>
      <text:list-level-style-bullet text:level="8" text:style-name="ListLabel_20_1162" style:num-suffix="" text:bullet-char="">
        <style:list-level-properties text:list-level-position-and-space-mode="label-alignment">
          <style:list-level-label-alignment text:label-followed-by="listtab" fo:text-indent="3.75in" fo:margin-left="4in"/>
        </style:list-level-properties>
        <style:text-properties fo:font-family="'Wingdings 2'" style:font-charset="x-symbol"/>
      </text:list-level-style-bullet>
      <text:list-level-style-bullet text:level="9" text:style-name="ListLabel_20_1163" style:num-suffix="■" text:bullet-char="■">
        <style:list-level-properties text:list-level-position-and-space-mode="label-alignment">
          <style:list-level-label-alignment text:label-followed-by="listtab" fo:text-indent="4.25in" fo:margin-left="4.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2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37" style:num-suffix="" text:bullet-char="">
        <style:list-level-properties text:list-level-position-and-space-mode="label-alignment">
          <style:list-level-label-alignment text:label-followed-by="listtab" fo:text-indent="0.75in" fo:margin-left="1in"/>
        </style:list-level-properties>
        <style:text-properties fo:font-family="'Wingdings 2'" style:font-charset="x-symbol"/>
      </text:list-level-style-bullet>
      <text:list-level-style-bullet text:level="3" text:style-name="ListLabel_20_1238" style:num-suffix="■" text:bullet-char="■">
        <style:list-level-properties text:list-level-position-and-space-mode="label-alignment">
          <style:list-level-label-alignment text:label-followed-by="listtab" fo:text-indent="1.25in" fo:margin-left="1.5in"/>
        </style:list-level-properties>
        <style:text-properties fo:font-family="OpenSymbol" style:font-style-name="Regular" style:font-pitch="variable" style:font-charset="x-symbol"/>
      </text:list-level-style-bullet>
      <text:list-level-style-bullet text:level="4" text:style-name="ListLabel_20_1239" style:num-suffix="" text:bullet-char="">
        <style:list-level-properties text:list-level-position-and-space-mode="label-alignment">
          <style:list-level-label-alignment text:label-followed-by="listtab" fo:text-indent="1.75in" fo:margin-left="2in"/>
        </style:list-level-properties>
        <style:text-properties fo:font-family="Wingdings" style:font-charset="x-symbol"/>
      </text:list-level-style-bullet>
      <text:list-level-style-bullet text:level="5" text:style-name="ListLabel_20_1240" style:num-suffix="" text:bullet-char="">
        <style:list-level-properties text:list-level-position-and-space-mode="label-alignment">
          <style:list-level-label-alignment text:label-followed-by="listtab" fo:text-indent="2.25in" fo:margin-left="2.5in"/>
        </style:list-level-properties>
        <style:text-properties fo:font-family="'Wingdings 2'" style:font-charset="x-symbol"/>
      </text:list-level-style-bullet>
      <text:list-level-style-bullet text:level="6" text:style-name="ListLabel_20_1241" style:num-suffix="■" text:bullet-char="■">
        <style:list-level-properties text:list-level-position-and-space-mode="label-alignment">
          <style:list-level-label-alignment text:label-followed-by="listtab" fo:text-indent="2.75in" fo:margin-left="3in"/>
        </style:list-level-properties>
        <style:text-properties fo:font-family="OpenSymbol" style:font-style-name="Regular" style:font-pitch="variable" style:font-charset="x-symbol"/>
      </text:list-level-style-bullet>
      <text:list-level-style-bullet text:level="7" text:style-name="ListLabel_20_1242" style:num-suffix="" text:bullet-char="">
        <style:list-level-properties text:list-level-position-and-space-mode="label-alignment">
          <style:list-level-label-alignment text:label-followed-by="listtab" fo:text-indent="3.25in" fo:margin-left="3.5in"/>
        </style:list-level-properties>
        <style:text-properties fo:font-family="Wingdings" style:font-charset="x-symbol"/>
      </text:list-level-style-bullet>
      <text:list-level-style-bullet text:level="8" text:style-name="ListLabel_20_1243" style:num-suffix="" text:bullet-char="">
        <style:list-level-properties text:list-level-position-and-space-mode="label-alignment">
          <style:list-level-label-alignment text:label-followed-by="listtab" fo:text-indent="3.75in" fo:margin-left="4in"/>
        </style:list-level-properties>
        <style:text-properties fo:font-family="'Wingdings 2'" style:font-charset="x-symbol"/>
      </text:list-level-style-bullet>
      <text:list-level-style-bullet text:level="9" text:style-name="ListLabel_20_1244" style:num-suffix="■" text:bullet-char="■">
        <style:list-level-properties text:list-level-position-and-space-mode="label-alignment">
          <style:list-level-label-alignment text:label-followed-by="listtab" fo:text-indent="4.25in" fo:margin-left="4.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00"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01"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202"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203"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204"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205"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206"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207"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208"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209"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10"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211"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212"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213"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214"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215"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216"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217"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2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29"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130"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131"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132"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133"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134"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135"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136"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3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38"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139"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140"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141"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142"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143"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144"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145"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14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47" style:num-suffix="◦" text:bullet-char="◦">
        <style:list-level-properties text:list-level-position-and-space-mode="label-alignment">
          <style:list-level-label-alignment text:label-followed-by="listtab" fo:text-indent="0.5in" fo:margin-left="0.75in"/>
        </style:list-level-properties>
        <style:text-properties fo:font-family="Arial"/>
      </text:list-level-style-bullet>
      <text:list-level-style-bullet text:level="3" text:style-name="ListLabel_20_1148"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4" text:style-name="ListLabel_20_1149" style:num-suffix="●" text:bullet-char="●">
        <style:list-level-properties text:list-level-position-and-space-mode="label-alignment">
          <style:list-level-label-alignment text:label-followed-by="listtab" fo:text-indent="1in" fo:margin-left="1.25in"/>
        </style:list-level-properties>
        <style:text-properties fo:font-family="Arial"/>
      </text:list-level-style-bullet>
      <text:list-level-style-bullet text:level="5" text:style-name="ListLabel_20_1150"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6" text:style-name="ListLabel_20_1151" style:num-suffix="▪" text:bullet-char="▪">
        <style:list-level-properties text:list-level-position-and-space-mode="label-alignment">
          <style:list-level-label-alignment text:label-followed-by="listtab" fo:text-indent="1.5in" fo:margin-left="1.75in"/>
        </style:list-level-properties>
        <style:text-properties fo:font-family="Arial"/>
      </text:list-level-style-bullet>
      <text:list-level-style-bullet text:level="7" text:style-name="ListLabel_20_1152"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8" text:style-name="ListLabel_20_1153" style:num-suffix="◦" text:bullet-char="◦">
        <style:list-level-properties text:list-level-position-and-space-mode="label-alignment">
          <style:list-level-label-alignment text:label-followed-by="listtab" fo:text-indent="2in" fo:margin-left="2.25in"/>
        </style:list-level-properties>
        <style:text-properties fo:font-family="Arial"/>
      </text:list-level-style-bullet>
      <text:list-level-style-bullet text:level="9" text:style-name="ListLabel_20_1154"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in" loext:contextual-spacing="false" fo:line-height="100%" fo:text-align="end" style:justify-single-word="false"/>
      <style:text-properties style:font-name="Liberation Sans Narrow" fo:font-size="10pt" officeooo:rsid="0006e8e6" officeooo:paragraph-rsid="000b0b7a" style:font-size-asian="10pt" style:font-size-complex="10pt"/>
    </style:style>
    <style:style style:name="MT1" style:family="text">
      <style:text-properties fo:language="es" fo:country="ES"/>
    </style:style>
    <style:page-layout style:name="Mpm1">
      <style:page-layout-properties fo:page-width="8.2681in" fo:page-height="11.6929in" style:num-format="1" style:print-orientation="portrait" fo:margin-top="0.7in" fo:margin-bottom="0.9in" fo:margin-left="0.9in" fo:margin-right="0.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Rev UN Med 2017 6(1): 175-24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cides Chaux</meta:initial-creator>
    <meta:creation-date>2017-12-10T21:11:26.985484029</meta:creation-date>
    <dc:date>2017-12-11T10:10:58.589106244</dc:date>
    <dc:creator>Alcides Chaux</dc:creator>
    <meta:editing-duration>PT12H38M56S</meta:editing-duration>
    <meta:editing-cycles>20</meta:editing-cycles>
    <meta:generator>LibreOffice/5.4.2.2$Linux_X86_64 LibreOffice_project/40m0$Build-2</meta:generator>
    <meta:document-statistic meta:table-count="0" meta:image-count="0" meta:object-count="0" meta:page-count="17" meta:paragraph-count="347" meta:word-count="12240" meta:character-count="76618" meta:non-whitespace-character-count="64722"/>
  </office:meta>
</office:document-meta>
</file>